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Object 45/settings.xml" manifest:media-type="text/xml"/>
  <manifest:file-entry manifest:full-path="Object 45/content.xml" manifest:media-type="text/xml"/>
  <manifest:file-entry manifest:full-path="Object 45/" manifest:version="1.4" manifest:media-type="application/vnd.oasis.opendocument.formula"/>
  <manifest:file-entry manifest:full-path="Object 42/settings.xml" manifest:media-type="text/xml"/>
  <manifest:file-entry manifest:full-path="Object 42/content.xml" manifest:media-type="text/xml"/>
  <manifest:file-entry manifest:full-path="Object 42/" manifest:version="1.4" manifest:media-type="application/vnd.oasis.opendocument.formula"/>
  <manifest:file-entry manifest:full-path="Object 41/content.xml" manifest:media-type="text/xml"/>
  <manifest:file-entry manifest:full-path="Object 41/settings.xml" manifest:media-type="text/xml"/>
  <manifest:file-entry manifest:full-path="Object 41/" manifest:version="1.4" manifest:media-type="application/vnd.oasis.opendocument.formula"/>
  <manifest:file-entry manifest:full-path="Object 40/settings.xml" manifest:media-type="text/xml"/>
  <manifest:file-entry manifest:full-path="Object 40/content.xml" manifest:media-type="text/xml"/>
  <manifest:file-entry manifest:full-path="Object 40/" manifest:version="1.4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" manifest:version="1.4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" manifest:version="1.4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60/settings.xml" manifest:media-type="text/xml"/>
  <manifest:file-entry manifest:full-path="Object 60/content.xml" manifest:media-type="text/xml"/>
  <manifest:file-entry manifest:full-path="Object 60/" manifest:version="1.3" manifest:media-type="application/vnd.oasis.opendocument.formula"/>
  <manifest:file-entry manifest:full-path="Object 43/content.xml" manifest:media-type="text/xml"/>
  <manifest:file-entry manifest:full-path="Object 43/settings.xml" manifest:media-type="text/xml"/>
  <manifest:file-entry manifest:full-path="Object 43/" manifest:version="1.4" manifest:media-type="application/vnd.oasis.opendocument.formula"/>
  <manifest:file-entry manifest:full-path="content.xml" manifest:media-type="text/xml"/>
  <manifest:file-entry manifest:full-path="Object 35/content.xml" manifest:media-type="text/xml"/>
  <manifest:file-entry manifest:full-path="Object 35/settings.xml" manifest:media-type="text/xml"/>
  <manifest:file-entry manifest:full-path="Object 35/" manifest:version="1.4" manifest:media-type="application/vnd.oasis.opendocument.formula"/>
  <manifest:file-entry manifest:full-path="Object 69/settings.xml" manifest:media-type="text/xml"/>
  <manifest:file-entry manifest:full-path="Object 69/content.xml" manifest:media-type="text/xml"/>
  <manifest:file-entry manifest:full-path="Object 69/" manifest:version="1.3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 62/settings.xml" manifest:media-type="text/xml"/>
  <manifest:file-entry manifest:full-path="Object 62/content.xml" manifest:media-type="text/xml"/>
  <manifest:file-entry manifest:full-path="Object 62/" manifest:version="1.3" manifest:media-type="application/vnd.oasis.opendocument.formula"/>
  <manifest:file-entry manifest:full-path="Object 46/content.xml" manifest:media-type="text/xml"/>
  <manifest:file-entry manifest:full-path="Object 46/settings.xml" manifest:media-type="text/xml"/>
  <manifest:file-entry manifest:full-path="Object 46/" manifest:version="1.4" manifest:media-type="application/vnd.oasis.opendocument.formula"/>
  <manifest:file-entry manifest:full-path="Object 64/settings.xml" manifest:media-type="text/xml"/>
  <manifest:file-entry manifest:full-path="Object 64/content.xml" manifest:media-type="text/xml"/>
  <manifest:file-entry manifest:full-path="Object 64/" manifest:version="1.3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4" manifest:media-type="application/vnd.oasis.opendocument.formula"/>
  <manifest:file-entry manifest:full-path="Object 50/meta.xml" manifest:media-type="text/xml"/>
  <manifest:file-entry manifest:full-path="Object 50/styles.xml" manifest:media-type="text/xml"/>
  <manifest:file-entry manifest:full-path="Object 50/content.xml" manifest:media-type="text/xml"/>
  <manifest:file-entry manifest:full-path="Object 50/" manifest:media-type="application/vnd.oasis.opendocument.chart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66/Configurations2/" manifest:media-type="application/vnd.sun.xml.ui.configuration"/>
  <manifest:file-entry manifest:full-path="Object 66/content.xml" manifest:media-type="text/xml"/>
  <manifest:file-entry manifest:full-path="Object 66/settings.xml" manifest:media-type="text/xml"/>
  <manifest:file-entry manifest:full-path="Object 66/" manifest:version="1.4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Replacements/Object 50" manifest:media-type="application/x-openoffice-gdimetafile;windows_formatname=&quot;GDIMetaFile&quot;"/>
  <manifest:file-entry manifest:full-path="ObjectReplacements/Object 45" manifest:media-type=""/>
  <manifest:file-entry manifest:full-path="ObjectReplacements/Object 43" manifest:media-type=""/>
  <manifest:file-entry manifest:full-path="ObjectReplacements/Object 52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46" manifest:media-type=""/>
  <manifest:file-entry manifest:full-path="ObjectReplacements/Object 64" manifest:media-type="application/x-openoffice-gdimetafile;windows_formatname=&quot;GDIMetaFile&quot;"/>
  <manifest:file-entry manifest:full-path="ObjectReplacements/Object 35" manifest:media-type=""/>
  <manifest:file-entry manifest:full-path="ObjectReplacements/Object 69" manifest:media-type="application/x-openoffice-gdimetafile;windows_formatname=&quot;GDIMetaFile&quot;"/>
  <manifest:file-entry manifest:full-path="ObjectReplacements/Object 39" manifest:media-type=""/>
  <manifest:file-entry manifest:full-path="ObjectReplacements/Object 25" manifest:media-type=""/>
  <manifest:file-entry manifest:full-path="ObjectReplacements/Object 42" manifest:media-type=""/>
  <manifest:file-entry manifest:full-path="ObjectReplacements/Object 66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38" manifest:media-type=""/>
  <manifest:file-entry manifest:full-path="ObjectReplacements/Object 65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6" manifest:media-type=""/>
  <manifest:file-entry manifest:full-path="ObjectReplacements/Object 14" manifest:media-type="application/x-openoffice-gdimetafile;windows_formatname=&quot;GDIMetaFile&quot;"/>
  <manifest:file-entry manifest:full-path="ObjectReplacements/Object 41" manifest:media-type=""/>
  <manifest:file-entry manifest:full-path="ObjectReplacements/Object 21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8" manifest:media-type=""/>
  <manifest:file-entry manifest:full-path="ObjectReplacements/Object 1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44" manifest:media-type=""/>
  <manifest:file-entry manifest:full-path="ObjectReplacements/Object 8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6" manifest:media-type=""/>
  <manifest:file-entry manifest:full-path="ObjectReplacements/Object 24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" manifest:media-type=""/>
  <manifest:file-entry manifest:full-path="ObjectReplacements/Object 49" manifest:media-type=""/>
  <manifest:file-entry manifest:full-path="ObjectReplacements/Object 30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6" manifest:media-type=""/>
  <manifest:file-entry manifest:full-path="ObjectReplacements/Object 68" manifest:media-type="application/x-openoffice-gdimetafile;windows_formatname=&quot;GDIMetaFile&quot;"/>
  <manifest:file-entry manifest:full-path="ObjectReplacements/Object 48" manifest:media-type=""/>
  <manifest:file-entry manifest:full-path="ObjectReplacements/Object 2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40" manifest:media-type=""/>
  <manifest:file-entry manifest:full-path="ObjectReplacements/Object 20" manifest:media-type="application/x-openoffice-gdimetafile;windows_formatname=&quot;GDIMetaFile&quot;"/>
  <manifest:file-entry manifest:full-path="ObjectReplacements/Object 23" manifest:media-type=""/>
  <manifest:file-entry manifest:full-path="ObjectReplacements/Object 4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47" manifest:media-type=""/>
  <manifest:file-entry manifest:full-path="ObjectReplacements/Object 11" manifest:media-type=""/>
  <manifest:file-entry manifest:full-path="ObjectReplacements/Object 55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7" manifest:media-type=""/>
  <manifest:file-entry manifest:full-path="ObjectReplacements/Object 62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 37/settings.xml" manifest:media-type="text/xml"/>
  <manifest:file-entry manifest:full-path="Object 37/content.xml" manifest:media-type="text/xml"/>
  <manifest:file-entry manifest:full-path="Object 37/" manifest:version="1.4" manifest:media-type="application/vnd.oasis.opendocument.formula"/>
  <manifest:file-entry manifest:full-path="settings.xml" manifest:media-type="text/xml"/>
  <manifest:file-entry manifest:full-path="Object 39/settings.xml" manifest:media-type="text/xml"/>
  <manifest:file-entry manifest:full-path="Object 39/content.xml" manifest:media-type="text/xml"/>
  <manifest:file-entry manifest:full-path="Object 39/" manifest:version="1.4" manifest:media-type="application/vnd.oasis.opendocument.formula"/>
  <manifest:file-entry manifest:full-path="Thumbnails/thumbnail.png" manifest:media-type="image/png"/>
  <manifest:file-entry manifest:full-path="meta.xml" manifest:media-type="text/xml"/>
  <manifest:file-entry manifest:full-path="Object 36/settings.xml" manifest:media-type="text/xml"/>
  <manifest:file-entry manifest:full-path="Object 36/content.xml" manifest:media-type="text/xml"/>
  <manifest:file-entry manifest:full-path="Object 36/" manifest:version="1.4" manifest:media-type="application/vnd.oasis.opendocument.formula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3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styles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61/content.xml" manifest:media-type="text/xml"/>
  <manifest:file-entry manifest:full-path="Object 61/settings.xml" manifest:media-type="text/xml"/>
  <manifest:file-entry manifest:full-path="Object 61/" manifest:version="1.3" manifest:media-type="application/vnd.oasis.opendocument.formula"/>
  <manifest:file-entry manifest:full-path="Object 65/Configurations2/" manifest:media-type="application/vnd.sun.xml.ui.configuration"/>
  <manifest:file-entry manifest:full-path="Object 65/content.xml" manifest:media-type="text/xml"/>
  <manifest:file-entry manifest:full-path="Object 65/settings.xml" manifest:media-type="text/xml"/>
  <manifest:file-entry manifest:full-path="Object 65/" manifest:version="1.4" manifest:media-type="application/vnd.oasis.opendocument.formula"/>
  <manifest:file-entry manifest:full-path="manifest.rdf" manifest:media-type="application/rdf+xml"/>
  <manifest:file-entry manifest:full-path="Object 16/settings.xml" manifest:media-type="text/xml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" manifest:version="1.3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53/content.xml" manifest:media-type="text/xml"/>
  <manifest:file-entry manifest:full-path="Object 53/settings.xml" manifest:media-type="text/xml"/>
  <manifest:file-entry manifest:full-path="Object 53/" manifest:version="1.4" manifest:media-type="application/vnd.oasis.opendocument.formula"/>
  <manifest:file-entry manifest:full-path="Object 63/content.xml" manifest:media-type="text/xml"/>
  <manifest:file-entry manifest:full-path="Object 63/settings.xml" manifest:media-type="text/xml"/>
  <manifest:file-entry manifest:full-path="Object 63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3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54/content.xml" manifest:media-type="text/xml"/>
  <manifest:file-entry manifest:full-path="Object 54/settings.xml" manifest:media-type="text/xml"/>
  <manifest:file-entry manifest:full-path="Object 54/" manifest:version="1.4" manifest:media-type="application/vnd.oasis.opendocument.formula"/>
  <manifest:file-entry manifest:full-path="Object 52/content.xml" manifest:media-type="text/xml"/>
  <manifest:file-entry manifest:full-path="Object 52/settings.xml" manifest:media-type="text/xml"/>
  <manifest:file-entry manifest:full-path="Object 52/" manifest:version="1.4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67/Configurations2/" manifest:media-type="application/vnd.sun.xml.ui.configuration"/>
  <manifest:file-entry manifest:full-path="Object 67/content.xml" manifest:media-type="text/xml"/>
  <manifest:file-entry manifest:full-path="Object 67/settings.xml" manifest:media-type="text/xml"/>
  <manifest:file-entry manifest:full-path="Object 67/" manifest:version="1.4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" manifest:version="1.4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51/settings.xml" manifest:media-type="text/xml"/>
  <manifest:file-entry manifest:full-path="Object 51/content.xml" manifest:media-type="text/xml"/>
  <manifest:file-entry manifest:full-path="Object 51/Configurations2/" manifest:media-type="application/vnd.sun.xml.ui.configuration"/>
  <manifest:file-entry manifest:full-path="Object 51/" manifest:version="1.3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3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68/Configurations2/" manifest:media-type="application/vnd.sun.xml.ui.configuration"/>
  <manifest:file-entry manifest:full-path="Object 68/content.xml" manifest:media-type="text/xml"/>
  <manifest:file-entry manifest:full-path="Object 68/settings.xml" manifest:media-type="text/xml"/>
  <manifest:file-entry manifest:full-path="Object 68/" manifest:version="1.4" manifest:media-type="application/vnd.oasis.opendocument.formula"/>
  <manifest:file-entry manifest:full-path="Object 48/content.xml" manifest:media-type="text/xml"/>
  <manifest:file-entry manifest:full-path="Object 48/settings.xml" manifest:media-type="text/xml"/>
  <manifest:file-entry manifest:full-path="Object 48/" manifest:version="1.4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47/settings.xml" manifest:media-type="text/xml"/>
  <manifest:file-entry manifest:full-path="Object 47/content.xml" manifest:media-type="text/xml"/>
  <manifest:file-entry manifest:full-path="Object 47/" manifest:version="1.4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55/content.xml" manifest:media-type="text/xml"/>
  <manifest:file-entry manifest:full-path="Object 55/settings.xml" manifest:media-type="text/xml"/>
  <manifest:file-entry manifest:full-path="Object 55/" manifest:version="1.4" manifest:media-type="application/vnd.oasis.opendocument.formula"/>
  <manifest:file-entry manifest:full-path="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4" manifest:media-type="application/vnd.oasis.opendocument.formula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roman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Таблица1" style:family="table">
      <style:table-properties style:width="6.925in" table:align="margins"/>
    </style:style>
    <style:style style:name="Таблица1.A" style:family="table-column">
      <style:table-column-properties style:column-width="0.9889in" style:rel-column-width="9361*"/>
    </style:style>
    <style:style style:name="Таблица1.E" style:family="table-column">
      <style:table-column-properties style:column-width="0.9896in" style:rel-column-width="9363*"/>
    </style:style>
    <style:style style:name="Таблица1.G" style:family="table-column">
      <style:table-column-properties style:column-width="0.9896in" style:rel-column-width="9365*"/>
    </style:style>
    <style:style style:name="Таблица1.A1" style:family="table-cell">
      <style:table-cell-properties fo:padding="0in" fo:border="none" style:writing-mode="page"/>
    </style:style>
    <style:style style:name="Таблица2" style:family="table">
      <style:table-properties style:width="6.925in" table:align="margins"/>
    </style:style>
    <style:style style:name="Таблица2.A" style:family="table-column">
      <style:table-column-properties style:column-width="0.5771in" style:rel-column-width="5458*"/>
    </style:style>
    <style:style style:name="Таблица2.B" style:family="table-column">
      <style:table-column-properties style:column-width="0.5771in" style:rel-column-width="5461*"/>
    </style:style>
    <style:style style:name="Таблица2.C" style:family="table-column">
      <style:table-column-properties style:column-width="0.5771in" style:rel-column-width="5460*"/>
    </style:style>
    <style:style style:name="Таблица2.D" style:family="table-column">
      <style:table-column-properties style:column-width="0.5771in" style:rel-column-width="5462*"/>
    </style:style>
    <style:style style:name="Таблица2.L" style:family="table-column">
      <style:table-column-properties style:column-width="0.5778in" style:rel-column-width="5465*"/>
    </style:style>
    <style:style style:name="Таблица2.A1" style:family="table-cell">
      <style:table-cell-properties fo:padding="0in" fo:border="none" style:writing-mode="page"/>
    </style:style>
    <style:style style:name="Таблица3" style:family="table">
      <style:table-properties style:width="6.925in" table:align="margins"/>
    </style:style>
    <style:style style:name="Таблица3.A" style:family="table-column">
      <style:table-column-properties style:column-width="1.3847in" style:rel-column-width="13106*"/>
    </style:style>
    <style:style style:name="Таблица3.B" style:family="table-column">
      <style:table-column-properties style:column-width="1.3847in" style:rel-column-width="13107*"/>
    </style:style>
    <style:style style:name="Таблица3.E" style:family="table-column">
      <style:table-column-properties style:column-width="1.3854in" style:rel-column-width="13109*"/>
    </style:style>
    <style:style style:name="Таблица3.A1" style:family="table-cell">
      <style:table-cell-properties fo:padding="0in" fo:border="none" style:writing-mode="page"/>
    </style:style>
    <style:style style:name="Table1" style:family="table">
      <style:table-properties style:width="6.925in" fo:break-before="page" table:align="margins"/>
    </style:style>
    <style:style style:name="Table1.A" style:family="table-column">
      <style:table-column-properties style:column-width="2.3083in" style:rel-column-width="21844*"/>
    </style:style>
    <style:style style:name="Table1.B" style:family="table-column">
      <style:table-column-properties style:column-width="2.3083in" style:rel-column-width="21845*"/>
    </style:style>
    <style:style style:name="Table1.A1" style:family="table-cell">
      <style:table-cell-properties fo:padding="0in" fo:border="none" style:writing-mode="page"/>
    </style:style>
    <style:style style:name="Таблица4" style:family="table">
      <style:table-properties style:width="3.6625in" fo:margin-left="-0.0208in" fo:margin-top="0in" fo:margin-bottom="0in" table:align="left" style:writing-mode="page"/>
    </style:style>
    <style:style style:name="Таблица4.A" style:family="table-column">
      <style:table-column-properties style:column-width="0.9313in"/>
    </style:style>
    <style:style style:name="Таблица4.B" style:family="table-column">
      <style:table-column-properties style:column-width="0.9097in"/>
    </style:style>
    <style:style style:name="Таблица4.C" style:family="table-column">
      <style:table-column-properties style:column-width="0.9104in"/>
    </style:style>
    <style:style style:name="Таблица4.D" style:family="table-column">
      <style:table-column-properties style:column-width="0.9111in"/>
    </style:style>
    <style:style style:name="Таблица4.1" style:family="table-row">
      <style:table-row-properties style:min-row-height="0.2083in" fo:keep-together="auto"/>
    </style:style>
    <style:style style:name="Таблица4.A1" style:family="table-cell">
      <style:table-cell-properties style:vertical-align="bottom" fo:padding-left="0.0208in" fo:padding-right="0.0208in" fo:padding-top="0in" fo:padding-bottom="0in" fo:border="none"/>
    </style:style>
    <style:style style:name="P1" style:family="paragraph" style:parent-style-name="Standard">
      <style:paragraph-properties fo:text-align="center" style:justify-single-word="false"/>
      <style:text-properties style:font-name="Times New Roman" fo:language="ru" fo:country="RU" fo:font-weight="bold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style:font-name="Times New Roman" fo:language="ru" fo:country="RU"/>
    </style:style>
    <style:style style:name="P3" style:family="paragraph" style:parent-style-name="Table_20_Contents">
      <style:paragraph-properties fo:text-align="start" style:justify-single-word="false"/>
      <style:text-properties style:font-name="Times New Roman" fo:language="ru" fo:country="RU" officeooo:rsid="0011683e" officeooo:paragraph-rsid="0011683e"/>
    </style:style>
    <style:style style:name="P4" style:family="paragraph" style:parent-style-name="Standard">
      <style:text-properties style:font-name="Times New Roman" fo:language="ru" fo:country="RU"/>
    </style:style>
    <style:style style:name="P5" style:family="paragraph" style:parent-style-name="Standard">
      <style:paragraph-properties fo:text-align="center" style:justify-single-word="false"/>
      <style:text-properties style:font-name="Times New Roman" fo:language="ru" fo:country="RU" fo:font-weight="bold" officeooo:rsid="0011683e" officeooo:paragraph-rsid="0011683e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Times New Roman" fo:language="ru" fo:country="RU" officeooo:paragraph-rsid="0011683e"/>
    </style:style>
    <style:style style:name="P7" style:family="paragraph" style:parent-style-name="Standard">
      <style:paragraph-properties fo:text-align="justify" style:justify-single-word="false"/>
      <style:text-properties style:font-name="Times New Roman" fo:language="ru" fo:country="RU" officeooo:paragraph-rsid="00164db0"/>
    </style:style>
    <style:style style:name="P8" style:family="paragraph" style:parent-style-name="Standard">
      <style:paragraph-properties fo:text-align="start" style:justify-single-word="false"/>
      <style:text-properties style:font-name="Times New Roman" fo:language="ru" fo:country="RU" officeooo:paragraph-rsid="00164db0"/>
    </style:style>
    <style:style style:name="P9" style:family="paragraph" style:parent-style-name="Standard">
      <style:paragraph-properties fo:text-align="center" style:justify-single-word="false" fo:break-before="page"/>
      <style:text-properties style:font-name="Times New Roman" fo:language="ru" fo:country="RU" fo:font-weight="bold" officeooo:rsid="0011683e" officeooo:paragraph-rsid="0011683e" style:font-weight-asian="bold" style:font-weight-complex="bold"/>
    </style:style>
    <style:style style:name="P10" style:family="paragraph" style:parent-style-name="Table_20_Contents">
      <style:paragraph-properties fo:text-align="justify" style:justify-single-word="false"/>
      <style:text-properties style:font-name="Times New Roman" fo:language="ru" fo:country="RU"/>
    </style:style>
    <style:style style:name="P11" style:family="paragraph" style:parent-style-name="Table_20_Contents">
      <style:paragraph-properties fo:text-align="justify" style:justify-single-word="false"/>
      <style:text-properties style:font-name="Times New Roman" fo:language="ru" fo:country="RU" officeooo:rsid="0011683e" officeooo:paragraph-rsid="0011683e"/>
    </style:style>
    <style:style style:name="P12" style:family="paragraph" style:parent-style-name="Table_20_Contents">
      <style:paragraph-properties fo:text-align="justify" style:justify-single-word="false"/>
      <style:text-properties style:font-name="Times New Roman" fo:language="ru" fo:country="RU" officeooo:rsid="0011683e"/>
    </style:style>
    <style:style style:name="P13" style:family="paragraph" style:parent-style-name="Standard">
      <style:paragraph-properties fo:text-align="start" style:justify-single-word="false"/>
      <style:text-properties style:font-name="Times New Roman" fo:language="ru" fo:country="RU" fo:font-weight="bold" officeooo:rsid="001b8062" officeooo:paragraph-rsid="0024cfb7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Times New Roman" fo:language="ru" fo:country="RU" fo:font-weight="normal" officeooo:rsid="0024cfb7" officeooo:paragraph-rsid="0032fe40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Times New Roman" fo:font-weight="bold" officeooo:rsid="001b8062" officeooo:paragraph-rsid="0032fe40" style:font-weight-asian="bold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Times New Roman" fo:font-weight="normal" officeooo:rsid="001f8c9f" officeooo:paragraph-rsid="0032fe40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officeooo:paragraph-rsid="0032fe40"/>
    </style:style>
    <style:style style:name="P18" style:family="paragraph" style:parent-style-name="Standard">
      <style:paragraph-properties fo:text-align="start" style:justify-single-word="false"/>
      <style:text-properties style:font-name="Times New Roman" fo:language="ru" fo:country="RU" fo:font-weight="normal" officeooo:rsid="0027d25f" officeooo:paragraph-rsid="0027d25f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Times New Roman" fo:font-weight="bold" officeooo:rsid="001b8062" officeooo:paragraph-rsid="0027d25f" style:font-weight-asian="bold" style:font-weight-complex="bold"/>
    </style:style>
    <style:style style:name="P20" style:family="paragraph" style:parent-style-name="Standard">
      <style:paragraph-properties fo:text-align="justify" style:justify-single-word="false"/>
      <style:text-properties style:font-name="Times New Roman" fo:language="ru" fo:country="RU" officeooo:rsid="0011cc62" officeooo:paragraph-rsid="0011683e"/>
    </style:style>
    <style:style style:name="P21" style:family="paragraph" style:parent-style-name="Standard">
      <style:paragraph-properties fo:text-align="justify" style:justify-single-word="false"/>
      <style:text-properties style:font-name="Times New Roman" fo:language="ru" fo:country="RU" officeooo:rsid="0021b050" officeooo:paragraph-rsid="0021b050"/>
    </style:style>
    <style:style style:name="P22" style:family="paragraph" style:parent-style-name="Standard">
      <style:paragraph-properties fo:text-align="justify" style:justify-single-word="false"/>
      <style:text-properties style:font-name="Times New Roman" fo:language="ru" fo:country="RU" officeooo:rsid="0021b050" officeooo:paragraph-rsid="0035d500"/>
    </style:style>
    <style:style style:name="P23" style:family="paragraph" style:parent-style-name="Table_20_Contents">
      <style:paragraph-properties fo:text-align="justify" style:justify-single-word="false"/>
      <style:text-properties style:font-name="Times New Roman" officeooo:rsid="0035d500" officeooo:paragraph-rsid="0035d500"/>
    </style:style>
    <style:style style:name="P24" style:family="paragraph" style:parent-style-name="Standard">
      <style:paragraph-properties fo:text-align="justify" style:justify-single-word="false"/>
      <style:text-properties style:font-name="Times New Roman" fo:language="ru" fo:country="RU" officeooo:rsid="0021b050" officeooo:paragraph-rsid="00297e47"/>
    </style:style>
    <style:style style:name="P25" style:family="paragraph" style:parent-style-name="Standard">
      <style:paragraph-properties fo:text-align="start" style:justify-single-word="false">
        <style:tab-stops/>
      </style:paragraph-properties>
      <style:text-properties style:font-name="Calibri"/>
    </style:style>
    <style:style style:name="P26" style:family="paragraph" style:parent-style-name="Standard">
      <style:text-properties style:font-name="Times New Roman" fo:language="ru" fo:country="RU" officeooo:rsid="0021b050"/>
    </style:style>
    <style:style style:name="P27" style:family="paragraph" style:parent-style-name="Standard">
      <style:text-properties style:font-name="Times New Roman" fo:language="ru" fo:country="RU" officeooo:rsid="0021b050" officeooo:paragraph-rsid="00297e47"/>
    </style:style>
    <style:style style:name="P28" style:family="paragraph" style:parent-style-name="Standard">
      <style:text-properties officeooo:paragraph-rsid="00297e47"/>
    </style:style>
    <style:style style:name="P29" style:family="paragraph" style:parent-style-name="Standard">
      <style:text-properties style:font-name="Times New Roman" fo:language="ru" fo:country="RU" officeooo:rsid="002af9af" officeooo:paragraph-rsid="00297e47"/>
    </style:style>
    <style:style style:name="T1" style:family="text">
      <style:text-properties officeooo:rsid="0011683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officeooo:rsid="0011683e" style:font-weight-asian="normal" style:font-weight-complex="normal"/>
    </style:style>
    <style:style style:name="T4" style:family="text">
      <style:text-properties officeooo:rsid="00140b5a"/>
    </style:style>
    <style:style style:name="T5" style:family="text">
      <style:text-properties officeooo:rsid="002cf288"/>
    </style:style>
    <style:style style:name="T6" style:family="text">
      <style:text-properties fo:font-weight="bold" officeooo:rsid="00140b5a" style:font-weight-asian="bold" style:font-weight-complex="bold"/>
    </style:style>
    <style:style style:name="T7" style:family="text">
      <style:text-properties fo:font-weight="bold" officeooo:rsid="0011683e" style:font-weight-asian="bold" style:font-weight-complex="bold"/>
    </style:style>
    <style:style style:name="T8" style:family="text">
      <style:text-properties officeooo:rsid="00164db0"/>
    </style:style>
    <style:style style:name="T9" style:family="text">
      <style:text-properties officeooo:rsid="00168498"/>
    </style:style>
    <style:style style:name="T10" style:family="text">
      <style:text-properties officeooo:rsid="0017dbbf"/>
    </style:style>
    <style:style style:name="T11" style:family="text">
      <style:text-properties officeooo:rsid="00306059"/>
    </style:style>
    <style:style style:name="T12" style:family="text">
      <style:text-properties fo:font-weight="bold" officeooo:rsid="0018a8c6" style:font-weight-asian="bold" style:font-weight-complex="bold"/>
    </style:style>
    <style:style style:name="T13" style:family="text">
      <style:text-properties officeooo:rsid="0018a8c6"/>
    </style:style>
    <style:style style:name="T14" style:family="text">
      <style:text-properties officeooo:rsid="0031b8b3"/>
    </style:style>
    <style:style style:name="T15" style:family="text">
      <style:text-properties style:text-position="sub 58%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weight="normal" officeooo:rsid="0024cfb7" style:font-weight-asian="normal" style:font-weight-complex="normal"/>
    </style:style>
    <style:style style:name="T18" style:family="text">
      <style:text-properties officeooo:rsid="001b8062"/>
    </style:style>
    <style:style style:name="T19" style:family="text">
      <style:text-properties officeooo:rsid="001f8c9f"/>
    </style:style>
    <style:style style:name="T20" style:family="text">
      <style:text-properties fo:font-weight="normal" officeooo:rsid="001d0551" style:font-weight-asian="normal" style:font-weight-complex="normal"/>
    </style:style>
    <style:style style:name="T21" style:family="text">
      <style:text-properties fo:font-weight="normal" officeooo:rsid="001e8d02" style:font-weight-asian="normal" style:font-weight-complex="normal"/>
    </style:style>
    <style:style style:name="T22" style:family="text">
      <style:text-properties fo:font-weight="normal" officeooo:rsid="001f8c9f" style:font-weight-asian="normal" style:font-weight-complex="normal"/>
    </style:style>
    <style:style style:name="T23" style:family="text">
      <style:text-properties officeooo:rsid="001fb14a"/>
    </style:style>
    <style:style style:name="T24" style:family="text">
      <style:text-properties style:font-name="Times New Roman" fo:font-weight="normal" officeooo:rsid="001f8c9f" style:font-weight-asian="normal" style:font-weight-complex="normal"/>
    </style:style>
    <style:style style:name="T25" style:family="text">
      <style:text-properties fo:font-family="'Liberation Mono'" style:font-family-generic="roman" style:font-pitch="variable" fo:font-size="11pt" fo:font-style="normal" fo:font-weight="normal" officeooo:rsid="001f8c9f" style:font-size-asian="11pt" style:font-style-asian="normal" style:font-weight-asian="normal" style:font-weight-complex="normal"/>
    </style:style>
    <style:style style:name="T26" style:family="text">
      <style:text-properties fo:font-family="'Liberation Mono'" style:font-family-generic="roman" style:font-pitch="variable" fo:font-size="11pt" fo:font-style="normal" fo:font-weight="normal" style:font-size-asian="11pt" style:font-style-asian="normal" style:font-weight-asian="normal"/>
    </style:style>
    <style:style style:name="T27" style:family="text">
      <style:text-properties fo:language="ru" fo:country="RU" fo:font-weight="normal" officeooo:rsid="0027d25f" style:font-weight-asian="normal" style:font-weight-complex="normal"/>
    </style:style>
    <style:style style:name="T28" style:family="text">
      <style:text-properties fo:language="ru" fo:country="RU" officeooo:rsid="0027d25f"/>
    </style:style>
    <style:style style:name="T29" style:family="text">
      <style:text-properties fo:language="ru" fo:country="RU" fo:font-weight="normal" officeooo:rsid="0035368e" style:font-weight-asian="normal" style:font-weight-complex="normal"/>
    </style:style>
    <style:style style:name="T30" style:family="text">
      <style:text-properties officeooo:rsid="00135260"/>
    </style:style>
    <style:style style:name="T31" style:family="text">
      <style:text-properties officeooo:rsid="0021b050"/>
    </style:style>
    <style:style style:name="T32" style:family="text">
      <style:text-properties officeooo:rsid="0011cc62"/>
    </style:style>
    <style:style style:name="T33" style:family="text">
      <style:text-properties officeooo:rsid="002af9af"/>
    </style:style>
    <style:style style:name="T34" style:family="text">
      <style:text-properties officeooo:rsid="00226cbb"/>
    </style:style>
    <style:style style:name="T35" style:family="text">
      <style:text-properties officeooo:rsid="003934fb"/>
    </style:style>
    <style:style style:name="T36" style:family="text">
      <style:text-properties officeooo:rsid="00297e47"/>
    </style:style>
    <style:style style:name="T37" style:family="text">
      <style:text-properties style:font-name="Times New Roman" fo:language="ru" fo:country="RU" officeooo:rsid="0021b050"/>
    </style:style>
    <style:style style:name="T38" style:family="text">
      <style:text-properties fo:font-family="'Liberation Mono'" style:font-family-generic="roman" style:font-pitch="variable" fo:font-size="11pt" fo:language="ru" fo:country="RU" fo:font-style="normal" fo:font-weight="normal" officeooo:rsid="0021b050" style:font-size-asian="11pt" style:font-style-asian="normal" style:font-weight-asian="normal"/>
    </style:style>
    <style:style style:name="T39" style:family="text">
      <style:text-properties style:font-name="Times New Roman" fo:language="ru" fo:country="RU" officeooo:rsid="002af9af"/>
    </style:style>
    <style:style style:name="T40" style:family="text">
      <style:text-properties fo:font-weight="bold" officeooo:rsid="00226cbb" style:font-weight-asian="bold" style:font-weight-complex="bold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Formula">
      <style:graphic-properties style:vertical-pos="from-top" draw:ole-draw-aspect="1"/>
    </style:style>
    <style:style style:name="fr3" style:family="graphic" style:parent-style-name="OLE">
      <style:graphic-properties style:vertical-pos="top" style:vertical-rel="paragraph" style:horizontal-pos="center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Задача <text:span text:style-name="T1">9.1</text:span></text:p>
      <text:p text:style-name="P2"><text:span text:style-name="T2"><text:tab/></text:span><text:span text:style-name="T3">Рассчитайте IRR проекта, пользуясь методом линейной аппроксимации. Проект А имеет следующий денежный поток (млн руб.):</text:span></text:p>
      <table:table table:name="Таблица1" table:style-name="Таблица1">
        <table:table-column table:style-name="Таблица1.A" table:number-columns-repeated="4"/>
        <table:table-column table:style-name="Таблица1.E" table:number-columns-repeated="2"/>
        <table:table-column table:style-name="Таблица1.G"/>
        <table:table-row>
          <table:table-cell table:style-name="Таблица1.A1" office:value-type="string">
            <text:p text:style-name="P3">A:</text:p>
          </table:table-cell>
          <table:table-cell table:style-name="Таблица1.A1" office:value-type="string">
            <text:p text:style-name="P3">-200</text:p>
          </table:table-cell>
          <table:table-cell table:style-name="Таблица1.A1" office:value-type="string">
            <text:p text:style-name="P3">20</text:p>
          </table:table-cell>
          <table:table-cell table:style-name="Таблица1.A1" office:value-type="string">
            <text:p text:style-name="P3">40</text:p>
          </table:table-cell>
          <table:table-cell table:style-name="Таблица1.A1" office:value-type="string">
            <text:p text:style-name="P3">60</text:p>
          </table:table-cell>
          <table:table-cell table:style-name="Таблица1.A1" office:value-type="string">
            <text:p text:style-name="P3">60</text:p>
          </table:table-cell>
          <table:table-cell table:style-name="Таблица1.A1" office:value-type="string">
            <text:p text:style-name="P3">80</text:p>
          </table:table-cell>
        </table:table-row>
      </table:table>
      <text:p text:style-name="P4"><text:span text:style-name="T4"><text:tab/>Воспользуемся формулой </text:span><draw:frame draw:style-name="fr1" draw:name="Объект1" text:anchor-type="as-char" svg:y="-0.2728in" svg:width="2.7217in" svg:height="0.452in" draw:z-index="0"><draw:object xlink:href="./Object 1" xlink:type="simple" xlink:show="embed" xlink:actuate="onLoad"/><draw:image xlink:href="./ObjectReplacements/Object 1" xlink:type="simple" xlink:show="embed" xlink:actuate="onLoad"/></draw:frame>, <text:span text:style-name="T4">подберем </text:span><text:span text:style-name="T4"><draw:frame draw:style-name="fr1" draw:name="Объект2" text:anchor-type="as-char" svg:y="-0.1492in" svg:width="0.1272in" svg:height="0.2102in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4"><text:s/>и </text:span><text:span text:style-name="T4"><draw:frame draw:style-name="fr1" draw:name="Объект3" text:anchor-type="as-char" svg:y="-0.1492in" svg:width="0.1283in" svg:height="0.2102in" draw:z-index="2"><draw:object xlink:href="./Object 3" xlink:type="simple" xlink:show="embed" xlink:actuate="onLoad"/><draw:image xlink:href="./ObjectReplacements/Object 3" xlink:type="simple" xlink:show="embed" xlink:actuate="onLoad"/></draw:frame></text:span><text:span text:style-name="T4"><text:s/>такие что </text:span><text:span text:style-name="T4"><draw:frame draw:style-name="fr1" draw:name="Объект4" text:anchor-type="as-char" svg:y="-0.1528in" svg:width="1.7118in" svg:height="0.2138in" draw:z-index="3"><draw:object xlink:href="./Object 4" xlink:type="simple" xlink:show="embed" xlink:actuate="onLoad"/><draw:image xlink:href="./ObjectReplacements/Object 4" xlink:type="simple" xlink:show="embed" xlink:actuate="onLoad"/></draw:frame></text:span><text:span text:style-name="T4">:</text:span></text:p>
      <text:p text:style-name="P4"><text:span text:style-name="T4"><text:tab/>Допустим, </text:span><text:span text:style-name="T4"><draw:frame draw:style-name="fr1" draw:name="Объект5" text:anchor-type="as-char" svg:y="-0.1492in" svg:width="0.5839in" svg:height="0.2102in" draw:z-index="4"><draw:object xlink:href="./Object 5" xlink:type="simple" xlink:show="embed" xlink:actuate="onLoad"/><draw:image xlink:href="./ObjectReplacements/Object 5" xlink:type="simple" xlink:show="embed" xlink:actuate="onLoad"/></draw:frame></text:span></text:p>
      <text:p text:style-name="P4"><text:tab/><draw:frame draw:style-name="fr1" draw:name="Объект6" text:anchor-type="as-char" svg:y="-0.2445in" svg:width="4.8374in" svg:height="0.4189in" draw:z-index="5"><draw:object xlink:href="./Object 6" xlink:type="simple" xlink:show="embed" xlink:actuate="onLoad"/><draw:image xlink:href="./ObjectReplacements/Object 6" xlink:type="simple" xlink:show="embed" xlink:actuate="onLoad"/></draw:frame></text:p>
      <text:p text:style-name="P4"><text:span text:style-name="T4"><text:tab/>Допустим, </text:span><text:span text:style-name="T4"><draw:frame draw:style-name="fr1" draw:name="Объект7" text:anchor-type="as-char" svg:y="-0.1492in" svg:width="0.522in" svg:height="0.2102in" draw:z-index="6"><draw:object xlink:href="./Object 7" xlink:type="simple" xlink:show="embed" xlink:actuate="onLoad"/><draw:image xlink:href="./ObjectReplacements/Object 7" xlink:type="simple" xlink:show="embed" xlink:actuate="onLoad"/></draw:frame></text:span><text:span text:style-name="T4">:</text:span></text:p>
      <text:p text:style-name="P4"><text:tab/><draw:frame draw:style-name="fr1" draw:name="Объект8" text:anchor-type="as-char" svg:y="-0.2445in" svg:width="4.9547in" svg:height="0.4189in" draw:z-index="7"><draw:object xlink:href="./Object 8" xlink:type="simple" xlink:show="embed" xlink:actuate="onLoad"/><draw:image xlink:href="./ObjectReplacements/Object 8" xlink:type="simple" xlink:show="embed" xlink:actuate="onLoad"/></draw:frame></text:p>
      <text:p text:style-name="P4"><text:tab/><text:span text:style-name="T5">Далее р</text:span><text:span text:style-name="T4">ассчитаем </text:span><text:span text:style-name="T5">приблизительный</text:span><text:span text:style-name="T4"> IRR, </text:span><text:span text:style-name="T5">применив формулу линейной аппроксимации</text:span><text:span text:style-name="T4">:</text:span></text:p>
      <text:p text:style-name="P4"><text:tab/><draw:frame draw:style-name="fr1" draw:name="Объект9" text:anchor-type="as-char" svg:y="-0.2445in" svg:width="4.2591in" svg:height="0.411in" draw:z-index="8"><draw:object xlink:href="./Object 9" xlink:type="simple" xlink:show="embed" xlink:actuate="onLoad"/><draw:image xlink:href="./ObjectReplacements/Object 9" xlink:type="simple" xlink:show="embed" xlink:actuate="onLoad"/></draw:frame></text:p>
      <text:p text:style-name="P4"><text:tab/><text:span text:style-name="T6">Ответ</text:span><text:span text:style-name="T4">: </text:span><text:span text:style-name="T4"><draw:frame draw:style-name="fr1" draw:name="Объект10" text:anchor-type="as-char" svg:y="-0.1492in" svg:width="0.8791in" svg:height="0.1854in" draw:z-index="9"><draw:object xlink:href="./Object 10" xlink:type="simple" xlink:show="embed" xlink:actuate="onLoad"/><draw:image xlink:href="./ObjectReplacements/Object 10" xlink:type="simple" xlink:show="embed" xlink:actuate="onLoad"/></draw:frame></text:span></text:p>
      <text:p text:style-name="P5">Задача 9.2</text:p>
      <text:p text:style-name="P6"><text:span text:style-name="T7"><text:tab/></text:span>Проект А имеет следующий денежный поток (млн руб.): –10, –15, 7, 11, 8, 12. Следует рассчитать значения критериев IRR и MIRR, если стоимость источника финансирования данного проекта равна 12%.</text:p>
      <text:p text:style-name="P7"><text:span text:style-name="T4"><text:tab/>Воспользуемся формулой </text:span><draw:frame draw:style-name="fr1" draw:name="Объект11" text:anchor-type="as-char" svg:y="-0.2728in" svg:width="2.7217in" svg:height="0.452in" draw:z-index="10"><draw:object xlink:href="./Object 11" xlink:type="simple" xlink:show="embed" xlink:actuate="onLoad"/><draw:image xlink:href="./ObjectReplacements/Object 11" xlink:type="simple" xlink:show="embed" xlink:actuate="onLoad"/><svg:desc>формула</svg:desc></draw:frame>, <text:span text:style-name="T4">подберем </text:span><text:span text:style-name="T4"><draw:frame draw:style-name="fr1" draw:name="Объект12" text:anchor-type="as-char" svg:y="-0.1492in" svg:width="0.1272in" svg:height="0.2102in" draw:z-index="11"><draw:object xlink:href="./Object 12" xlink:type="simple" xlink:show="embed" xlink:actuate="onLoad"/><draw:image xlink:href="./ObjectReplacements/Object 12" xlink:type="simple" xlink:show="embed" xlink:actuate="onLoad"/><svg:desc>формула</svg:desc></draw:frame></text:span><text:span text:style-name="T4"><text:s/>и </text:span><text:span text:style-name="T4"><draw:frame draw:style-name="fr1" draw:name="Объект13" text:anchor-type="as-char" svg:y="-0.1492in" svg:width="0.1283in" svg:height="0.2102in" draw:z-index="12"><draw:object xlink:href="./Object 13" xlink:type="simple" xlink:show="embed" xlink:actuate="onLoad"/><draw:image xlink:href="./ObjectReplacements/Object 13" xlink:type="simple" xlink:show="embed" xlink:actuate="onLoad"/><svg:desc>формула</svg:desc></draw:frame></text:span><text:span text:style-name="T4"><text:s/>такие что </text:span><text:span text:style-name="T4"><draw:frame draw:style-name="fr1" draw:name="Объект14" text:anchor-type="as-char" svg:y="-0.1528in" svg:width="1.7118in" svg:height="0.2138in" draw:z-index="13"><draw:object xlink:href="./Object 14" xlink:type="simple" xlink:show="embed" xlink:actuate="onLoad"/><draw:image xlink:href="./ObjectReplacements/Object 14" xlink:type="simple" xlink:show="embed" xlink:actuate="onLoad"/><svg:desc>формула</svg:desc></draw:frame></text:span><text:span text:style-name="T4">:</text:span></text:p>
      <text:p text:style-name="P7"/>
      <text:p text:style-name="P7"><text:tab/>Допустим, <draw:frame draw:style-name="fr1" draw:name="Объект16" text:anchor-type="as-char" svg:y="-0.1492in" svg:width="0.602in" svg:height="0.2102in" draw:z-index="25"><draw:object xlink:href="./Object 16" xlink:type="simple" xlink:show="embed" xlink:actuate="onLoad"/><draw:image xlink:href="./ObjectReplacements/Object 16" xlink:type="simple" xlink:show="embed" xlink:actuate="onLoad"/></draw:frame><text:span text:style-name="T8">:</text:span></text:p>
      <text:p text:style-name="P7"><text:tab/><draw:frame draw:style-name="fr1" draw:name="Объект15" text:anchor-type="as-char" svg:y="-0.2445in" svg:width="5.0965in" svg:height="0.4189in" draw:z-index="14"><draw:object xlink:href="./Object 15" xlink:type="simple" xlink:show="embed" xlink:actuate="onLoad"/><draw:image xlink:href="./ObjectReplacements/Object 15" xlink:type="simple" xlink:show="embed" xlink:actuate="onLoad"/></draw:frame></text:p>
      <text:p text:style-name="P7"><text:tab/>Допустим, <draw:frame draw:style-name="fr1" draw:name="Объект17" text:anchor-type="as-char" svg:y="-0.1492in" svg:width="0.7256in" svg:height="0.2102in" draw:z-index="16"><draw:object xlink:href="./Object 17" xlink:type="simple" xlink:show="embed" xlink:actuate="onLoad"/><draw:image xlink:href="./ObjectReplacements/Object 17" xlink:type="simple" xlink:show="embed" xlink:actuate="onLoad"/></draw:frame><text:span text:style-name="T8">:</text:span></text:p>
      <text:p text:style-name="P7"><text:tab/><draw:frame draw:style-name="fr1" draw:name="Объект18" text:anchor-type="as-char" svg:y="-0.2445in" svg:width="5.5839in" svg:height="0.4189in" draw:z-index="17"><draw:object xlink:href="./Object 18" xlink:type="simple" xlink:show="embed" xlink:actuate="onLoad"/><draw:image xlink:href="./ObjectReplacements/Object 18" xlink:type="simple" xlink:show="embed" xlink:actuate="onLoad"/></draw:frame></text:p>
      <text:p text:style-name="P7"/>
      <text:p text:style-name="P7"><text:tab/><text:span text:style-name="T9">Рассчитаем IRR:</text:span></text:p>
      <text:p text:style-name="P7"><text:tab/><text:span text:style-name="T9"><draw:frame draw:style-name="fr1" draw:name="Объект19" text:anchor-type="as-char" svg:y="-0.2445in" svg:width="4.1626in" svg:height="0.411in" draw:z-index="18"><draw:object xlink:href="./Object 19" xlink:type="simple" xlink:show="embed" xlink:actuate="onLoad"/><draw:image xlink:href="./ObjectReplacements/Object 19" xlink:type="simple" xlink:show="embed" xlink:actuate="onLoad"/></draw:frame></text:span></text:p>
      <text:p text:style-name="P7"/>
      <text:p text:style-name="P7"><text:tab/>Рассчитаем <text:span text:style-name="T10">MIRR:</text:span></text:p>
      <text:p text:style-name="P7"><text:tab/><text:span text:style-name="T11">Дисконтируем все оттоки по ставке 12%: </text:span><draw:frame draw:style-name="fr1" draw:name="Объект20" text:anchor-type="as-char" svg:y="-0.2693in" svg:width="2.1252in" svg:height="0.4563in" draw:z-index="19"><draw:object xlink:href="./Object 20" xlink:type="simple" xlink:show="embed" xlink:actuate="onLoad"/><draw:image xlink:href="./ObjectReplacements/Object 20" xlink:type="simple" xlink:show="embed" xlink:actuate="onLoad"/></draw:frame></text:p>
      <text:p text:style-name="P8"><text:tab/><text:span text:style-name="T11">Наращиваем все притоки по ставке 12%: </text:span><draw:frame draw:style-name="fr1" draw:name="Объект21" text:anchor-type="as-char" svg:y="-0.2228in" svg:width="4.2846in" svg:height="0.3161in" draw:z-index="20"><draw:object xlink:href="./Object 21" xlink:type="simple" xlink:show="embed" xlink:actuate="onLoad"/><draw:image xlink:href="./ObjectReplacements/Object 21" xlink:type="simple" xlink:show="embed" xlink:actuate="onLoad"/></draw:frame></text:p>
      <text:p text:style-name="P7"><text:tab/><draw:frame draw:style-name="fr1" draw:name="Объект22" text:anchor-type="as-char" svg:y="-0.2783in" svg:width="3.8311in" svg:height="0.4291in" draw:z-index="21"><draw:object xlink:href="./Object 22" xlink:type="simple" xlink:show="embed" xlink:actuate="onLoad"/><draw:image xlink:href="./ObjectReplacements/Object 22" xlink:type="simple" xlink:show="embed" xlink:actuate="onLoad"/></draw:frame></text:p>
      <text:p text:style-name="P7"><text:tab/><text:span text:style-name="T12">Ответ</text:span><text:span text:style-name="T13">: </text:span><text:span text:style-name="T13"><draw:frame draw:style-name="fr1" draw:name="Объект23" text:anchor-type="as-char" svg:y="-0.1492in" svg:width="2.2965in" svg:height="0.1854in" draw:z-index="22"><draw:object xlink:href="./Object 23" xlink:type="simple" xlink:show="embed" xlink:actuate="onLoad"/><draw:image xlink:href="./ObjectReplacements/Object 23" xlink:type="simple" xlink:show="embed" xlink:actuate="onLoad"/></draw:frame></text:span><text:span text:style-name="T13">. </text:span><text:span text:style-name="T14">IRR &gt; 12%, MIRR &gt; 12% — проект принимается.</text:span></text:p>
      <text:p text:style-name="P5"/>
      <text:p text:style-name="P9">Задача 9.3</text:p>
      <text:p text:style-name="P6"><text:span text:style-name="T7"><text:tab/></text:span>Анализируется четыре проекта (млн руб.):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B" table:number-columns-repeated="3"/>
        <table:table-column table:style-name="Таблица2.D"/>
        <table:table-column table:style-name="Таблица2.C"/>
        <table:table-column table:style-name="Таблица2.D" table:number-columns-repeated="2"/>
        <table:table-column table:style-name="Таблица2.L"/>
        <table:table-row>
          <table:table-cell table:style-name="Таблица2.A1" office:value-type="string">
            <text:p text:style-name="P10"/>
          </table:table-cell>
          <table:table-cell table:style-name="Таблица2.A1" office:value-type="string">
            <text:p text:style-name="P11"><text:span text:style-name="T13">I</text:span>С</text:p>
          </table:table-cell>
          <table:table-cell table:style-name="Таблица2.A1" office:value-type="string">
            <text:p text:style-name="P11">P<text:span text:style-name="T15">1</text:span></text:p>
          </table:table-cell>
          <table:table-cell table:style-name="Таблица2.A1" office:value-type="string">
            <text:p text:style-name="P11">P<text:span text:style-name="T15">2</text:span></text:p>
          </table:table-cell>
          <table:table-cell table:style-name="Таблица2.A1" office:value-type="string">
            <text:p text:style-name="P11">P<text:span text:style-name="T15">3</text:span></text:p>
          </table:table-cell>
          <table:table-cell table:style-name="Таблица2.A1" office:value-type="string">
            <text:p text:style-name="P11">P<text:span text:style-name="T15">4</text:span></text:p>
          </table:table-cell>
          <table:table-cell table:style-name="Таблица2.A1" office:value-type="string">
            <text:p text:style-name="P11">P<text:span text:style-name="T15">5</text:span></text:p>
          </table:table-cell>
          <table:table-cell table:style-name="Таблица2.A1" office:value-type="string">
            <text:p text:style-name="P11">P<text:span text:style-name="T15">6</text:span></text:p>
          </table:table-cell>
          <table:table-cell table:style-name="Таблица2.A1" office:value-type="string">
            <text:p text:style-name="P11">P<text:span text:style-name="T15">7</text:span></text:p>
          </table:table-cell>
          <table:table-cell table:style-name="Таблица2.A1" office:value-type="string">
            <text:p text:style-name="P11">P<text:span text:style-name="T15">8</text:span></text:p>
          </table:table-cell>
          <table:table-cell table:style-name="Таблица2.A1" office:value-type="string">
            <text:p text:style-name="P11">P<text:span text:style-name="T15">9</text:span></text:p>
          </table:table-cell>
          <table:table-cell table:style-name="Таблица2.A1" office:value-type="string">
            <text:p text:style-name="P11">P<text:span text:style-name="T15">10</text:span></text:p>
          </table:table-cell>
        </table:table-row>
        <table:table-row>
          <table:table-cell table:style-name="Таблица2.A1" office:value-type="string">
            <text:p text:style-name="P11">A:</text:p>
          </table:table-cell>
          <table:table-cell table:style-name="Таблица2.A1" office:value-type="string">
            <text:p text:style-name="P12">-31</text:p>
          </table:table-cell>
          <table:table-cell table:style-name="Таблица2.A1" office:value-type="string">
            <text:p text:style-name="P11">6</text:p>
          </table:table-cell>
          <table:table-cell table:style-name="Таблица2.A1" office:value-type="string">
            <text:p text:style-name="P11">6</text:p>
          </table:table-cell>
          <table:table-cell table:style-name="Таблица2.A1" office:value-type="string">
            <text:p text:style-name="P11">6</text:p>
          </table:table-cell>
          <table:table-cell table:style-name="Таблица2.A1" office:value-type="string">
            <text:p text:style-name="P11">6</text:p>
          </table:table-cell>
          <table:table-cell table:style-name="Таблица2.A1" office:value-type="string">
            <text:p text:style-name="P11">6</text:p>
          </table:table-cell>
          <table:table-cell table:style-name="Таблица2.A1" office:value-type="string">
            <text:p text:style-name="P11">6</text:p>
          </table:table-cell>
          <table:table-cell table:style-name="Таблица2.A1" office:value-type="string">
            <text:p text:style-name="P11">6</text:p>
          </table:table-cell>
          <table:table-cell table:style-name="Таблица2.A1" office:value-type="string">
            <text:p text:style-name="P11">6</text:p>
          </table:table-cell>
          <table:table-cell table:style-name="Таблица2.A1" office:value-type="string">
            <text:p text:style-name="P11">6</text:p>
          </table:table-cell>
          <table:table-cell table:style-name="Таблица2.A1" office:value-type="string">
            <text:p text:style-name="P11">6</text:p>
          </table:table-cell>
        </table:table-row>
        <table:table-row>
          <table:table-cell table:style-name="Таблица2.A1" office:value-type="string">
            <text:p text:style-name="P11">B:</text:p>
          </table:table-cell>
          <table:table-cell table:style-name="Таблица2.A1" office:value-type="string">
            <text:p text:style-name="P12">-60</text:p>
          </table:table-cell>
          <table:table-cell table:style-name="Таблица2.A1" office:value-type="string">
            <text:p text:style-name="P11">20</text:p>
          </table:table-cell>
          <table:table-cell table:style-name="Таблица2.A1" office:value-type="string">
            <text:p text:style-name="P11">20</text:p>
          </table:table-cell>
          <table:table-cell table:style-name="Таблица2.A1" office:value-type="string">
            <text:p text:style-name="P11">40</text:p>
          </table:table-cell>
          <table:table-cell table:style-name="Таблица2.A1" office:value-type="string">
            <text:p text:style-name="P11">10</text:p>
          </table:table-cell>
          <table:table-cell table:style-name="Таблица2.A1" office:value-type="string">
            <text:p text:style-name="P10">-</text:p>
          </table:table-cell>
          <table:table-cell table:style-name="Таблица2.A1" office:value-type="string">
            <text:p text:style-name="P10">-</text:p>
          </table:table-cell>
          <table:table-cell table:style-name="Таблица2.A1" office:value-type="string">
            <text:p text:style-name="P10">-</text:p>
          </table:table-cell>
          <table:table-cell table:style-name="Таблица2.A1" office:value-type="string">
            <text:p text:style-name="P10">-</text:p>
          </table:table-cell>
          <table:table-cell table:style-name="Таблица2.A1" office:value-type="string">
            <text:p text:style-name="P10">-</text:p>
          </table:table-cell>
          <table:table-cell table:style-name="Таблица2.A1" office:value-type="string">
            <text:p text:style-name="P10">-</text:p>
          </table:table-cell>
        </table:table-row>
        <table:table-row>
          <table:table-cell table:style-name="Таблица2.A1" office:value-type="string">
            <text:p text:style-name="P11">C:</text:p>
          </table:table-cell>
          <table:table-cell table:style-name="Таблица2.A1" office:value-type="string">
            <text:p text:style-name="P12">-25</text:p>
          </table:table-cell>
          <table:table-cell table:style-name="Таблица2.A1" office:value-type="string">
            <text:p text:style-name="P10">-</text:p>
          </table:table-cell>
          <table:table-cell table:style-name="Таблица2.A1" office:value-type="string">
            <text:p text:style-name="P10">-</text:p>
          </table:table-cell>
          <table:table-cell table:style-name="Таблица2.A1" office:value-type="string">
            <text:p text:style-name="P10">-</text:p>
          </table:table-cell>
          <table:table-cell table:style-name="Таблица2.A1" office:value-type="string">
            <text:p text:style-name="P10">-</text:p>
          </table:table-cell>
          <table:table-cell table:style-name="Таблица2.A1" office:value-type="string">
            <text:p text:style-name="P10">-</text:p>
          </table:table-cell>
          <table:table-cell table:style-name="Таблица2.A1" office:value-type="string">
            <text:p text:style-name="P10">-</text:p>
          </table:table-cell>
          <table:table-cell table:style-name="Таблица2.A1" office:value-type="string">
            <text:p text:style-name="P10">-</text:p>
          </table:table-cell>
          <table:table-cell table:style-name="Таблица2.A1" office:value-type="string">
            <text:p text:style-name="P10">-</text:p>
          </table:table-cell>
          <table:table-cell table:style-name="Таблица2.A1" office:value-type="string">
            <text:p text:style-name="P10">-</text:p>
          </table:table-cell>
          <table:table-cell table:style-name="Таблица2.A1" office:value-type="string">
            <text:p text:style-name="P11">80</text:p>
          </table:table-cell>
        </table:table-row>
        <table:table-row>
          <table:table-cell table:style-name="Таблица2.A1" office:value-type="string">
            <text:p text:style-name="P11">D:</text:p>
          </table:table-cell>
          <table:table-cell table:style-name="Таблица2.A1" office:value-type="string">
            <text:p text:style-name="P12">-40</text:p>
          </table:table-cell>
          <table:table-cell table:style-name="Таблица2.A1" office:value-type="string">
            <text:p text:style-name="P11">30</text:p>
          </table:table-cell>
          <table:table-cell table:style-name="Таблица2.A1" office:value-type="string">
            <text:p text:style-name="P11">25</text:p>
          </table:table-cell>
          <table:table-cell table:style-name="Таблица2.A1" office:value-type="string">
            <text:p text:style-name="P10">-</text:p>
          </table:table-cell>
          <table:table-cell table:style-name="Таблица2.A1" office:value-type="string">
            <text:p text:style-name="P10">-</text:p>
          </table:table-cell>
          <table:table-cell table:style-name="Таблица2.A1" office:value-type="string">
            <text:p text:style-name="P10">-</text:p>
          </table:table-cell>
          <table:table-cell table:style-name="Таблица2.A1" office:value-type="string">
            <text:p text:style-name="P10">-</text:p>
          </table:table-cell>
          <table:table-cell table:style-name="Таблица2.A1" office:value-type="string">
            <text:p text:style-name="P10">-</text:p>
          </table:table-cell>
          <table:table-cell table:style-name="Таблица2.A1" office:value-type="string">
            <text:p text:style-name="P10">-</text:p>
          </table:table-cell>
          <table:table-cell table:style-name="Таблица2.A1" office:value-type="string">
            <text:p text:style-name="P10">-</text:p>
          </table:table-cell>
          <table:table-cell table:style-name="Таблица2.A1" office:value-type="string">
            <text:p text:style-name="P10">-</text:p>
          </table:table-cell>
        </table:table-row>
      </table:table>
      <text:p text:style-name="P13"><text:span text:style-name="T16"><text:tab/>Стоимость капитала — </text:span><text:span text:style-name="T17">12%. Бюджет ограничен суммой в 120 млн. руб. Предполагая, что проекты независимы и делимы, составьте оптимальную комбинацию. При решении задачи следует учесть, что проекты имеют различную продолжительность.</text:span></text:p>
      <text:p text:style-name="P14"><text:span text:style-name="T18"><text:tab/>Найдем наибольшее общее кратное сроков действия проектов z = НОК(10; 4; 1</text:span><text:span text:style-name="T19">0</text:span><text:span text:style-name="T18">; 2) = 20.</text:span></text:p>
      <text:p text:style-name="P15"><text:span text:style-name="T16"><text:tab/></text:span><text:span text:style-name="T20"><draw:frame draw:style-name="fr1" draw:name="Object20" text:anchor-type="as-char" svg:y="-0.2445in" svg:width="6.1335in" svg:height="0.4189in" draw:z-index="57"><draw:object xlink:href="./Object 66" xlink:type="simple" xlink:show="embed" xlink:actuate="onLoad"/><draw:image xlink:href="./ObjectReplacements/Object 66" xlink:type="simple" xlink:show="embed" xlink:actuate="onLoad"/><svg:desc>formula</svg:desc></draw:frame></text:span></text:p>
      <text:p text:style-name="P15"><text:span text:style-name="T20"><text:tab/></text:span><text:span text:style-name="T20"><draw:frame draw:style-name="fr1" draw:name="Object21" text:anchor-type="as-char" svg:y="-0.2445in" svg:width="3.1146in" svg:height="0.4189in" draw:z-index="58"><draw:object xlink:href="./Object 67" xlink:type="simple" xlink:show="embed" xlink:actuate="onLoad"/><draw:image xlink:href="./ObjectReplacements/Object 67" xlink:type="simple" xlink:show="embed" xlink:actuate="onLoad"/><svg:desc>formula</svg:desc></draw:frame></text:span></text:p>
      <text:p text:style-name="P15"><text:span text:style-name="T20"><text:tab/></text:span><text:span text:style-name="T21"><draw:frame draw:style-name="fr1" draw:name="Object22" text:anchor-type="as-char" svg:y="-0.2445in" svg:width="1.7382in" svg:height="0.4189in" draw:z-index="59"><draw:object xlink:href="./Object 68" xlink:type="simple" xlink:show="embed" xlink:actuate="onLoad"/><draw:image xlink:href="./ObjectReplacements/Object 68" xlink:type="simple" xlink:show="embed" xlink:actuate="onLoad"/><svg:desc>formula</svg:desc></draw:frame></text:span></text:p>
      <text:p text:style-name="P15"><text:span text:style-name="T20"><text:tab/></text:span><text:span text:style-name="T22"><draw:frame draw:style-name="fr1" draw:name="Object19" text:anchor-type="as-char" svg:y="-0.2445in" svg:width="2.1366in" svg:height="0.4189in" draw:z-index="56"><draw:object xlink:href="./Object 65" xlink:type="simple" xlink:show="embed" xlink:actuate="onLoad"/><draw:image xlink:href="./ObjectReplacements/Object 65" xlink:type="simple" xlink:show="embed" xlink:actuate="onLoad"/><svg:desc>formula</svg:desc></draw:frame></text:span></text:p>
      <text:p text:style-name="P16"><text:tab/>Рассчитаем суммарный <draw:frame draw:style-name="fr1" draw:name="Object23" text:anchor-type="as-char" svg:y="-0.1528in" svg:width="0.7075in" svg:height="0.2016in" draw:z-index="60"><draw:object xlink:href="./Object 69" xlink:type="simple" xlink:show="embed" xlink:actuate="onLoad"/><draw:image xlink:href="./ObjectReplacements/Object 69" xlink:type="simple" xlink:show="embed" xlink:actuate="onLoad"/><svg:desc>formula</svg:desc></draw:frame><text:span text:style-name="T23">:</text:span></text:p>
      <text:p text:style-name="P17"><text:span text:style-name="T24"><text:tab/></text:span><text:span text:style-name="T25"><draw:frame draw:style-name="fr2" draw:name="Object24" text:anchor-type="as-char" svg:y="-0.2445in" svg:width="3.9189in" svg:height="0.4311in" draw:z-index="61"><draw:object xlink:href="./Object 52" xlink:type="simple" xlink:show="embed" xlink:actuate="onLoad"/><draw:image xlink:href="./ObjectReplacements/Object 52" xlink:type="simple" xlink:show="embed" xlink:actuate="onLoad"/></draw:frame></text:span></text:p>
      <text:p text:style-name="P17"><text:span text:style-name="T24"><text:tab/></text:span><text:span text:style-name="T25"><draw:frame draw:style-name="fr2" draw:name="Object25" text:anchor-type="as-char" svg:y="-0.2445in" svg:width="4.6311in" svg:height="0.4311in" draw:z-index="62"><draw:object xlink:href="./Object 53" xlink:type="simple" xlink:show="embed" xlink:actuate="onLoad"/><draw:image xlink:href="./ObjectReplacements/Object 53" xlink:type="simple" xlink:show="embed" xlink:actuate="onLoad"/></draw:frame></text:span></text:p>
      <text:p text:style-name="P17"><text:span text:style-name="T24"><text:tab/></text:span><text:span text:style-name="T24"><draw:frame draw:style-name="fr2" draw:name="Object27" text:anchor-type="as-char" svg:y="-0.2445in" svg:width="2.7382in" svg:height="0.4311in" draw:z-index="64"><draw:object xlink:href="./Object 55" xlink:type="simple" xlink:show="embed" xlink:actuate="onLoad"/><draw:image xlink:href="./ObjectReplacements/Object 55" xlink:type="simple" xlink:show="embed" xlink:actuate="onLoad"/></draw:frame></text:span><text:span text:style-name="T26"> </text:span></text:p>
      <text:p text:style-name="P17"><text:span text:style-name="T24"><text:tab/></text:span><text:span text:style-name="T25"><draw:frame draw:style-name="fr2" draw:name="Object26" text:anchor-type="as-char" svg:y="-0.3492in" svg:width="6.9965in" svg:height="0.6528in" draw:z-index="63"><draw:object xlink:href="./Object 54" xlink:type="simple" xlink:show="embed" xlink:actuate="onLoad"/><draw:image xlink:href="./ObjectReplacements/Object 54" xlink:type="simple" xlink:show="embed" xlink:actuate="onLoad"/></draw:frame></text:span></text:p>
      <text:p text:style-name="P18"/>
      <text:p text:style-name="P19"><text:span text:style-name="T27"><text:tab/></text:span><text:span text:style-name="T28">Таким образом, идеальной комбинацией</text:span><text:span text:style-name="T27"> при бюджете в 120 миллионов рублей будет инвестировать 60 миллионов рублей в проект </text:span><text:span text:style-name="T29">D</text:span><text:span text:style-name="T27"> (100% от IC), инвестировать 40 млн в проект </text:span><text:span text:style-name="T29">B</text:span><text:span text:style-name="T27"> (100% от IC) и инвестировать 20 миллионов рублей в проект A (64.5% от IC)</text:span></text:p>
      <text:p text:style-name="P5">Задача 9.4</text:p>
      <text:p text:style-name="P6"><text:span text:style-name="T7"><text:tab/></text:span>Рассматриваются два альтернативных проекта (мл<text:span text:style-name="T1">н. </text:span><text:span text:style-name="T30">р</text:span>уб.):</text:p>
      <table:table table:name="Таблица3" table:style-name="Таблица3">
        <table:table-column table:style-name="Таблица3.A"/>
        <table:table-column table:style-name="Таблица3.B" table:number-columns-repeated="2"/>
        <table:table-column table:style-name="Таблица3.A"/>
        <table:table-column table:style-name="Таблица3.E"/>
        <table:table-row>
          <table:table-cell table:style-name="Таблица3.A1" office:value-type="string">
            <text:p text:style-name="P11">Проект</text:p>
          </table:table-cell>
          <table:table-cell table:style-name="Таблица3.A1" office:value-type="string">
            <text:p text:style-name="P11"><text:span text:style-name="T31">I</text:span>С</text:p>
          </table:table-cell>
          <table:table-cell table:style-name="Таблица3.A1" office:value-type="string">
            <text:p text:style-name="P11">Р<text:span text:style-name="T15">1</text:span></text:p>
          </table:table-cell>
          <table:table-cell table:style-name="Таблица3.A1" office:value-type="string">
            <text:p text:style-name="P11">Р<text:span text:style-name="T15">2</text:span></text:p>
          </table:table-cell>
          <table:table-cell table:style-name="Таблица3.A1" office:value-type="string">
            <text:p text:style-name="P11">Р<text:span text:style-name="T15">3</text:span></text:p>
          </table:table-cell>
        </table:table-row>
        <table:table-row>
          <table:table-cell table:style-name="Таблица3.A1" office:value-type="string">
            <text:p text:style-name="P11">A</text:p>
          </table:table-cell>
          <table:table-cell table:style-name="Таблица3.A1" office:value-type="string">
            <text:p text:style-name="P11">-100</text:p>
          </table:table-cell>
          <table:table-cell table:style-name="Таблица3.A1" office:value-type="string">
            <text:p text:style-name="P11">90</text:p>
          </table:table-cell>
          <table:table-cell table:style-name="Таблица3.A1" office:value-type="string">
            <text:p text:style-name="P11">45</text:p>
          </table:table-cell>
          <table:table-cell table:style-name="Таблица3.A1" office:value-type="string">
            <text:p text:style-name="P11">9</text:p>
          </table:table-cell>
        </table:table-row>
        <table:table-row>
          <table:table-cell table:style-name="Таблица3.A1" office:value-type="string">
            <text:p text:style-name="P11">B</text:p>
          </table:table-cell>
          <table:table-cell table:style-name="Таблица3.A1" office:value-type="string">
            <text:p text:style-name="P11">-100</text:p>
          </table:table-cell>
          <table:table-cell table:style-name="Таблица3.A1" office:value-type="string">
            <text:p text:style-name="P11">10</text:p>
          </table:table-cell>
          <table:table-cell table:style-name="Таблица3.A1" office:value-type="string">
            <text:p text:style-name="P11">50</text:p>
          </table:table-cell>
          <table:table-cell table:style-name="Таблица3.A1" office:value-type="string">
            <text:p text:style-name="P11">100</text:p>
          </table:table-cell>
        </table:table-row>
      </table:table>
      <text:p text:style-name="P6"><text:tab/><text:span text:style-name="T32">Требуется:</text:span></text:p>
      <text:p text:style-name="P6"><text:tab/><text:span text:style-name="T32">а) найти точку Фишера;</text:span></text:p>
      <text:p text:style-name="P20"><text:tab/>б) сделать выбор при r = 8% и r = 15%.</text:p>
      <text:p text:style-name="P21"><text:tab/>Рассчитаем NPV для r = 8%, r = 9%, r = 10%, r = 11%, r = 12%, r = 13%, r = 14%, r = 15% для проектов А и Б:</text:p>
      <text:p text:style-name="P21"><text:tab/>Проект A:</text:p>
      <text:p text:style-name="P21"><text:soft-page-break/><text:tab/><draw:frame draw:style-name="fr1" draw:name="Object1" text:anchor-type="as-char" svg:y="-0.2445in" svg:width="3.9882in" svg:height="0.4311in" draw:z-index="23"><draw:object xlink:href="./Object 34" xlink:type="simple" xlink:show="embed" xlink:actuate="onLoad"/><draw:image xlink:href="./ObjectReplacements/Object 34" xlink:type="simple" xlink:show="embed" xlink:actuate="onLoad"/></draw:frame></text:p>
      <text:p text:style-name="P21"><text:tab/><draw:frame draw:style-name="fr1" draw:name="Object3" text:anchor-type="as-char" svg:y="-0.2445in" svg:width="3.9874in" svg:height="0.4311in" draw:z-index="26"><draw:object xlink:href="./Object 36" xlink:type="simple" xlink:show="embed" xlink:actuate="onLoad"/><draw:image xlink:href="./ObjectReplacements/Object 36" xlink:type="simple" xlink:show="embed" xlink:actuate="onLoad"/></draw:frame></text:p>
      <text:p text:style-name="P21"><text:tab/><draw:frame draw:style-name="fr1" draw:name="Object4" text:anchor-type="as-char" svg:y="-0.2445in" svg:width="3.7791in" svg:height="0.4311in" draw:z-index="27"><draw:object xlink:href="./Object 37" xlink:type="simple" xlink:show="embed" xlink:actuate="onLoad"/><draw:image xlink:href="./ObjectReplacements/Object 37" xlink:type="simple" xlink:show="embed" xlink:actuate="onLoad"/></draw:frame></text:p>
      <text:p text:style-name="P21"><text:tab/><draw:frame draw:style-name="fr1" draw:name="Object5" text:anchor-type="as-char" svg:y="-0.2445in" svg:width="4.0028in" svg:height="0.4311in" draw:z-index="28"><draw:object xlink:href="./Object 38" xlink:type="simple" xlink:show="embed" xlink:actuate="onLoad"/><draw:image xlink:href="./ObjectReplacements/Object 38" xlink:type="simple" xlink:show="embed" xlink:actuate="onLoad"/></draw:frame></text:p>
      <text:p text:style-name="P21"><text:tab/><draw:frame draw:style-name="fr1" draw:name="Object6" text:anchor-type="as-char" svg:y="-0.2445in" svg:width="4.0299in" svg:height="0.4311in" draw:z-index="29"><draw:object xlink:href="./Object 39" xlink:type="simple" xlink:show="embed" xlink:actuate="onLoad"/><draw:image xlink:href="./ObjectReplacements/Object 39" xlink:type="simple" xlink:show="embed" xlink:actuate="onLoad"/></draw:frame></text:p>
      <text:p text:style-name="P21"><text:tab/><draw:frame draw:style-name="fr1" draw:name="Object7" text:anchor-type="as-char" svg:y="-0.2445in" svg:width="4.0354in" svg:height="0.4311in" draw:z-index="37"><draw:object xlink:href="./Object 40" xlink:type="simple" xlink:show="embed" xlink:actuate="onLoad"/><draw:image xlink:href="./ObjectReplacements/Object 40" xlink:type="simple" xlink:show="embed" xlink:actuate="onLoad"/></draw:frame></text:p>
      <text:p text:style-name="P21"><text:tab/><draw:frame draw:style-name="fr1" draw:name="Object8" text:anchor-type="as-char" svg:y="-0.2445in" svg:width="4.0484in" svg:height="0.4311in" draw:z-index="39"><draw:object xlink:href="./Object 41" xlink:type="simple" xlink:show="embed" xlink:actuate="onLoad"/><draw:image xlink:href="./ObjectReplacements/Object 41" xlink:type="simple" xlink:show="embed" xlink:actuate="onLoad"/></draw:frame></text:p>
      <text:p text:style-name="P21"><text:tab/><draw:frame draw:style-name="fr1" draw:name="Object9" text:anchor-type="as-char" svg:y="-0.2445in" svg:width="3.948in" svg:height="0.4311in" draw:z-index="40"><draw:object xlink:href="./Object 42" xlink:type="simple" xlink:show="embed" xlink:actuate="onLoad"/><draw:image xlink:href="./ObjectReplacements/Object 42" xlink:type="simple" xlink:show="embed" xlink:actuate="onLoad"/></draw:frame></text:p>
      <text:p text:style-name="P21"><text:tab/>Проект B:</text:p>
      <text:p text:style-name="P21"><text:tab/><draw:frame draw:style-name="fr1" draw:name="Object2" text:anchor-type="as-char" svg:y="-0.2445in" svg:width="3.9835in" svg:height="0.4311in" draw:z-index="24"><draw:object xlink:href="./Object 35" xlink:type="simple" xlink:show="embed" xlink:actuate="onLoad"/><draw:image xlink:href="./ObjectReplacements/Object 35" xlink:type="simple" xlink:show="embed" xlink:actuate="onLoad"/></draw:frame></text:p>
      <text:p text:style-name="P21"><text:tab/><draw:frame draw:style-name="fr1" draw:name="Object10" text:anchor-type="as-char" svg:y="-0.2445in" svg:width="3.9874in" svg:height="0.4311in" draw:z-index="30"><draw:object xlink:href="./Object 43" xlink:type="simple" xlink:show="embed" xlink:actuate="onLoad"/><draw:image xlink:href="./ObjectReplacements/Object 43" xlink:type="simple" xlink:show="embed" xlink:actuate="onLoad"/></draw:frame></text:p>
      <text:p text:style-name="P21"><text:tab/><draw:frame draw:style-name="fr1" draw:name="Object11" text:anchor-type="as-char" svg:y="-0.2445in" svg:width="3.7811in" svg:height="0.4311in" draw:z-index="31"><draw:object xlink:href="./Object 44" xlink:type="simple" xlink:show="embed" xlink:actuate="onLoad"/><draw:image xlink:href="./ObjectReplacements/Object 44" xlink:type="simple" xlink:show="embed" xlink:actuate="onLoad"/></draw:frame></text:p>
      <text:p text:style-name="P21"><text:tab/><draw:frame draw:style-name="fr1" draw:name="Object12" text:anchor-type="as-char" svg:y="-0.2445in" svg:width="4in" svg:height="0.4311in" draw:z-index="32"><draw:object xlink:href="./Object 45" xlink:type="simple" xlink:show="embed" xlink:actuate="onLoad"/><draw:image xlink:href="./ObjectReplacements/Object 45" xlink:type="simple" xlink:show="embed" xlink:actuate="onLoad"/></draw:frame></text:p>
      <text:p text:style-name="P21"><text:tab/><draw:frame draw:style-name="fr1" draw:name="Object13" text:anchor-type="as-char" svg:y="-0.2445in" svg:width="4.0264in" svg:height="0.4311in" draw:z-index="33"><draw:object xlink:href="./Object 46" xlink:type="simple" xlink:show="embed" xlink:actuate="onLoad"/><draw:image xlink:href="./ObjectReplacements/Object 46" xlink:type="simple" xlink:show="embed" xlink:actuate="onLoad"/></draw:frame></text:p>
      <text:p text:style-name="P21"><text:tab/><draw:frame draw:style-name="fr1" draw:name="Object14" text:anchor-type="as-char" svg:y="-0.2445in" svg:width="4.0311in" svg:height="0.4311in" draw:z-index="34"><draw:object xlink:href="./Object 47" xlink:type="simple" xlink:show="embed" xlink:actuate="onLoad"/><draw:image xlink:href="./ObjectReplacements/Object 47" xlink:type="simple" xlink:show="embed" xlink:actuate="onLoad"/></draw:frame></text:p>
      <text:p text:style-name="P21"><text:tab/><draw:frame draw:style-name="fr1" draw:name="Object15" text:anchor-type="as-char" svg:y="-0.2445in" svg:width="4.0528in" svg:height="0.4311in" draw:z-index="35"><draw:object xlink:href="./Object 48" xlink:type="simple" xlink:show="embed" xlink:actuate="onLoad"/><draw:image xlink:href="./ObjectReplacements/Object 48" xlink:type="simple" xlink:show="embed" xlink:actuate="onLoad"/></draw:frame></text:p>
      <text:p text:style-name="P21"><text:tab/><draw:frame draw:style-name="fr1" draw:name="Object16" text:anchor-type="as-char" svg:y="-0.2445in" svg:width="4.0339in" svg:height="0.4311in" draw:z-index="36"><draw:object xlink:href="./Object 49" xlink:type="simple" xlink:show="embed" xlink:actuate="onLoad"/><draw:image xlink:href="./ObjectReplacements/Object 49" xlink:type="simple" xlink:show="embed" xlink:actuate="onLoad"/></draw:frame></text:p>
      <text:p text:style-name="P22"><text:tab/></text:p>
      <table:table table:name="Table1" table:style-name="Table1">
        <table:table-column table:style-name="Table1.A"/>
        <table:table-column table:style-name="Table1.B" table:number-columns-repeated="2"/>
        <table:table-row>
          <table:table-cell table:style-name="Table1.A1" office:value-type="string">
            <text:p text:style-name="P23">r</text:p>
          </table:table-cell>
          <table:table-cell table:style-name="Table1.A1" office:value-type="string">
            <text:p text:style-name="P23">NPV (Проект A)</text:p>
          </table:table-cell>
          <table:table-cell table:style-name="Table1.A1" office:value-type="string">
            <text:p text:style-name="P23">NPV (Проект Б)</text:p>
          </table:table-cell>
        </table:table-row>
        <table:table-row>
          <table:table-cell table:style-name="Table1.A1" office:value-type="string">
            <text:p text:style-name="P23">8%</text:p>
          </table:table-cell>
          <table:table-cell table:style-name="Table1.A1" office:value-type="string">
            <text:p text:style-name="P23">29.06</text:p>
          </table:table-cell>
          <table:table-cell table:style-name="Table1.A1" office:value-type="string">
            <text:p text:style-name="P23">31.51</text:p>
          </table:table-cell>
        </table:table-row>
        <table:table-row>
          <table:table-cell table:style-name="Table1.A1" office:value-type="string">
            <text:p text:style-name="P23">9%</text:p>
          </table:table-cell>
          <table:table-cell table:style-name="Table1.A1" office:value-type="string">
            <text:p text:style-name="P23">27.39</text:p>
          </table:table-cell>
          <table:table-cell table:style-name="Table1.A1" office:value-type="string">
            <text:p text:style-name="P23">28.48</text:p>
          </table:table-cell>
        </table:table-row>
        <table:table-row>
          <table:table-cell table:style-name="Table1.A1" office:value-type="string">
            <text:p text:style-name="P23">10%</text:p>
          </table:table-cell>
          <table:table-cell table:style-name="Table1.A1" office:value-type="string">
            <text:p text:style-name="P23">25.77</text:p>
          </table:table-cell>
          <table:table-cell table:style-name="Table1.A1" office:value-type="string">
            <text:p text:style-name="P23">25.54</text:p>
          </table:table-cell>
        </table:table-row>
        <table:table-row>
          <table:table-cell table:style-name="Table1.A1" office:value-type="string">
            <text:p text:style-name="P23">11%</text:p>
          </table:table-cell>
          <table:table-cell table:style-name="Table1.A1" office:value-type="string">
            <text:p text:style-name="P23">24.18</text:p>
          </table:table-cell>
          <table:table-cell table:style-name="Table1.A1" office:value-type="string">
            <text:p text:style-name="P23">22.71</text:p>
          </table:table-cell>
        </table:table-row>
        <table:table-row>
          <table:table-cell table:style-name="Table1.A1" office:value-type="string">
            <text:p text:style-name="P23">12%</text:p>
          </table:table-cell>
          <table:table-cell table:style-name="Table1.A1" office:value-type="string">
            <text:p text:style-name="P23">22.64</text:p>
          </table:table-cell>
          <table:table-cell table:style-name="Table1.A1" office:value-type="string">
            <text:p text:style-name="P23">19.97</text:p>
          </table:table-cell>
        </table:table-row>
        <table:table-row>
          <table:table-cell table:style-name="Table1.A1" office:value-type="string">
            <text:p text:style-name="P23">13%</text:p>
          </table:table-cell>
          <table:table-cell table:style-name="Table1.A1" office:value-type="string">
            <text:p text:style-name="P23">21.13</text:p>
          </table:table-cell>
          <table:table-cell table:style-name="Table1.A1" office:value-type="string">
            <text:p text:style-name="P23">17.31</text:p>
          </table:table-cell>
        </table:table-row>
        <table:table-row>
          <table:table-cell table:style-name="Table1.A1" office:value-type="string">
            <text:p text:style-name="P23">14%</text:p>
          </table:table-cell>
          <table:table-cell table:style-name="Table1.A1" office:value-type="string">
            <text:p text:style-name="P23">19.65</text:p>
          </table:table-cell>
          <table:table-cell table:style-name="Table1.A1" office:value-type="string">
            <text:p text:style-name="P23">14.74</text:p>
          </table:table-cell>
        </table:table-row>
        <table:table-row>
          <table:table-cell table:style-name="Table1.A1" office:value-type="string">
            <text:p text:style-name="P23">15%</text:p>
          </table:table-cell>
          <table:table-cell table:style-name="Table1.A1" office:value-type="string">
            <text:p text:style-name="P23">18.2</text:p>
          </table:table-cell>
          <table:table-cell table:style-name="Table1.A1" office:value-type="string">
            <text:p text:style-name="P23">12.25</text:p>
          </table:table-cell>
        </table:table-row>
      </table:table>
      <text:p text:style-name="P22"/>
      <text:p text:style-name="P22"><text:tab/>Отложим полученные значения NPV на графике, где по оси Y отложены значения NPV, по оси X – значения r <text:span text:style-name="T33">в процентах</text:span>.</text:p>
      <text:p text:style-name="P21"><text:tab/></text:p>
      <text:p text:style-name="P24"><draw:frame draw:style-name="fr3" draw:name="Object17" text:anchor-type="char" svg:width="6.2992in" svg:height="3.5429in" draw:z-index="15"><draw:object xlink:href="./Object 50" xlink:type="simple" xlink:show="embed" xlink:actuate="onLoad"/><draw:image xlink:href="./ObjectReplacements/Object 50" xlink:type="simple" xlink:show="embed" xlink:actuate="onLoad"/></draw:frame><text:tab/><text:span text:style-name="T34">Как видно по графику, точка Фишера находится на </text:span><text:span text:style-name="T34"><draw:frame draw:style-name="fr1" draw:name="Объект24" text:anchor-type="as-char" svg:y="-0.1492in" svg:width="0.5972in" svg:height="0.1854in" draw:z-index="41"><draw:object xlink:href="./Object 24" xlink:type="simple" xlink:show="embed" xlink:actuate="onLoad"/><draw:image xlink:href="./ObjectReplacements/Object 24" xlink:type="simple" xlink:show="embed" xlink:actuate="onLoad"/><svg:desc>формула</svg:desc></draw:frame></text:span><text:span text:style-name="T34">.</text:span></text:p>
      <text:p text:style-name="P24"><text:tab/>Проверим полученное графически решение аналитически. Для этого рассчитаем <text:span text:style-name="T35">приростный</text:span> поток для каждого из периодов.</text:p>
      <text:p text:style-name="P24"/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row table:style-name="Таблица4.1">
          <table:table-cell table:style-name="Таблица4.A1" office:value-type="string">
            <text:p text:style-name="P25">t</text:p>
          </table:table-cell>
          <table:table-cell table:style-name="Таблица4.A1" office:value-type="string">
            <text:p text:style-name="P25"><draw:frame draw:style-name="fr1" draw:name="Объект43" text:anchor-type="as-char" svg:y="-0.1492in" svg:width="0.3016in" svg:height="0.2102in" draw:z-index="42"><draw:object xlink:href="./Object 61" xlink:type="simple" xlink:show="embed" xlink:actuate="onLoad"/><draw:image xlink:href="./ObjectReplacements/Object 61" xlink:type="simple" xlink:show="embed" xlink:actuate="onLoad"/></draw:frame></text:p>
          </table:table-cell>
          <table:table-cell table:style-name="Таблица4.A1" office:value-type="string">
            <text:p text:style-name="P25"><draw:frame draw:style-name="fr1" draw:name="Объект44" text:anchor-type="as-char" svg:y="-0.1492in" svg:width="0.2925in" svg:height="0.2102in" draw:z-index="49"><draw:object xlink:href="./Object 62" xlink:type="simple" xlink:show="embed" xlink:actuate="onLoad"/><draw:image xlink:href="./ObjectReplacements/Object 62" xlink:type="simple" xlink:show="embed" xlink:actuate="onLoad"/></draw:frame></text:p>
          </table:table-cell>
          <table:table-cell table:style-name="Таблица4.A1" office:value-type="string">
            <text:p text:style-name="P25"><draw:frame draw:style-name="fr1" draw:name="Объект45" text:anchor-type="as-char" svg:y="-0.1492in" svg:width="0.3354in" svg:height="0.1854in" draw:z-index="54"><draw:object xlink:href="./Object 63" xlink:type="simple" xlink:show="embed" xlink:actuate="onLoad"/><draw:image xlink:href="./ObjectReplacements/Object 63" xlink:type="simple" xlink:show="embed" xlink:actuate="onLoad"/></draw:frame></text:p>
          </table:table-cell>
        </table:table-row>
        <table:table-row table:style-name="Таблица4.1">
          <table:table-cell table:style-name="Таблица4.A1" office:value-type="string">
            <text:p text:style-name="P25">0</text:p>
          </table:table-cell>
          <table:table-cell table:style-name="Таблица4.A1" office:value-type="string">
            <text:p text:style-name="P25">-100</text:p>
          </table:table-cell>
          <table:table-cell table:style-name="Таблица4.A1" office:value-type="string">
            <text:p text:style-name="P25">-100</text:p>
          </table:table-cell>
          <table:table-cell table:style-name="Таблица4.A1" office:value-type="string">
            <text:p text:style-name="P25">0</text:p>
          </table:table-cell>
        </table:table-row>
        <table:table-row table:style-name="Таблица4.1">
          <table:table-cell table:style-name="Таблица4.A1" office:value-type="string">
            <text:p text:style-name="P25">1</text:p>
          </table:table-cell>
          <table:table-cell table:style-name="Таблица4.A1" office:value-type="string">
            <text:p text:style-name="P25">90</text:p>
          </table:table-cell>
          <table:table-cell table:style-name="Таблица4.A1" office:value-type="string">
            <text:p text:style-name="P25">10</text:p>
          </table:table-cell>
          <table:table-cell table:style-name="Таблица4.A1" office:value-type="string">
            <text:p text:style-name="P25">+80</text:p>
          </table:table-cell>
        </table:table-row>
        <table:table-row table:style-name="Таблица4.1">
          <table:table-cell table:style-name="Таблица4.A1" office:value-type="string">
            <text:p text:style-name="P25">2</text:p>
          </table:table-cell>
          <table:table-cell table:style-name="Таблица4.A1" office:value-type="string">
            <text:p text:style-name="P25">45</text:p>
          </table:table-cell>
          <table:table-cell table:style-name="Таблица4.A1" office:value-type="string">
            <text:p text:style-name="P25">50</text:p>
          </table:table-cell>
          <table:table-cell table:style-name="Таблица4.A1" office:value-type="string">
            <text:p text:style-name="P25">-5</text:p>
          </table:table-cell>
        </table:table-row>
        <table:table-row table:style-name="Таблица4.1">
          <table:table-cell table:style-name="Таблица4.A1" office:value-type="string">
            <text:p text:style-name="P25">3</text:p>
          </table:table-cell>
          <table:table-cell table:style-name="Таблица4.A1" office:value-type="string">
            <text:p text:style-name="P25">9</text:p>
          </table:table-cell>
          <table:table-cell table:style-name="Таблица4.A1" office:value-type="string">
            <text:p text:style-name="P25">100</text:p>
          </table:table-cell>
          <table:table-cell table:style-name="Таблица4.A1" office:value-type="string">
            <text:p text:style-name="P25">-91</text:p>
          </table:table-cell>
        </table:table-row>
      </table:table>
      <text:p text:style-name="P26"/>
      <text:p text:style-name="P26"><text:tab/>Составим уравнение: <draw:frame draw:style-name="fr1" draw:name="Объект25" text:anchor-type="as-char" svg:y="-0.2445in" svg:width="1.9016in" svg:height="0.4311in" draw:z-index="43"><draw:object xlink:href="./Object 25" xlink:type="simple" xlink:show="embed" xlink:actuate="onLoad"/><draw:image xlink:href="./ObjectReplacements/Object 25" xlink:type="simple" xlink:show="embed" xlink:actuate="onLoad"/></draw:frame></text:p>
      <text:p text:style-name="P27"><text:tab/><text:span text:style-name="T36">Выполним замену </text:span><text:span text:style-name="T36"><draw:frame draw:style-name="fr1" draw:name="Объект26" text:anchor-type="as-char" svg:y="-0.2445in" svg:width="0.5429in" svg:height="0.3953in" draw:z-index="44"><draw:object xlink:href="./Object 26" xlink:type="simple" xlink:show="embed" xlink:actuate="onLoad"/><draw:image xlink:href="./ObjectReplacements/Object 26" xlink:type="simple" xlink:show="embed" xlink:actuate="onLoad"/></draw:frame></text:span><text:span text:style-name="T36">: </text:span></text:p>
      <text:p text:style-name="P27"><text:span text:style-name="T36"><text:tab/></text:span><text:span text:style-name="T36"><draw:frame draw:style-name="fr1" draw:name="Объект27" text:anchor-type="as-char" svg:y="-0.1728in" svg:width="1.4909in" svg:height="0.2091in" draw:z-index="45"><draw:object xlink:href="./Object 27" xlink:type="simple" xlink:show="embed" xlink:actuate="onLoad"/><draw:image xlink:href="./ObjectReplacements/Object 27" xlink:type="simple" xlink:show="embed" xlink:actuate="onLoad"/></draw:frame></text:span></text:p>
      <text:p text:style-name="P28"><text:span text:style-name="T37"><text:tab/></text:span><text:span text:style-name="T38"><draw:frame draw:style-name="fr1" draw:name="Объект28" text:anchor-type="as-char" svg:y="-0.1728in" svg:width="1.4709in" svg:height="0.2217in" draw:z-index="46"><draw:object xlink:href="./Object 28" xlink:type="simple" xlink:show="embed" xlink:actuate="onLoad"/><draw:image xlink:href="./ObjectReplacements/Object 28" xlink:type="simple" xlink:show="embed" xlink:actuate="onLoad"/></draw:frame></text:span><text:span text:style-name="T37"><text:tab/></text:span></text:p>
      <text:p text:style-name="P28"><text:soft-page-break/><text:span text:style-name="T37"><text:tab/>Решим квадратное уравнение </text:span><text:span text:style-name="T39"><draw:frame draw:style-name="fr1" draw:name="Объект29" text:anchor-type="as-char" svg:y="-0.1728in" svg:width="1.2437in" svg:height="0.2091in" draw:z-index="47"><draw:object xlink:href="./Object 29" xlink:type="simple" xlink:show="embed" xlink:actuate="onLoad"/><draw:image xlink:href="./ObjectReplacements/Object 29" xlink:type="simple" xlink:show="embed" xlink:actuate="onLoad"/></draw:frame></text:span></text:p>
      <text:p text:style-name="P28"><text:span text:style-name="T39"><text:tab/></text:span><text:span text:style-name="T39"><draw:frame draw:style-name="fr1" draw:name="Объект31" text:anchor-type="as-char" svg:y="-0.1728in" svg:width="2.1028in" svg:height="0.2217in" draw:z-index="53"><draw:object xlink:href="./Object 31" xlink:type="simple" xlink:show="embed" xlink:actuate="onLoad"/><draw:image xlink:href="./ObjectReplacements/Object 31" xlink:type="simple" xlink:show="embed" xlink:actuate="onLoad"/></draw:frame></text:span></text:p>
      <text:p text:style-name="P28"><text:span text:style-name="T39"><text:tab/></text:span><text:span text:style-name="T39"><draw:frame draw:style-name="fr1" draw:name="Объект30" text:anchor-type="as-char" svg:y="-0.1638in" svg:width="1.0138in" svg:height="0.2in" draw:z-index="48"><draw:object xlink:href="./Object 30" xlink:type="simple" xlink:show="embed" xlink:actuate="onLoad"/><draw:image xlink:href="./ObjectReplacements/Object 30" xlink:type="simple" xlink:show="embed" xlink:actuate="onLoad"/></draw:frame></text:span></text:p>
      <text:p text:style-name="P28"><text:span text:style-name="T39"><text:tab/></text:span><text:span text:style-name="T39"><draw:frame draw:style-name="fr1" draw:name="Объект32" text:anchor-type="as-char" svg:y="-0.2445in" svg:width="2.0016in" svg:height="0.3953in" draw:z-index="50"><draw:object xlink:href="./Object 32" xlink:type="simple" xlink:show="embed" xlink:actuate="onLoad"/><draw:image xlink:href="./ObjectReplacements/Object 32" xlink:type="simple" xlink:show="embed" xlink:actuate="onLoad"/></draw:frame></text:span></text:p>
      <text:p text:style-name="P28"><text:span text:style-name="T39"><text:tab/>Произведем обратную замену </text:span><text:span text:style-name="T39"><draw:frame draw:style-name="fr1" draw:name="Объект33" text:anchor-type="as-char" svg:y="-0.2445in" svg:width="0.5681in" svg:height="0.3953in" draw:z-index="51"><draw:object xlink:href="./Object 33" xlink:type="simple" xlink:show="embed" xlink:actuate="onLoad"/><draw:image xlink:href="./ObjectReplacements/Object 33" xlink:type="simple" xlink:show="embed" xlink:actuate="onLoad"/></draw:frame></text:span></text:p>
      <text:p text:style-name="P28"><text:span text:style-name="T39"><text:tab/></text:span><text:span text:style-name="T39"><draw:frame draw:style-name="fr1" draw:name="Объект42" text:anchor-type="as-char" svg:y="-0.2445in" svg:width="1.7791in" svg:height="0.3953in" draw:z-index="52"><draw:object xlink:href="./Object 60" xlink:type="simple" xlink:show="embed" xlink:actuate="onLoad"/><draw:image xlink:href="./ObjectReplacements/Object 60" xlink:type="simple" xlink:show="embed" xlink:actuate="onLoad"/></draw:frame></text:span></text:p>
      <text:p text:style-name="P29"><text:tab/>Таким образом, точка Фишера находится на <draw:frame draw:style-name="fr1" draw:name="Объект46" text:anchor-type="as-char" svg:y="-0.1492in" svg:width="0.678in" svg:height="0.1854in" draw:z-index="55"><draw:object xlink:href="./Object 64" xlink:type="simple" xlink:show="embed" xlink:actuate="onLoad"/><draw:image xlink:href="./ObjectReplacements/Object 64" xlink:type="simple" xlink:show="embed" xlink:actuate="onLoad"/></draw:frame>.</text:p>
      <text:p text:style-name="P24"/>
      <text:p text:style-name="P21"><text:span text:style-name="T34"><text:tab/></text:span><text:span text:style-name="T40">Ответ</text:span><text:span text:style-name="T34">: </text:span><text:span text:style-name="T33">Точка</text:span><text:span text:style-name="T34"> Фишера находится на </text:span><text:span text:style-name="T34"><draw:frame draw:style-name="fr1" draw:name="Object18" text:anchor-type="as-char" svg:y="-0.1492in" svg:width="0.678in" svg:height="0.1854in" draw:z-index="38"><draw:object xlink:href="./Object 51" xlink:type="simple" xlink:show="embed" xlink:actuate="onLoad"/><draw:image xlink:href="./ObjectReplacements/Object 51" xlink:type="simple" xlink:show="embed" xlink:actuate="onLoad"/></draw:frame></text:span><text:span text:style-name="T34">. При r = 8% для инвестирования более предпочтителен проект B, при r = 15% для инвестирования более предпочтителен проект A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roman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umbering_20_Symbols" style:display-name="Numbering Symbols" style:family="text"/>
    <style:style style:name="Frame" style:family="graphic">
      <style:graphic-properties text:anchor-type="as-char" svg:y="0in" style:wrap="none" style:vertical-pos="middle" style:vertical-rel="line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currency-style style:name="N115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5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5P0"/>
    </number:currency-style>
    <number:currency-style style:name="N117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7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7P0"/>
    </number:currency-style>
    <number:currency-style style:name="N118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8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8P0"/>
    </number:currency-style>
    <number:currency-style style:name="N11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9P0"/>
    </number:currency-style>
    <number:currency-style style:name="N121P0" style:volatile="true">
      <number:currency-symbol number:language="en" number:country="US">$</number:currency-symbol>
      <number:number number:decimal-places="2" number:min-decimal-places="0" number:decimal-replacement="--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US">$</number:currency-symbol>
      <number:number number:decimal-places="2" number:min-decimal-places="0" number:decimal-replacement="--" number:min-integer-digits="1" number:grouping="true"/>
      <style:map style:condition="value()&gt;=0" style:apply-style-name="N121P0"/>
    </number:currency-style>
    <number:number-style style:name="N123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3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25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currency-style style:name="N127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7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9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9P0"/>
    </number:currency-style>
    <number:date-style style:name="N130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1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2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3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5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6">
      <number:day number:calendar="jewish"/>
      <number:text> </number:text>
      <number:month number:calendar="jewish" number:style="long" number:textual="true"/>
    </number:date-style>
    <number:date-style style:name="N137">
      <number:month number:calendar="jewish" number:style="long" number:textual="true"/>
      <number:text> </number:text>
      <number:day number:calendar="jewish"/>
    </number:date-style>
    <number:date-style style:name="N138">
      <number:month number:calendar="jewish" number:style="long" number:textual="true"/>
      <number:text> </number:text>
      <number:year number:calendar="jewish" number:style="long"/>
    </number:date-style>
    <number:date-style style:name="N139">
      <number:month number:calendar="jewish" number:style="long" number:textual="true"/>
    </number:date-style>
    <number:number-style style:name="N10114" number:language="ru" number:country="RU" loext:transliteration-spellout="title cardinal" number:transliteration-language="ru" number:transliteration-country="RU">
      <number:number number:decimal-places="0" number:min-decimal-places="0" number:min-integer-digits="1"/>
    </number:number-style>
    <number:number-style style:name="N10115" number:language="ru" number:country="RU" loext:transliteration-spellout="title USD" number:transliteration-language="ru" number:transliteration-country="RU">
      <number:number number:decimal-places="0" number:min-decimal-places="0" number:min-integer-digits="1"/>
    </number:number-style>
    <number:number-style style:name="N10116" number:language="ru" number:country="RU" loext:transliteration-spellout="title USD" number:transliteration-language="ru" number:transliteration-country="RU">
      <number:number number:decimal-places="2" number:min-decimal-places="2" number:min-integer-digits="1"/>
    </number:number-style>
    <number:number-style style:name="N10117" number:language="ru" number:country="RU" loext:transliteration-spellout="upper USD" number:transliteration-language="ru" number:transliteration-country="RU">
      <number:number number:decimal-places="0" number:min-decimal-places="0" number:min-integer-digits="1"/>
    </number:number-style>
    <number:number-style style:name="N10118" number:language="ru" number:country="RU" loext:transliteration-spellout="upper USD" number:transliteration-language="ru" number:transliteration-country="RU">
      <number:number number:decimal-places="2" number:min-decimal-places="2" number:min-integer-digits="1"/>
    </number:number-style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17-01-01T14:28:30.863048091</meta:creation-date>
    <meta:generator>LibreOffice/25.8.5.2$Linux_X86_64 LibreOffice_project/580$Build-2</meta:generator>
    <meta:editing-cycles>0</meta:editing-cycles>
    <meta:editing-duration>P0D</meta:editing-duration>
    <meta:print-date>2026-03-31T12:02:13.407781170</meta:print-date>
    <meta:printed-by>Файлы PDF</meta:printed-by>
    <meta:document-statistic meta:table-count="5" meta:image-count="0" meta:object-count="65" meta:page-count="5" meta:paragraph-count="207" meta:word-count="477" meta:character-count="2553" meta:non-whitespace-character-count="2149"/>
  </office:meta>
</office:document-meta>
</file>

<file path=Object 1/content.xml><?xml version="1.0" encoding="utf-8"?>
<math xmlns="http://www.w3.org/1998/Math/MathML" display="block">
  <semantics>
    <mrow>
      <mi mathvariant="italic">IRR</mi>
      <mo stretchy="false">≈</mo>
      <mrow>
        <msub>
          <mi>r</mi>
          <mn>1</mn>
        </msub>
        <mo stretchy="false">+</mo>
        <mrow>
          <mfrac>
            <mrow>
              <mi mathvariant="italic">NPV</mi>
              <mrow>
                <mo fence="true" form="prefix" stretchy="false">(</mo>
                <mrow>
                  <msub>
                    <mi>r</mi>
                    <mn>1</mn>
                  </msub>
                </mrow>
                <mo fence="true" form="postfix" stretchy="false">)</mo>
              </mrow>
            </mrow>
            <mrow>
              <mi mathvariant="italic">NPV</mi>
              <mrow>
                <mrow>
                  <mo fence="true" form="prefix" stretchy="false">(</mo>
                  <mrow>
                    <msub>
                      <mi>r</mi>
                      <mn>1</mn>
                    </msub>
                  </mrow>
                  <mo fence="true" form="postfix" stretchy="false">)</mo>
                </mrow>
                <mo stretchy="false">−</mo>
                <mi mathvariant="italic">NPV</mi>
              </mrow>
              <mrow>
                <mo fence="true" form="prefix" stretchy="false">(</mo>
                <mrow>
                  <msub>
                    <mi>r</mi>
                    <mn>2</mn>
                  </msub>
                </mrow>
                <mo fence="true" form="postfix" stretchy="false">)</mo>
              </mrow>
            </mrow>
          </mfrac>
          <mo stretchy="false">×</mo>
          <mrow>
            <mo fence="true" form="prefix" stretchy="false">(</mo>
            <mrow>
              <mrow>
                <msub>
                  <mi>r</mi>
                  <mn>2</mn>
                </msub>
                <mo stretchy="false">−</mo>
                <msub>
                  <mi>r</mi>
                  <mn>1</mn>
                </msub>
              </mrow>
            </mrow>
            <mo fence="true" form="postfix" stretchy="false">)</mo>
          </mrow>
        </mrow>
      </mrow>
    </mrow>
    <annotation encoding="StarMath 5.0">IRR approx r_1 + {NPV(r_1)} over {NPV (r_1) - NPV (r_2)} times (r_2 - r_1)</annotation>
  </semantics>
</math>
</file>

<file path=Object 10/content.xml><?xml version="1.0" encoding="utf-8"?>
<math xmlns="http://www.w3.org/1998/Math/MathML" display="block">
  <semantics>
    <mrow>
      <mrow>
        <mi mathvariant="italic">IRR</mi>
        <mo stretchy="false">≈</mo>
        <mn>7.84</mn>
      </mrow>
      <mtext>%</mtext>
    </mrow>
    <annotation encoding="StarMath 5.0">IRR approx 7.84%</annotation>
  </semantics>
</math>
</file>

<file path=Object 11/content.xml><?xml version="1.0" encoding="utf-8"?>
<math xmlns="http://www.w3.org/1998/Math/MathML" display="block">
  <semantics>
    <mrow>
      <mi mathvariant="italic">IRR</mi>
      <mo stretchy="false">≈</mo>
      <mrow>
        <msub>
          <mi>r</mi>
          <mn>1</mn>
        </msub>
        <mo stretchy="false">+</mo>
        <mrow>
          <mfrac>
            <mrow>
              <mi mathvariant="italic">NPV</mi>
              <mrow>
                <mo fence="true" form="prefix" stretchy="false">(</mo>
                <mrow>
                  <msub>
                    <mi>r</mi>
                    <mn>1</mn>
                  </msub>
                </mrow>
                <mo fence="true" form="postfix" stretchy="false">)</mo>
              </mrow>
            </mrow>
            <mrow>
              <mi mathvariant="italic">NPV</mi>
              <mrow>
                <mrow>
                  <mo fence="true" form="prefix" stretchy="false">(</mo>
                  <mrow>
                    <msub>
                      <mi>r</mi>
                      <mn>1</mn>
                    </msub>
                  </mrow>
                  <mo fence="true" form="postfix" stretchy="false">)</mo>
                </mrow>
                <mo stretchy="false">−</mo>
                <mi mathvariant="italic">NPV</mi>
              </mrow>
              <mrow>
                <mo fence="true" form="prefix" stretchy="false">(</mo>
                <mrow>
                  <msub>
                    <mi>r</mi>
                    <mn>2</mn>
                  </msub>
                </mrow>
                <mo fence="true" form="postfix" stretchy="false">)</mo>
              </mrow>
            </mrow>
          </mfrac>
          <mo stretchy="false">×</mo>
          <mrow>
            <mo fence="true" form="prefix" stretchy="false">(</mo>
            <mrow>
              <mrow>
                <msub>
                  <mi>r</mi>
                  <mn>2</mn>
                </msub>
                <mo stretchy="false">−</mo>
                <msub>
                  <mi>r</mi>
                  <mn>1</mn>
                </msub>
              </mrow>
            </mrow>
            <mo fence="true" form="postfix" stretchy="false">)</mo>
          </mrow>
        </mrow>
      </mrow>
    </mrow>
    <annotation encoding="StarMath 5.0">IRR approx r_1 + {NPV(r_1)} over {NPV (r_1) - NPV (r_2)} times (r_2 - r_1)</annotation>
  </semantics>
</math>
</file>

<file path=Object 12/content.xml><?xml version="1.0" encoding="utf-8"?>
<math xmlns="http://www.w3.org/1998/Math/MathML" display="block">
  <semantics>
    <msub>
      <mi>r</mi>
      <mn>1</mn>
    </msub>
    <annotation encoding="StarMath 5.0">r_1</annotation>
  </semantics>
</math>
</file>

<file path=Object 13/content.xml><?xml version="1.0" encoding="utf-8"?>
<math xmlns="http://www.w3.org/1998/Math/MathML" display="block">
  <semantics>
    <msub>
      <mi>r</mi>
      <mn>2</mn>
    </msub>
    <annotation encoding="StarMath 5.0">r_2</annotation>
  </semantics>
</math>
</file>

<file path=Object 14/content.xml><?xml version="1.0" encoding="utf-8"?>
<math xmlns="http://www.w3.org/1998/Math/MathML" display="block">
  <semantics>
    <mrow>
      <mi mathvariant="italic">NPV</mi>
      <mrow>
        <mrow>
          <mo fence="true" form="prefix" stretchy="false">(</mo>
          <mrow>
            <msub>
              <mi>r</mi>
              <mn>1</mn>
            </msub>
          </mrow>
          <mo fence="true" form="postfix" stretchy="false">)</mo>
        </mrow>
        <mo stretchy="false">&gt;</mo>
        <mn>0</mn>
      </mrow>
      <mi>,</mi>
      <mi mathvariant="italic">NPV</mi>
      <mrow>
        <mrow>
          <mo fence="true" form="prefix" stretchy="false">(</mo>
          <mrow>
            <msub>
              <mi>r</mi>
              <mn>2</mn>
            </msub>
          </mrow>
          <mo fence="true" form="postfix" stretchy="false">)</mo>
        </mrow>
        <mo stretchy="false">&lt;</mo>
        <mn>0</mn>
      </mrow>
    </mrow>
    <annotation encoding="StarMath 5.0">NPV(r_1) &gt; 0, NPV (r_2) &lt; 0</annotation>
  </semantics>
</math>
</file>

<file path=Object 15/content.xml><?xml version="1.0" encoding="utf-8"?>
<math xmlns="http://www.w3.org/1998/Math/MathML" display="block">
  <semantics>
    <mrow>
      <mi mathvariant="italic">NPV</mi>
      <mrow>
        <mrow>
          <mo fence="true" form="prefix" stretchy="false">(</mo>
          <mrow>
            <mrow>
              <mn>15</mn>
              <mtext>%</mtext>
            </mrow>
          </mrow>
          <mo fence="true" form="postfix" stretchy="false">)</mo>
        </mrow>
        <mo stretchy="false">=</mo>
        <mrow>
          <mo stretchy="false">−</mo>
          <mn>10</mn>
        </mrow>
      </mrow>
      <mi>–</mi>
      <mrow>
        <mrow>
          <mfrac>
            <mn>15</mn>
            <mn>1.15</mn>
          </mfrac>
          <mo stretchy="false">+</mo>
          <mfrac>
            <mn>7</mn>
            <msup>
              <mn>1.15</mn>
              <mn>2</mn>
            </msup>
          </mfrac>
          <mo stretchy="false">+</mo>
          <mfrac>
            <mn>11</mn>
            <msup>
              <mn>1.15</mn>
              <mn>3</mn>
            </msup>
          </mfrac>
          <mo stretchy="false">+</mo>
          <mfrac>
            <mn>8</mn>
            <msup>
              <mn>1.15</mn>
              <mn>4</mn>
            </msup>
          </mfrac>
          <mo stretchy="false">+</mo>
          <mfrac>
            <mn>12</mn>
            <msup>
              <mn>1.15</mn>
              <mn>5</mn>
            </msup>
          </mfrac>
        </mrow>
        <mo stretchy="false">=</mo>
        <mn>0.02235</mn>
      </mrow>
      <mi mathvariant="italic">млн</mi>
      <mn>.</mn>
      <mi mathvariant="italic">руб</mi>
      <mi>.</mi>
    </mrow>
    <annotation encoding="StarMath 5.0">NPV(15%) = -10 – {15} over {1.15} + {7} over {1.15^2} + {11} over {1.15^3} + {8} over {1.15^4} + {12} over {1.15^5} = 0.02235 млн. руб.</annotation>
  </semantics>
</math>
</file>

<file path=Object 16/content.xml><?xml version="1.0" encoding="utf-8"?>
<math xmlns="http://www.w3.org/1998/Math/MathML" display="block">
  <semantics>
    <mrow>
      <mrow>
        <msub>
          <mi>r</mi>
          <mn>1</mn>
        </msub>
        <mo stretchy="false">≈</mo>
        <mn>15</mn>
      </mrow>
      <mtext>%</mtext>
    </mrow>
    <annotation encoding="StarMath 5.0">r_1 approx 15%</annotation>
  </semantics>
</math>
</file>

<file path=Object 17/content.xml><?xml version="1.0" encoding="utf-8"?>
<math xmlns="http://www.w3.org/1998/Math/MathML" display="block">
  <semantics>
    <mrow>
      <mrow>
        <msub>
          <mi>r</mi>
          <mn>2</mn>
        </msub>
        <mo stretchy="false">≈</mo>
        <mn>15.1</mn>
      </mrow>
      <mtext>%</mtext>
    </mrow>
    <annotation encoding="StarMath 5.0">r_2 approx 15.1%</annotation>
  </semantics>
</math>
</file>

<file path=Object 18/content.xml><?xml version="1.0" encoding="utf-8"?>
<math xmlns="http://www.w3.org/1998/Math/MathML" display="block">
  <semantics>
    <mrow>
      <mi mathvariant="italic">NPV</mi>
      <mrow>
        <mrow>
          <mo fence="true" form="prefix" stretchy="false">(</mo>
          <mrow>
            <mrow>
              <mn>15.1</mn>
              <mtext>%</mtext>
            </mrow>
          </mrow>
          <mo fence="true" form="postfix" stretchy="false">)</mo>
        </mrow>
        <mo stretchy="false">=</mo>
        <mrow>
          <mo stretchy="false">−</mo>
          <mn>10</mn>
        </mrow>
      </mrow>
      <mi>–</mi>
      <mrow>
        <mrow>
          <mfrac>
            <mn>15</mn>
            <mn>1.151</mn>
          </mfrac>
          <mo stretchy="false">+</mo>
          <mfrac>
            <mn>7</mn>
            <msup>
              <mn>1.151</mn>
              <mn>2</mn>
            </msup>
          </mfrac>
          <mo stretchy="false">+</mo>
          <mfrac>
            <mn>11</mn>
            <msup>
              <mn>1.151</mn>
              <mn>3</mn>
            </msup>
          </mfrac>
          <mo stretchy="false">+</mo>
          <mfrac>
            <mn>8</mn>
            <msup>
              <mn>1.151</mn>
              <mn>4</mn>
            </msup>
          </mfrac>
          <mo stretchy="false">+</mo>
          <mfrac>
            <mn>12</mn>
            <msup>
              <mn>1.151</mn>
              <mn>5</mn>
            </msup>
          </mfrac>
        </mrow>
        <mo stretchy="false">=</mo>
        <mrow>
          <mo stretchy="false">−</mo>
          <mn>0.036</mn>
        </mrow>
      </mrow>
      <mi mathvariant="italic">млн</mi>
      <mn>.</mn>
      <mi mathvariant="italic">руб</mi>
      <mi>.</mi>
    </mrow>
    <annotation encoding="StarMath 5.0">NPV(15.1%) = -10 – {15} over {1.151} + {7} over {1.151^2} + {11} over {1.151^3} + {8} over {1.151^4} + {12} over {1.151^5} = - 0.036 млн. руб.</annotation>
  </semantics>
</math>
</file>

<file path=Object 19/content.xml><?xml version="1.0" encoding="utf-8"?>
<math xmlns="http://www.w3.org/1998/Math/MathML" display="block">
  <semantics>
    <mrow>
      <mrow>
        <mi mathvariant="italic">IRR</mi>
        <mo stretchy="false">≈</mo>
        <mn>15</mn>
      </mrow>
      <mrow>
        <mrow>
          <mtext>%</mtext>
          <mo stretchy="false">+</mo>
          <mrow>
            <mfrac>
              <mn>0.02235</mn>
              <mrow>
                <mn>0.02235</mn>
                <mo stretchy="false">−</mo>
                <mrow>
                  <mo fence="true" form="prefix" stretchy="false">(</mo>
                  <mrow>
                    <mrow>
                      <mo stretchy="false">−</mo>
                      <mn>0.036</mn>
                    </mrow>
                  </mrow>
                  <mo fence="true" form="postfix" stretchy="false">)</mo>
                </mrow>
              </mrow>
            </mfrac>
            <mo stretchy="false">×</mo>
            <mrow>
              <mo fence="true" form="prefix" stretchy="false">(</mo>
              <mrow>
                <mrow>
                  <mn>15.1</mn>
                  <mrow>
                    <mtext>%</mtext>
                    <mo stretchy="false">−</mo>
                    <mn>15</mn>
                  </mrow>
                  <mtext>%</mtext>
                </mrow>
              </mrow>
              <mo fence="true" form="postfix" stretchy="false">)</mo>
            </mrow>
          </mrow>
        </mrow>
        <mo stretchy="false">=</mo>
        <mn>15.038</mn>
      </mrow>
      <mtext>%</mtext>
    </mrow>
    <annotation encoding="StarMath 5.0">IRR approx 15% + {0.02235} over{0.02235 - (- 0.036) } times (15.1% - 15%) = 15.038%</annotation>
  </semantics>
</math>
</file>

<file path=Object 2/content.xml><?xml version="1.0" encoding="utf-8"?>
<math xmlns="http://www.w3.org/1998/Math/MathML" display="block">
  <semantics>
    <msub>
      <mi>r</mi>
      <mn>1</mn>
    </msub>
    <annotation encoding="StarMath 5.0">r_1</annotation>
  </semantics>
</math>
</file>

<file path=Object 20/content.xml><?xml version="1.0" encoding="utf-8"?>
<math xmlns="http://www.w3.org/1998/Math/MathML" display="block">
  <semantics>
    <mrow>
      <mrow>
        <msubsup>
          <mo stretchy="false">∑</mo>
          <mrow>
            <mi>i</mi>
            <mo stretchy="false">=</mo>
            <mn>0</mn>
          </mrow>
          <mi>n</mi>
        </msubsup>
        <mfrac>
          <msub>
            <mi mathvariant="italic">OF</mi>
            <mi>i</mi>
          </msub>
          <msup>
            <mrow>
              <mo fence="true" form="prefix" stretchy="false">(</mo>
              <mrow>
                <mrow>
                  <mn>1</mn>
                  <mo stretchy="false">+</mo>
                  <mi>r</mi>
                </mrow>
              </mrow>
              <mo fence="true" form="postfix" stretchy="false">)</mo>
            </mrow>
            <mi>i</mi>
          </msup>
        </mfrac>
      </mrow>
      <mo stretchy="false">=</mo>
      <mrow>
        <mn>10</mn>
        <mo stretchy="false">+</mo>
        <mfrac>
          <mn>15</mn>
          <mn>1.12</mn>
        </mfrac>
      </mrow>
      <mo stretchy="false">≈</mo>
      <mn>23.39</mn>
    </mrow>
    <annotation encoding="StarMath 5.0">sum_{i = 0}^{n} {{OF_i} over {(1+r)^i}} = 10 + {15} over {1.12} approx 23.39</annotation>
  </semantics>
</math>
</file>

<file path=Object 21/content.xml><?xml version="1.0" encoding="utf-8"?>
<math xmlns="http://www.w3.org/1998/Math/MathML" display="block">
  <semantics>
    <mrow>
      <mrow>
        <mrow>
          <msubsup>
            <mo stretchy="false">∑</mo>
            <mrow>
              <mi>i</mi>
              <mo stretchy="false">=</mo>
              <mn>0</mn>
            </mrow>
            <mi>n</mi>
          </msubsup>
          <msub>
            <mi mathvariant="italic">IF</mi>
            <mi>i</mi>
          </msub>
        </mrow>
        <mo stretchy="false">∗</mo>
        <msup>
          <mrow>
            <mo fence="true" form="prefix" stretchy="false">(</mo>
            <mrow>
              <mrow>
                <mn>1</mn>
                <mo stretchy="false">+</mo>
                <mi>r</mi>
              </mrow>
            </mrow>
            <mo fence="true" form="postfix" stretchy="false">)</mo>
          </mrow>
          <mrow>
            <mi>n</mi>
            <mi>–</mi>
            <mi>I</mi>
          </mrow>
        </msup>
      </mrow>
      <mo stretchy="false">≈</mo>
      <mrow>
        <mrow>
          <mn>7</mn>
          <mo stretchy="false">∗</mo>
          <msup>
            <mn>1.12</mn>
            <mn>3</mn>
          </msup>
        </mrow>
        <mo stretchy="false">+</mo>
        <mrow>
          <mn>11</mn>
          <mo stretchy="false">∗</mo>
          <msup>
            <mn>1.12</mn>
            <mn>2</mn>
          </msup>
        </mrow>
        <mo stretchy="false">+</mo>
        <mrow>
          <mn>8</mn>
          <mo stretchy="false">∗</mo>
          <mn>1.12</mn>
        </mrow>
        <mo stretchy="false">+</mo>
        <mn>12</mn>
      </mrow>
      <mo stretchy="false">=</mo>
      <mn>44.5929</mn>
    </mrow>
    <annotation encoding="StarMath 5.0">sum_{i = 0}^{n} IF_{i} * (1 + r)^{n – I} approx 7 * 1.12^3 + 11 * 1.12^2 + 8 * 1.12 + 12 = 44.5929</annotation>
  </semantics>
</math>
</file>

<file path=Object 22/content.xml><?xml version="1.0" encoding="utf-8"?>
<math xmlns="http://www.w3.org/1998/Math/MathML" display="block">
  <semantics>
    <mrow>
      <mrow>
        <mi mathvariant="italic">MIRR</mi>
        <mo stretchy="false">=</mo>
        <mrow>
          <mroot>
            <mfrac>
              <mn>44.5929</mn>
              <mn>23.39</mn>
            </mfrac>
            <mn>5</mn>
          </mroot>
          <mo stretchy="false">−</mo>
          <mn>1</mn>
        </mrow>
        <mo stretchy="false">≈</mo>
        <mrow>
          <mn>1.13775</mn>
          <mo stretchy="false">−</mo>
          <mn>1</mn>
        </mrow>
        <mo stretchy="false">=</mo>
        <mn>0.13775</mn>
        <mo stretchy="false">=</mo>
        <mn>13.775</mn>
      </mrow>
      <mtext>%</mtext>
    </mrow>
    <annotation encoding="StarMath 5.0">MIRR = nroot{5}{{44.5929} over {23.39}} - 1 approx 1.13775 - 1 = 0.13775 = 13.775%</annotation>
  </semantics>
</math>
</file>

<file path=Object 23/content.xml><?xml version="1.0" encoding="utf-8"?>
<math xmlns="http://www.w3.org/1998/Math/MathML" display="block">
  <semantics>
    <mrow>
      <mrow>
        <mi mathvariant="italic">IRR</mi>
        <mo stretchy="false">=</mo>
        <mn>15.038</mn>
      </mrow>
      <mtext>%</mtext>
      <mi>,</mi>
      <mrow>
        <mi mathvariant="italic">MIRR</mi>
        <mo stretchy="false">=</mo>
        <mn>13.775</mn>
      </mrow>
      <mtext>%</mtext>
    </mrow>
    <annotation encoding="StarMath 5.0">IRR = 15.038%, MIRR = 13.775%</annotation>
  </semantics>
</math>
</file>

<file path=Object 24/content.xml><?xml version="1.0" encoding="utf-8"?>
<math xmlns="http://www.w3.org/1998/Math/MathML" display="block">
  <semantics>
    <mrow>
      <mrow>
        <mi>r</mi>
        <mo stretchy="false">≈</mo>
        <mn>9.8</mn>
      </mrow>
      <mtext>%</mtext>
    </mrow>
    <annotation encoding="StarMath 5.0">r approx 9.8%</annotation>
  </semantics>
</math>
</file>

<file path=Object 25/content.xml><?xml version="1.0" encoding="utf-8"?>
<math xmlns="http://www.w3.org/1998/Math/MathML" display="block">
  <semantics>
    <mrow>
      <mfrac>
        <mn>80</mn>
        <mrow>
          <mn>1</mn>
          <mo stretchy="false">+</mo>
          <mi>r</mi>
        </mrow>
      </mfrac>
      <mi>—</mi>
      <mfrac>
        <mn>5</mn>
        <msup>
          <mrow>
            <mo fence="true" form="prefix" stretchy="false">(</mo>
            <mrow>
              <mrow>
                <mn>1</mn>
                <mo stretchy="false">+</mo>
                <mi>r</mi>
              </mrow>
            </mrow>
            <mo fence="true" form="postfix" stretchy="false">)</mo>
          </mrow>
          <mn>2</mn>
        </msup>
      </mfrac>
      <mi>—</mi>
      <mrow>
        <mfrac>
          <mn>91</mn>
          <msup>
            <mrow>
              <mo fence="true" form="prefix" stretchy="false">(</mo>
              <mrow>
                <mrow>
                  <mn>1</mn>
                  <mo stretchy="false">+</mo>
                  <mi>r</mi>
                </mrow>
              </mrow>
              <mo fence="true" form="postfix" stretchy="false">)</mo>
            </mrow>
            <mn>3</mn>
          </msup>
        </mfrac>
        <mo stretchy="false">=</mo>
        <mn>0</mn>
      </mrow>
    </mrow>
    <annotation encoding="StarMath 5.0">{80} over {1 + r} — {5} over {(1 + r)^2} — {91} over {(1 + r)^3} = 0</annotation>
  </semantics>
</math>
</file>

<file path=Object 26/content.xml><?xml version="1.0" encoding="utf-8"?>
<math xmlns="http://www.w3.org/1998/Math/MathML" display="block">
  <semantics>
    <mrow>
      <mi>x</mi>
      <mo stretchy="false">=</mo>
      <mfrac>
        <mn>1</mn>
        <mrow>
          <mn>1</mn>
          <mo stretchy="false">+</mo>
          <mi>r</mi>
        </mrow>
      </mfrac>
    </mrow>
    <annotation encoding="StarMath 5.0">x = 1 over {1 + r}</annotation>
  </semantics>
</math>
</file>

<file path=Object 27/content.xml><?xml version="1.0" encoding="utf-8"?>
<math xmlns="http://www.w3.org/1998/Math/MathML" display="block">
  <semantics>
    <mrow>
      <mn>80</mn>
      <mi>x</mi>
      <mi>—</mi>
      <mn>5</mn>
      <msup>
        <mi>x</mi>
        <mn>2</mn>
      </msup>
      <mi>—</mi>
      <mn>91</mn>
      <mrow>
        <msup>
          <mi>x</mi>
          <mn>3</mn>
        </msup>
        <mo stretchy="false">=</mo>
        <mn>0</mn>
      </mrow>
    </mrow>
    <annotation encoding="StarMath 5.0">80x — 5x^2 — 91x^3 = 0</annotation>
  </semantics>
</math>
</file>

<file path=Object 28/content.xml><?xml version="1.0" encoding="utf-8"?>
<math xmlns="http://www.w3.org/1998/Math/MathML" display="block">
  <semantics>
    <mrow>
      <mi>x</mi>
      <mrow>
        <mrow>
          <mo fence="true" form="prefix" stretchy="false">(</mo>
          <mrow>
            <mrow>
              <mn>91</mn>
              <mrow>
                <msup>
                  <mi>x</mi>
                  <mn>2</mn>
                </msup>
                <mo stretchy="false">+</mo>
                <mn>5</mn>
              </mrow>
              <mi>x</mi>
              <mi>—</mi>
              <mn>80</mn>
            </mrow>
          </mrow>
          <mo fence="true" form="postfix" stretchy="false">)</mo>
        </mrow>
        <mo stretchy="false">=</mo>
        <mn>0</mn>
      </mrow>
    </mrow>
    <annotation encoding="StarMath 5.0">x(91x^2 + 5x — 80) = 0</annotation>
  </semantics>
</math>
</file>

<file path=Object 29/content.xml><?xml version="1.0" encoding="utf-8"?>
<math xmlns="http://www.w3.org/1998/Math/MathML" display="block">
  <semantics>
    <mrow>
      <mn>91</mn>
      <mrow>
        <msup>
          <mi>x</mi>
          <mn>2</mn>
        </msup>
        <mo stretchy="false">+</mo>
        <mn>5</mn>
      </mrow>
      <mi>x</mi>
      <mi>—</mi>
      <mrow>
        <mn>80</mn>
        <mo stretchy="false">=</mo>
        <mn>0</mn>
      </mrow>
    </mrow>
    <annotation encoding="StarMath 5.0">91x^2 + 5x — 80 = 0</annotation>
  </semantics>
</math>
</file>

<file path=Object 3/content.xml><?xml version="1.0" encoding="utf-8"?>
<math xmlns="http://www.w3.org/1998/Math/MathML" display="block">
  <semantics>
    <msub>
      <mi>r</mi>
      <mn>2</mn>
    </msub>
    <annotation encoding="StarMath 5.0">r_2</annotation>
  </semantics>
</math>
</file>

<file path=Object 30/content.xml><?xml version="1.0" encoding="utf-8"?>
<math xmlns="http://www.w3.org/1998/Math/MathML" display="block">
  <semantics>
    <mrow>
      <msqrt>
        <mi>D</mi>
      </msqrt>
      <mo stretchy="false">≈</mo>
      <mn>170.7196</mn>
    </mrow>
    <annotation encoding="StarMath 5.0">sqrt D approx 170.7196</annotation>
  </semantics>
</math>
</file>

<file path=Object 31/content.xml><?xml version="1.0" encoding="utf-8"?>
<math xmlns="http://www.w3.org/1998/Math/MathML" display="block">
  <semantics>
    <mrow>
      <mrow>
        <mi>D</mi>
        <mo stretchy="false">=</mo>
        <msup>
          <mn>5</mn>
          <mn>2</mn>
        </msup>
      </mrow>
      <mi>—</mi>
      <mrow>
        <mrow>
          <mn>4</mn>
          <mo stretchy="false">∗</mo>
          <mn>91</mn>
          <mo stretchy="false">∗</mo>
          <mrow>
            <mo fence="true" form="prefix" stretchy="false">(</mo>
            <mrow>
              <mrow>
                <mo stretchy="false">−</mo>
                <mn>80</mn>
              </mrow>
            </mrow>
            <mo fence="true" form="postfix" stretchy="false">)</mo>
          </mrow>
        </mrow>
        <mo stretchy="false">=</mo>
        <mn>29</mn>
      </mrow>
      <mn>145</mn>
    </mrow>
    <annotation encoding="StarMath 5.0">D = 5^2 — 4 * 91 * (-80) = 29 145</annotation>
  </semantics>
</math>
</file>

<file path=Object 32/content.xml><?xml version="1.0" encoding="utf-8"?>
<math xmlns="http://www.w3.org/1998/Math/MathML" display="block">
  <semantics>
    <mrow>
      <mi>x</mi>
      <mo stretchy="false">=</mo>
      <mfrac>
        <mrow>
          <mrow>
            <mo stretchy="false">−</mo>
            <mn>5</mn>
          </mrow>
          <mo stretchy="false">+</mo>
          <mn>170.7196</mn>
        </mrow>
        <mrow>
          <mn>2</mn>
          <mo stretchy="false">∗</mo>
          <mn>91</mn>
        </mrow>
      </mfrac>
      <mo stretchy="false">≈</mo>
      <mn>0.910547</mn>
    </mrow>
    <annotation encoding="StarMath 5.0">x = {-5 + 170.7196} over {2 * 91} approx 0.910547</annotation>
  </semantics>
</math>
</file>

<file path=Object 33/content.xml><?xml version="1.0" encoding="utf-8"?>
<math xmlns="http://www.w3.org/1998/Math/MathML" display="block">
  <semantics>
    <mrow>
      <mi>r</mi>
      <mo stretchy="false">=</mo>
      <mrow>
        <mfrac>
          <mn>1</mn>
          <mi>x</mi>
        </mfrac>
        <mo stretchy="false">−</mo>
        <mn>1</mn>
      </mrow>
    </mrow>
    <annotation encoding="StarMath 5.0">r = {1} over {x} - 1</annotation>
  </semantics>
</math>
</file>

<file path=Object 34/content.xml><?xml version="1.0" encoding="utf-8"?>
<math xmlns="http://www.w3.org/1998/Math/MathML" display="block">
  <semantics>
    <mrow>
      <msub>
        <mi mathvariant="italic">NPV</mi>
        <mrow>
          <mn>8</mn>
          <mtext>%</mtext>
        </mrow>
      </msub>
      <mo stretchy="false">=</mo>
      <mrow>
        <mrow>
          <mo stretchy="false">−</mo>
          <mn>100</mn>
        </mrow>
        <mo stretchy="false">+</mo>
        <mfrac>
          <mn>90</mn>
          <msup>
            <mrow>
              <mo fence="true" form="prefix" stretchy="false">(</mo>
              <mrow>
                <mrow>
                  <mn>1</mn>
                  <mo stretchy="false">+</mo>
                  <mn>0.08</mn>
                </mrow>
              </mrow>
              <mo fence="true" form="postfix" stretchy="false">)</mo>
            </mrow>
            <mn>1</mn>
          </msup>
        </mfrac>
        <mo stretchy="false">+</mo>
        <mfrac>
          <mn>45</mn>
          <msup>
            <mrow>
              <mo fence="true" form="prefix" stretchy="false">(</mo>
              <mrow>
                <mrow>
                  <mn>1</mn>
                  <mo stretchy="false">+</mo>
                  <mn>0.08</mn>
                </mrow>
              </mrow>
              <mo fence="true" form="postfix" stretchy="false">)</mo>
            </mrow>
            <mn>2</mn>
          </msup>
        </mfrac>
        <mo stretchy="false">+</mo>
        <mfrac>
          <mn>9</mn>
          <msup>
            <mrow>
              <mo fence="true" form="prefix" stretchy="false">(</mo>
              <mrow>
                <mrow>
                  <mn>1</mn>
                  <mo stretchy="false">+</mo>
                  <mn>0.08</mn>
                </mrow>
              </mrow>
              <mo fence="true" form="postfix" stretchy="false">)</mo>
            </mrow>
            <mn>3</mn>
          </msup>
        </mfrac>
      </mrow>
      <mo stretchy="false">=</mo>
      <mn>29.06</mn>
    </mrow>
    <annotation encoding="StarMath 5.0">NPV_{8%} = -100 + { 90 } over { (1 + 0.08)^1 } + { 45 } over { (1 + 0.08)^2 } + { 9 } over { (1 + 0.08)^3 } = 29.06</annotation>
  </semantics>
</math>
</file>

<file path=Object 35/content.xml><?xml version="1.0" encoding="utf-8"?>
<math xmlns="http://www.w3.org/1998/Math/MathML" display="block">
  <semantics>
    <mrow>
      <msub>
        <mi mathvariant="italic">NPV</mi>
        <mrow>
          <mn>8</mn>
          <mtext>%</mtext>
        </mrow>
      </msub>
      <mo stretchy="false">=</mo>
      <mrow>
        <mrow>
          <mo stretchy="false">−</mo>
          <mn>100</mn>
        </mrow>
        <mo stretchy="false">+</mo>
        <mfrac>
          <mn>10</mn>
          <msup>
            <mrow>
              <mo fence="true" form="prefix" stretchy="false">(</mo>
              <mrow>
                <mrow>
                  <mn>1</mn>
                  <mo stretchy="false">+</mo>
                  <mn>0.08</mn>
                </mrow>
              </mrow>
              <mo fence="true" form="postfix" stretchy="false">)</mo>
            </mrow>
            <mn>1</mn>
          </msup>
        </mfrac>
        <mo stretchy="false">+</mo>
        <mfrac>
          <mn>50</mn>
          <msup>
            <mrow>
              <mo fence="true" form="prefix" stretchy="false">(</mo>
              <mrow>
                <mrow>
                  <mn>1</mn>
                  <mo stretchy="false">+</mo>
                  <mn>0.08</mn>
                </mrow>
              </mrow>
              <mo fence="true" form="postfix" stretchy="false">)</mo>
            </mrow>
            <mn>2</mn>
          </msup>
        </mfrac>
        <mo stretchy="false">+</mo>
        <mfrac>
          <mn>100</mn>
          <msup>
            <mrow>
              <mo fence="true" form="prefix" stretchy="false">(</mo>
              <mrow>
                <mrow>
                  <mn>1</mn>
                  <mo stretchy="false">+</mo>
                  <mn>0.08</mn>
                </mrow>
              </mrow>
              <mo fence="true" form="postfix" stretchy="false">)</mo>
            </mrow>
            <mn>3</mn>
          </msup>
        </mfrac>
      </mrow>
      <mo stretchy="false">=</mo>
      <mn>31.51</mn>
    </mrow>
    <annotation encoding="StarMath 5.0">NPV_{8%} = -100 + { 10 } over { (1 + 0.08)^1 } + { 50 } over { (1 + 0.08)^2 } + { 100 } over { (1 + 0.08)^3 } = 31.51</annotation>
  </semantics>
</math>
</file>

<file path=Object 36/content.xml><?xml version="1.0" encoding="utf-8"?>
<math xmlns="http://www.w3.org/1998/Math/MathML" display="block">
  <semantics>
    <mrow>
      <msub>
        <mi mathvariant="italic">NPV</mi>
        <mrow>
          <mn>9</mn>
          <mtext>%</mtext>
        </mrow>
      </msub>
      <mo stretchy="false">=</mo>
      <mrow>
        <mrow>
          <mo stretchy="false">−</mo>
          <mn>100</mn>
        </mrow>
        <mo stretchy="false">+</mo>
        <mfrac>
          <mn>90</mn>
          <msup>
            <mrow>
              <mo fence="true" form="prefix" stretchy="false">(</mo>
              <mrow>
                <mrow>
                  <mn>1</mn>
                  <mo stretchy="false">+</mo>
                  <mn>0.09</mn>
                </mrow>
              </mrow>
              <mo fence="true" form="postfix" stretchy="false">)</mo>
            </mrow>
            <mn>1</mn>
          </msup>
        </mfrac>
        <mo stretchy="false">+</mo>
        <mfrac>
          <mn>45</mn>
          <msup>
            <mrow>
              <mo fence="true" form="prefix" stretchy="false">(</mo>
              <mrow>
                <mrow>
                  <mn>1</mn>
                  <mo stretchy="false">+</mo>
                  <mn>0.09</mn>
                </mrow>
              </mrow>
              <mo fence="true" form="postfix" stretchy="false">)</mo>
            </mrow>
            <mn>2</mn>
          </msup>
        </mfrac>
        <mo stretchy="false">+</mo>
        <mfrac>
          <mn>9</mn>
          <msup>
            <mrow>
              <mo fence="true" form="prefix" stretchy="false">(</mo>
              <mrow>
                <mrow>
                  <mn>1</mn>
                  <mo stretchy="false">+</mo>
                  <mn>0.09</mn>
                </mrow>
              </mrow>
              <mo fence="true" form="postfix" stretchy="false">)</mo>
            </mrow>
            <mn>3</mn>
          </msup>
        </mfrac>
      </mrow>
      <mo stretchy="false">=</mo>
      <mn>27.39</mn>
    </mrow>
    <annotation encoding="StarMath 5.0">NPV_{9%} = -100 + { 90 } over { (1 + 0.09)^1 } + { 45 } over { (1 + 0.09)^2 } + { 9 } over { (1 + 0.09)^3 } = 27.39</annotation>
  </semantics>
</math>
</file>

<file path=Object 37/content.xml><?xml version="1.0" encoding="utf-8"?>
<math xmlns="http://www.w3.org/1998/Math/MathML" display="block">
  <semantics>
    <mrow>
      <msub>
        <mi mathvariant="italic">NPV</mi>
        <mrow>
          <mn>10</mn>
          <mtext>%</mtext>
        </mrow>
      </msub>
      <mo stretchy="false">=</mo>
      <mrow>
        <mrow>
          <mo stretchy="false">−</mo>
          <mn>100</mn>
        </mrow>
        <mo stretchy="false">+</mo>
        <mfrac>
          <mn>90</mn>
          <msup>
            <mrow>
              <mo fence="true" form="prefix" stretchy="false">(</mo>
              <mrow>
                <mrow>
                  <mn>1</mn>
                  <mo stretchy="false">+</mo>
                  <mn>0.1</mn>
                </mrow>
              </mrow>
              <mo fence="true" form="postfix" stretchy="false">)</mo>
            </mrow>
            <mn>1</mn>
          </msup>
        </mfrac>
        <mo stretchy="false">+</mo>
        <mfrac>
          <mn>45</mn>
          <msup>
            <mrow>
              <mo fence="true" form="prefix" stretchy="false">(</mo>
              <mrow>
                <mrow>
                  <mn>1</mn>
                  <mo stretchy="false">+</mo>
                  <mn>0.1</mn>
                </mrow>
              </mrow>
              <mo fence="true" form="postfix" stretchy="false">)</mo>
            </mrow>
            <mn>2</mn>
          </msup>
        </mfrac>
        <mo stretchy="false">+</mo>
        <mfrac>
          <mn>9</mn>
          <msup>
            <mrow>
              <mo fence="true" form="prefix" stretchy="false">(</mo>
              <mrow>
                <mrow>
                  <mn>1</mn>
                  <mo stretchy="false">+</mo>
                  <mn>0.1</mn>
                </mrow>
              </mrow>
              <mo fence="true" form="postfix" stretchy="false">)</mo>
            </mrow>
            <mn>3</mn>
          </msup>
        </mfrac>
      </mrow>
      <mo stretchy="false">=</mo>
      <mn>25.77</mn>
    </mrow>
    <annotation encoding="StarMath 5.0">NPV_{10%} = -100 + { 90 } over { (1 + 0.1)^1 } + { 45 } over { (1 + 0.1)^2 } + { 9 } over { (1 + 0.1)^3 } = 25.77</annotation>
  </semantics>
</math>
</file>

<file path=Object 38/content.xml><?xml version="1.0" encoding="utf-8"?>
<math xmlns="http://www.w3.org/1998/Math/MathML" display="block">
  <semantics>
    <mrow>
      <msub>
        <mi mathvariant="italic">NPV</mi>
        <mrow>
          <mn>11</mn>
          <mtext>%</mtext>
        </mrow>
      </msub>
      <mo stretchy="false">=</mo>
      <mrow>
        <mrow>
          <mo stretchy="false">−</mo>
          <mn>100</mn>
        </mrow>
        <mo stretchy="false">+</mo>
        <mfrac>
          <mn>90</mn>
          <msup>
            <mrow>
              <mo fence="true" form="prefix" stretchy="false">(</mo>
              <mrow>
                <mrow>
                  <mn>1</mn>
                  <mo stretchy="false">+</mo>
                  <mn>0.11</mn>
                </mrow>
              </mrow>
              <mo fence="true" form="postfix" stretchy="false">)</mo>
            </mrow>
            <mn>1</mn>
          </msup>
        </mfrac>
        <mo stretchy="false">+</mo>
        <mfrac>
          <mn>45</mn>
          <msup>
            <mrow>
              <mo fence="true" form="prefix" stretchy="false">(</mo>
              <mrow>
                <mrow>
                  <mn>1</mn>
                  <mo stretchy="false">+</mo>
                  <mn>0.11</mn>
                </mrow>
              </mrow>
              <mo fence="true" form="postfix" stretchy="false">)</mo>
            </mrow>
            <mn>2</mn>
          </msup>
        </mfrac>
        <mo stretchy="false">+</mo>
        <mfrac>
          <mn>9</mn>
          <msup>
            <mrow>
              <mo fence="true" form="prefix" stretchy="false">(</mo>
              <mrow>
                <mrow>
                  <mn>1</mn>
                  <mo stretchy="false">+</mo>
                  <mn>0.11</mn>
                </mrow>
              </mrow>
              <mo fence="true" form="postfix" stretchy="false">)</mo>
            </mrow>
            <mn>3</mn>
          </msup>
        </mfrac>
      </mrow>
      <mo stretchy="false">=</mo>
      <mn>24.18</mn>
    </mrow>
    <annotation encoding="StarMath 5.0">NPV_{11%} = -100 + { 90 } over { (1 + 0.11)^1 } + { 45 } over { (1 + 0.11)^2 } + { 9 } over { (1 + 0.11)^3 } = 24.18</annotation>
  </semantics>
</math>
</file>

<file path=Object 39/content.xml><?xml version="1.0" encoding="utf-8"?>
<math xmlns="http://www.w3.org/1998/Math/MathML" display="block">
  <semantics>
    <mrow>
      <msub>
        <mi mathvariant="italic">NPV</mi>
        <mrow>
          <mn>12</mn>
          <mtext>%</mtext>
        </mrow>
      </msub>
      <mo stretchy="false">=</mo>
      <mrow>
        <mrow>
          <mo stretchy="false">−</mo>
          <mn>100</mn>
        </mrow>
        <mo stretchy="false">+</mo>
        <mfrac>
          <mn>90</mn>
          <msup>
            <mrow>
              <mo fence="true" form="prefix" stretchy="false">(</mo>
              <mrow>
                <mrow>
                  <mn>1</mn>
                  <mo stretchy="false">+</mo>
                  <mn>0.12</mn>
                </mrow>
              </mrow>
              <mo fence="true" form="postfix" stretchy="false">)</mo>
            </mrow>
            <mn>1</mn>
          </msup>
        </mfrac>
        <mo stretchy="false">+</mo>
        <mfrac>
          <mn>45</mn>
          <msup>
            <mrow>
              <mo fence="true" form="prefix" stretchy="false">(</mo>
              <mrow>
                <mrow>
                  <mn>1</mn>
                  <mo stretchy="false">+</mo>
                  <mn>0.12</mn>
                </mrow>
              </mrow>
              <mo fence="true" form="postfix" stretchy="false">)</mo>
            </mrow>
            <mn>2</mn>
          </msup>
        </mfrac>
        <mo stretchy="false">+</mo>
        <mfrac>
          <mn>9</mn>
          <msup>
            <mrow>
              <mo fence="true" form="prefix" stretchy="false">(</mo>
              <mrow>
                <mrow>
                  <mn>1</mn>
                  <mo stretchy="false">+</mo>
                  <mn>0.12</mn>
                </mrow>
              </mrow>
              <mo fence="true" form="postfix" stretchy="false">)</mo>
            </mrow>
            <mn>3</mn>
          </msup>
        </mfrac>
      </mrow>
      <mo stretchy="false">=</mo>
      <mn>22.64</mn>
    </mrow>
    <annotation encoding="StarMath 5.0">NPV_{12%} = -100 + { 90 } over { (1 + 0.12)^1 } + { 45 } over { (1 + 0.12)^2 } + { 9 } over { (1 + 0.12)^3 } = 22.64</annotation>
  </semantics>
</math>
</file>

<file path=Object 4/content.xml><?xml version="1.0" encoding="utf-8"?>
<math xmlns="http://www.w3.org/1998/Math/MathML" display="block">
  <semantics>
    <mrow>
      <mi mathvariant="italic">NPV</mi>
      <mrow>
        <mrow>
          <mo fence="true" form="prefix" stretchy="false">(</mo>
          <mrow>
            <msub>
              <mi>r</mi>
              <mn>1</mn>
            </msub>
          </mrow>
          <mo fence="true" form="postfix" stretchy="false">)</mo>
        </mrow>
        <mo stretchy="false">&gt;</mo>
        <mn>0</mn>
      </mrow>
      <mi>,</mi>
      <mi mathvariant="italic">NPV</mi>
      <mrow>
        <mrow>
          <mo fence="true" form="prefix" stretchy="false">(</mo>
          <mrow>
            <msub>
              <mi>r</mi>
              <mn>2</mn>
            </msub>
          </mrow>
          <mo fence="true" form="postfix" stretchy="false">)</mo>
        </mrow>
        <mo stretchy="false">&lt;</mo>
        <mn>0</mn>
      </mrow>
    </mrow>
    <annotation encoding="StarMath 5.0">NPV(r_1) &gt; 0, NPV (r_2) &lt; 0</annotation>
  </semantics>
</math>
</file>

<file path=Object 40/content.xml><?xml version="1.0" encoding="utf-8"?>
<math xmlns="http://www.w3.org/1998/Math/MathML" display="block">
  <semantics>
    <mrow>
      <msub>
        <mi mathvariant="italic">NPV</mi>
        <mrow>
          <mn>13</mn>
          <mtext>%</mtext>
        </mrow>
      </msub>
      <mo stretchy="false">=</mo>
      <mrow>
        <mrow>
          <mo stretchy="false">−</mo>
          <mn>100</mn>
        </mrow>
        <mo stretchy="false">+</mo>
        <mfrac>
          <mn>90</mn>
          <msup>
            <mrow>
              <mo fence="true" form="prefix" stretchy="false">(</mo>
              <mrow>
                <mrow>
                  <mn>1</mn>
                  <mo stretchy="false">+</mo>
                  <mn>0.13</mn>
                </mrow>
              </mrow>
              <mo fence="true" form="postfix" stretchy="false">)</mo>
            </mrow>
            <mn>1</mn>
          </msup>
        </mfrac>
        <mo stretchy="false">+</mo>
        <mfrac>
          <mn>45</mn>
          <msup>
            <mrow>
              <mo fence="true" form="prefix" stretchy="false">(</mo>
              <mrow>
                <mrow>
                  <mn>1</mn>
                  <mo stretchy="false">+</mo>
                  <mn>0.13</mn>
                </mrow>
              </mrow>
              <mo fence="true" form="postfix" stretchy="false">)</mo>
            </mrow>
            <mn>2</mn>
          </msup>
        </mfrac>
        <mo stretchy="false">+</mo>
        <mfrac>
          <mn>9</mn>
          <msup>
            <mrow>
              <mo fence="true" form="prefix" stretchy="false">(</mo>
              <mrow>
                <mrow>
                  <mn>1</mn>
                  <mo stretchy="false">+</mo>
                  <mn>0.13</mn>
                </mrow>
              </mrow>
              <mo fence="true" form="postfix" stretchy="false">)</mo>
            </mrow>
            <mn>3</mn>
          </msup>
        </mfrac>
      </mrow>
      <mo stretchy="false">=</mo>
      <mn>21.13</mn>
    </mrow>
    <annotation encoding="StarMath 5.0">NPV_{13%} = -100 + { 90 } over { (1 + 0.13)^1 } + { 45 } over { (1 + 0.13)^2 } + { 9 } over { (1 + 0.13)^3 } = 21.13</annotation>
  </semantics>
</math>
</file>

<file path=Object 41/content.xml><?xml version="1.0" encoding="utf-8"?>
<math xmlns="http://www.w3.org/1998/Math/MathML" display="block">
  <semantics>
    <mrow>
      <msub>
        <mi mathvariant="italic">NPV</mi>
        <mrow>
          <mn>14</mn>
          <mtext>%</mtext>
        </mrow>
      </msub>
      <mo stretchy="false">=</mo>
      <mrow>
        <mrow>
          <mo stretchy="false">−</mo>
          <mn>100</mn>
        </mrow>
        <mo stretchy="false">+</mo>
        <mfrac>
          <mn>90</mn>
          <msup>
            <mrow>
              <mo fence="true" form="prefix" stretchy="false">(</mo>
              <mrow>
                <mrow>
                  <mn>1</mn>
                  <mo stretchy="false">+</mo>
                  <mn>0.14</mn>
                </mrow>
              </mrow>
              <mo fence="true" form="postfix" stretchy="false">)</mo>
            </mrow>
            <mn>1</mn>
          </msup>
        </mfrac>
        <mo stretchy="false">+</mo>
        <mfrac>
          <mn>45</mn>
          <msup>
            <mrow>
              <mo fence="true" form="prefix" stretchy="false">(</mo>
              <mrow>
                <mrow>
                  <mn>1</mn>
                  <mo stretchy="false">+</mo>
                  <mn>0.14</mn>
                </mrow>
              </mrow>
              <mo fence="true" form="postfix" stretchy="false">)</mo>
            </mrow>
            <mn>2</mn>
          </msup>
        </mfrac>
        <mo stretchy="false">+</mo>
        <mfrac>
          <mn>9</mn>
          <msup>
            <mrow>
              <mo fence="true" form="prefix" stretchy="false">(</mo>
              <mrow>
                <mrow>
                  <mn>1</mn>
                  <mo stretchy="false">+</mo>
                  <mn>0.14</mn>
                </mrow>
              </mrow>
              <mo fence="true" form="postfix" stretchy="false">)</mo>
            </mrow>
            <mn>3</mn>
          </msup>
        </mfrac>
      </mrow>
      <mo stretchy="false">=</mo>
      <mn>19.65</mn>
    </mrow>
    <annotation encoding="StarMath 5.0">NPV_{14%} = -100 + { 90 } over { (1 + 0.14)^1 } + { 45 } over { (1 + 0.14)^2 } + { 9 } over { (1 + 0.14)^3 } = 19.65</annotation>
  </semantics>
</math>
</file>

<file path=Object 42/content.xml><?xml version="1.0" encoding="utf-8"?>
<math xmlns="http://www.w3.org/1998/Math/MathML" display="block">
  <semantics>
    <mrow>
      <msub>
        <mi mathvariant="italic">NPV</mi>
        <mrow>
          <mn>15</mn>
          <mtext>%</mtext>
        </mrow>
      </msub>
      <mo stretchy="false">=</mo>
      <mrow>
        <mrow>
          <mo stretchy="false">−</mo>
          <mn>100</mn>
        </mrow>
        <mo stretchy="false">+</mo>
        <mfrac>
          <mn>90</mn>
          <msup>
            <mrow>
              <mo fence="true" form="prefix" stretchy="false">(</mo>
              <mrow>
                <mrow>
                  <mn>1</mn>
                  <mo stretchy="false">+</mo>
                  <mn>0.15</mn>
                </mrow>
              </mrow>
              <mo fence="true" form="postfix" stretchy="false">)</mo>
            </mrow>
            <mn>1</mn>
          </msup>
        </mfrac>
        <mo stretchy="false">+</mo>
        <mfrac>
          <mn>45</mn>
          <msup>
            <mrow>
              <mo fence="true" form="prefix" stretchy="false">(</mo>
              <mrow>
                <mrow>
                  <mn>1</mn>
                  <mo stretchy="false">+</mo>
                  <mn>0.15</mn>
                </mrow>
              </mrow>
              <mo fence="true" form="postfix" stretchy="false">)</mo>
            </mrow>
            <mn>2</mn>
          </msup>
        </mfrac>
        <mo stretchy="false">+</mo>
        <mfrac>
          <mn>9</mn>
          <msup>
            <mrow>
              <mo fence="true" form="prefix" stretchy="false">(</mo>
              <mrow>
                <mrow>
                  <mn>1</mn>
                  <mo stretchy="false">+</mo>
                  <mn>0.15</mn>
                </mrow>
              </mrow>
              <mo fence="true" form="postfix" stretchy="false">)</mo>
            </mrow>
            <mn>3</mn>
          </msup>
        </mfrac>
      </mrow>
      <mo stretchy="false">=</mo>
      <mn>18.2</mn>
    </mrow>
    <annotation encoding="StarMath 5.0">NPV_{15%} = -100 + { 90 } over { (1 + 0.15)^1 } + { 45 } over { (1 + 0.15)^2 } + { 9 } over { (1 + 0.15)^3 } = 18.2</annotation>
  </semantics>
</math>
</file>

<file path=Object 43/content.xml><?xml version="1.0" encoding="utf-8"?>
<math xmlns="http://www.w3.org/1998/Math/MathML" display="block">
  <semantics>
    <mrow>
      <msub>
        <mi mathvariant="italic">NPV</mi>
        <mrow>
          <mn>9</mn>
          <mtext>%</mtext>
        </mrow>
      </msub>
      <mo stretchy="false">=</mo>
      <mrow>
        <mrow>
          <mo stretchy="false">−</mo>
          <mn>100</mn>
        </mrow>
        <mo stretchy="false">+</mo>
        <mfrac>
          <mn>10</mn>
          <msup>
            <mrow>
              <mo fence="true" form="prefix" stretchy="false">(</mo>
              <mrow>
                <mrow>
                  <mn>1</mn>
                  <mo stretchy="false">+</mo>
                  <mn>0.09</mn>
                </mrow>
              </mrow>
              <mo fence="true" form="postfix" stretchy="false">)</mo>
            </mrow>
            <mn>1</mn>
          </msup>
        </mfrac>
        <mo stretchy="false">+</mo>
        <mfrac>
          <mn>50</mn>
          <msup>
            <mrow>
              <mo fence="true" form="prefix" stretchy="false">(</mo>
              <mrow>
                <mrow>
                  <mn>1</mn>
                  <mo stretchy="false">+</mo>
                  <mn>0.09</mn>
                </mrow>
              </mrow>
              <mo fence="true" form="postfix" stretchy="false">)</mo>
            </mrow>
            <mn>2</mn>
          </msup>
        </mfrac>
        <mo stretchy="false">+</mo>
        <mfrac>
          <mn>100</mn>
          <msup>
            <mrow>
              <mo fence="true" form="prefix" stretchy="false">(</mo>
              <mrow>
                <mrow>
                  <mn>1</mn>
                  <mo stretchy="false">+</mo>
                  <mn>0.09</mn>
                </mrow>
              </mrow>
              <mo fence="true" form="postfix" stretchy="false">)</mo>
            </mrow>
            <mn>3</mn>
          </msup>
        </mfrac>
      </mrow>
      <mo stretchy="false">=</mo>
      <mn>28.48</mn>
    </mrow>
    <annotation encoding="StarMath 5.0">NPV_{9%} = -100 + { 10 } over { (1 + 0.09)^1 } + { 50 } over { (1 + 0.09)^2 } + { 100 } over { (1 + 0.09)^3 } = 28.48</annotation>
  </semantics>
</math>
</file>

<file path=Object 44/content.xml><?xml version="1.0" encoding="utf-8"?>
<math xmlns="http://www.w3.org/1998/Math/MathML" display="block">
  <semantics>
    <mrow>
      <msub>
        <mi mathvariant="italic">NPV</mi>
        <mrow>
          <mn>10</mn>
          <mtext>%</mtext>
        </mrow>
      </msub>
      <mo stretchy="false">=</mo>
      <mrow>
        <mrow>
          <mo stretchy="false">−</mo>
          <mn>100</mn>
        </mrow>
        <mo stretchy="false">+</mo>
        <mfrac>
          <mn>10</mn>
          <msup>
            <mrow>
              <mo fence="true" form="prefix" stretchy="false">(</mo>
              <mrow>
                <mrow>
                  <mn>1</mn>
                  <mo stretchy="false">+</mo>
                  <mn>0.1</mn>
                </mrow>
              </mrow>
              <mo fence="true" form="postfix" stretchy="false">)</mo>
            </mrow>
            <mn>1</mn>
          </msup>
        </mfrac>
        <mo stretchy="false">+</mo>
        <mfrac>
          <mn>50</mn>
          <msup>
            <mrow>
              <mo fence="true" form="prefix" stretchy="false">(</mo>
              <mrow>
                <mrow>
                  <mn>1</mn>
                  <mo stretchy="false">+</mo>
                  <mn>0.1</mn>
                </mrow>
              </mrow>
              <mo fence="true" form="postfix" stretchy="false">)</mo>
            </mrow>
            <mn>2</mn>
          </msup>
        </mfrac>
        <mo stretchy="false">+</mo>
        <mfrac>
          <mn>100</mn>
          <msup>
            <mrow>
              <mo fence="true" form="prefix" stretchy="false">(</mo>
              <mrow>
                <mrow>
                  <mn>1</mn>
                  <mo stretchy="false">+</mo>
                  <mn>0.1</mn>
                </mrow>
              </mrow>
              <mo fence="true" form="postfix" stretchy="false">)</mo>
            </mrow>
            <mn>3</mn>
          </msup>
        </mfrac>
      </mrow>
      <mo stretchy="false">=</mo>
      <mn>25.54</mn>
    </mrow>
    <annotation encoding="StarMath 5.0">NPV_{10%} = -100 + { 10 } over { (1 + 0.1)^1 } + { 50 } over { (1 + 0.1)^2 } + { 100 } over { (1 + 0.1)^3 } = 25.54</annotation>
  </semantics>
</math>
</file>

<file path=Object 45/content.xml><?xml version="1.0" encoding="utf-8"?>
<math xmlns="http://www.w3.org/1998/Math/MathML" display="block">
  <semantics>
    <mrow>
      <msub>
        <mi mathvariant="italic">NPV</mi>
        <mrow>
          <mn>11</mn>
          <mtext>%</mtext>
        </mrow>
      </msub>
      <mo stretchy="false">=</mo>
      <mrow>
        <mrow>
          <mo stretchy="false">−</mo>
          <mn>100</mn>
        </mrow>
        <mo stretchy="false">+</mo>
        <mfrac>
          <mn>10</mn>
          <msup>
            <mrow>
              <mo fence="true" form="prefix" stretchy="false">(</mo>
              <mrow>
                <mrow>
                  <mn>1</mn>
                  <mo stretchy="false">+</mo>
                  <mn>0.11</mn>
                </mrow>
              </mrow>
              <mo fence="true" form="postfix" stretchy="false">)</mo>
            </mrow>
            <mn>1</mn>
          </msup>
        </mfrac>
        <mo stretchy="false">+</mo>
        <mfrac>
          <mn>50</mn>
          <msup>
            <mrow>
              <mo fence="true" form="prefix" stretchy="false">(</mo>
              <mrow>
                <mrow>
                  <mn>1</mn>
                  <mo stretchy="false">+</mo>
                  <mn>0.11</mn>
                </mrow>
              </mrow>
              <mo fence="true" form="postfix" stretchy="false">)</mo>
            </mrow>
            <mn>2</mn>
          </msup>
        </mfrac>
        <mo stretchy="false">+</mo>
        <mfrac>
          <mn>100</mn>
          <msup>
            <mrow>
              <mo fence="true" form="prefix" stretchy="false">(</mo>
              <mrow>
                <mrow>
                  <mn>1</mn>
                  <mo stretchy="false">+</mo>
                  <mn>0.11</mn>
                </mrow>
              </mrow>
              <mo fence="true" form="postfix" stretchy="false">)</mo>
            </mrow>
            <mn>3</mn>
          </msup>
        </mfrac>
      </mrow>
      <mo stretchy="false">=</mo>
      <mn>22.71</mn>
    </mrow>
    <annotation encoding="StarMath 5.0">NPV_{11%} = -100 + { 10 } over { (1 + 0.11)^1 } + { 50 } over { (1 + 0.11)^2 } + { 100 } over { (1 + 0.11)^3 } = 22.71</annotation>
  </semantics>
</math>
</file>

<file path=Object 46/content.xml><?xml version="1.0" encoding="utf-8"?>
<math xmlns="http://www.w3.org/1998/Math/MathML" display="block">
  <semantics>
    <mrow>
      <msub>
        <mi mathvariant="italic">NPV</mi>
        <mrow>
          <mn>12</mn>
          <mtext>%</mtext>
        </mrow>
      </msub>
      <mo stretchy="false">=</mo>
      <mrow>
        <mrow>
          <mo stretchy="false">−</mo>
          <mn>100</mn>
        </mrow>
        <mo stretchy="false">+</mo>
        <mfrac>
          <mn>10</mn>
          <msup>
            <mrow>
              <mo fence="true" form="prefix" stretchy="false">(</mo>
              <mrow>
                <mrow>
                  <mn>1</mn>
                  <mo stretchy="false">+</mo>
                  <mn>0.12</mn>
                </mrow>
              </mrow>
              <mo fence="true" form="postfix" stretchy="false">)</mo>
            </mrow>
            <mn>1</mn>
          </msup>
        </mfrac>
        <mo stretchy="false">+</mo>
        <mfrac>
          <mn>50</mn>
          <msup>
            <mrow>
              <mo fence="true" form="prefix" stretchy="false">(</mo>
              <mrow>
                <mrow>
                  <mn>1</mn>
                  <mo stretchy="false">+</mo>
                  <mn>0.12</mn>
                </mrow>
              </mrow>
              <mo fence="true" form="postfix" stretchy="false">)</mo>
            </mrow>
            <mn>2</mn>
          </msup>
        </mfrac>
        <mo stretchy="false">+</mo>
        <mfrac>
          <mn>100</mn>
          <msup>
            <mrow>
              <mo fence="true" form="prefix" stretchy="false">(</mo>
              <mrow>
                <mrow>
                  <mn>1</mn>
                  <mo stretchy="false">+</mo>
                  <mn>0.12</mn>
                </mrow>
              </mrow>
              <mo fence="true" form="postfix" stretchy="false">)</mo>
            </mrow>
            <mn>3</mn>
          </msup>
        </mfrac>
      </mrow>
      <mo stretchy="false">=</mo>
      <mn>19.97</mn>
    </mrow>
    <annotation encoding="StarMath 5.0">NPV_{12%} = -100 + { 10 } over { (1 + 0.12)^1 } + { 50 } over { (1 + 0.12)^2 } + { 100 } over { (1 + 0.12)^3 } = 19.97</annotation>
  </semantics>
</math>
</file>

<file path=Object 47/content.xml><?xml version="1.0" encoding="utf-8"?>
<math xmlns="http://www.w3.org/1998/Math/MathML" display="block">
  <semantics>
    <mrow>
      <msub>
        <mi mathvariant="italic">NPV</mi>
        <mrow>
          <mn>13</mn>
          <mtext>%</mtext>
        </mrow>
      </msub>
      <mo stretchy="false">=</mo>
      <mrow>
        <mrow>
          <mo stretchy="false">−</mo>
          <mn>100</mn>
        </mrow>
        <mo stretchy="false">+</mo>
        <mfrac>
          <mn>10</mn>
          <msup>
            <mrow>
              <mo fence="true" form="prefix" stretchy="false">(</mo>
              <mrow>
                <mrow>
                  <mn>1</mn>
                  <mo stretchy="false">+</mo>
                  <mn>0.13</mn>
                </mrow>
              </mrow>
              <mo fence="true" form="postfix" stretchy="false">)</mo>
            </mrow>
            <mn>1</mn>
          </msup>
        </mfrac>
        <mo stretchy="false">+</mo>
        <mfrac>
          <mn>50</mn>
          <msup>
            <mrow>
              <mo fence="true" form="prefix" stretchy="false">(</mo>
              <mrow>
                <mrow>
                  <mn>1</mn>
                  <mo stretchy="false">+</mo>
                  <mn>0.13</mn>
                </mrow>
              </mrow>
              <mo fence="true" form="postfix" stretchy="false">)</mo>
            </mrow>
            <mn>2</mn>
          </msup>
        </mfrac>
        <mo stretchy="false">+</mo>
        <mfrac>
          <mn>100</mn>
          <msup>
            <mrow>
              <mo fence="true" form="prefix" stretchy="false">(</mo>
              <mrow>
                <mrow>
                  <mn>1</mn>
                  <mo stretchy="false">+</mo>
                  <mn>0.13</mn>
                </mrow>
              </mrow>
              <mo fence="true" form="postfix" stretchy="false">)</mo>
            </mrow>
            <mn>3</mn>
          </msup>
        </mfrac>
      </mrow>
      <mo stretchy="false">=</mo>
      <mn>17.31</mn>
    </mrow>
    <annotation encoding="StarMath 5.0">NPV_{13%} = -100 + { 10 } over { (1 + 0.13)^1 } + { 50 } over { (1 + 0.13)^2 } + { 100 } over { (1 + 0.13)^3 } = 17.31</annotation>
  </semantics>
</math>
</file>

<file path=Object 48/content.xml><?xml version="1.0" encoding="utf-8"?>
<math xmlns="http://www.w3.org/1998/Math/MathML" display="block">
  <semantics>
    <mrow>
      <msub>
        <mi mathvariant="italic">NPV</mi>
        <mrow>
          <mn>14</mn>
          <mtext>%</mtext>
        </mrow>
      </msub>
      <mo stretchy="false">=</mo>
      <mrow>
        <mrow>
          <mo stretchy="false">−</mo>
          <mn>100</mn>
        </mrow>
        <mo stretchy="false">+</mo>
        <mfrac>
          <mn>10</mn>
          <msup>
            <mrow>
              <mo fence="true" form="prefix" stretchy="false">(</mo>
              <mrow>
                <mrow>
                  <mn>1</mn>
                  <mo stretchy="false">+</mo>
                  <mn>0.14</mn>
                </mrow>
              </mrow>
              <mo fence="true" form="postfix" stretchy="false">)</mo>
            </mrow>
            <mn>1</mn>
          </msup>
        </mfrac>
        <mo stretchy="false">+</mo>
        <mfrac>
          <mn>50</mn>
          <msup>
            <mrow>
              <mo fence="true" form="prefix" stretchy="false">(</mo>
              <mrow>
                <mrow>
                  <mn>1</mn>
                  <mo stretchy="false">+</mo>
                  <mn>0.14</mn>
                </mrow>
              </mrow>
              <mo fence="true" form="postfix" stretchy="false">)</mo>
            </mrow>
            <mn>2</mn>
          </msup>
        </mfrac>
        <mo stretchy="false">+</mo>
        <mfrac>
          <mn>100</mn>
          <msup>
            <mrow>
              <mo fence="true" form="prefix" stretchy="false">(</mo>
              <mrow>
                <mrow>
                  <mn>1</mn>
                  <mo stretchy="false">+</mo>
                  <mn>0.14</mn>
                </mrow>
              </mrow>
              <mo fence="true" form="postfix" stretchy="false">)</mo>
            </mrow>
            <mn>3</mn>
          </msup>
        </mfrac>
      </mrow>
      <mo stretchy="false">=</mo>
      <mn>14.74</mn>
    </mrow>
    <annotation encoding="StarMath 5.0">NPV_{14%} = -100 + { 10 } over { (1 + 0.14)^1 } + { 50 } over { (1 + 0.14)^2 } + { 100 } over { (1 + 0.14)^3 } = 14.74</annotation>
  </semantics>
</math>
</file>

<file path=Object 49/content.xml><?xml version="1.0" encoding="utf-8"?>
<math xmlns="http://www.w3.org/1998/Math/MathML" display="block">
  <semantics>
    <mrow>
      <msub>
        <mi mathvariant="italic">NPV</mi>
        <mrow>
          <mn>15</mn>
          <mtext>%</mtext>
        </mrow>
      </msub>
      <mo stretchy="false">=</mo>
      <mrow>
        <mrow>
          <mo stretchy="false">−</mo>
          <mn>100</mn>
        </mrow>
        <mo stretchy="false">+</mo>
        <mfrac>
          <mn>10</mn>
          <msup>
            <mrow>
              <mo fence="true" form="prefix" stretchy="false">(</mo>
              <mrow>
                <mrow>
                  <mn>1</mn>
                  <mo stretchy="false">+</mo>
                  <mn>0.15</mn>
                </mrow>
              </mrow>
              <mo fence="true" form="postfix" stretchy="false">)</mo>
            </mrow>
            <mn>1</mn>
          </msup>
        </mfrac>
        <mo stretchy="false">+</mo>
        <mfrac>
          <mn>50</mn>
          <msup>
            <mrow>
              <mo fence="true" form="prefix" stretchy="false">(</mo>
              <mrow>
                <mrow>
                  <mn>1</mn>
                  <mo stretchy="false">+</mo>
                  <mn>0.15</mn>
                </mrow>
              </mrow>
              <mo fence="true" form="postfix" stretchy="false">)</mo>
            </mrow>
            <mn>2</mn>
          </msup>
        </mfrac>
        <mo stretchy="false">+</mo>
        <mfrac>
          <mn>100</mn>
          <msup>
            <mrow>
              <mo fence="true" form="prefix" stretchy="false">(</mo>
              <mrow>
                <mrow>
                  <mn>1</mn>
                  <mo stretchy="false">+</mo>
                  <mn>0.15</mn>
                </mrow>
              </mrow>
              <mo fence="true" form="postfix" stretchy="false">)</mo>
            </mrow>
            <mn>3</mn>
          </msup>
        </mfrac>
      </mrow>
      <mo stretchy="false">=</mo>
      <mn>12.25</mn>
    </mrow>
    <annotation encoding="StarMath 5.0">NPV_{15%} = -100 + { 10 } over { (1 + 0.15)^1 } + { 50 } over { (1 + 0.15)^2 } + { 100 } over { (1 + 0.15)^3 } = 12.25</annotation>
  </semantics>
</math>
</file>

<file path=Object 5/content.xml><?xml version="1.0" encoding="utf-8"?>
<math xmlns="http://www.w3.org/1998/Math/MathML" display="block">
  <semantics>
    <mrow>
      <mrow>
        <msub>
          <mi>r</mi>
          <mn>1</mn>
        </msub>
        <mo stretchy="false">≈</mo>
        <mn>7</mn>
      </mrow>
      <mtext>%</mtext>
      <mi mathvariant="normal">:</mi>
    </mrow>
    <annotation encoding="StarMath 5.0">r_1 approx 7%:</annotation>
  </semantics>
</math>
</file>

<file path=Object 50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line" chart:style-name="ch1">
        <chart:legend chart:legend-position="end" svg:x="13.201cm" svg:y="3.951cm" style:legend-expansion="high" chart:style-name="ch2"/>
        <chart:plot-area chart:style-name="ch3" svg:x="0.319cm" svg:y="0.179cm" svg:width="12.563cm" svg:height="8.641cm">
          <chart:coordinate-region svg:x="0.953cm" svg:y="0.378cm" svg:width="11.736cm" svg:height="7.795cm"/>
          <chart:axis chart:dimension="x" chart:name="primary-x" chart:style-name="ch4" chartooo:axis-type="auto">
            <chartooo:date-scale/>
            <chart:categories table:cell-range-address="local-table.$A$2:.$A$9"/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9" chart:label-cell-address="local-table.$B$1" chart:class="chart:line">
            <chart:data-point chart:repeated="8"/>
          </chart:series>
          <chart:series chart:style-name="ch7" chart:values-cell-range-address="local-table.$C$2:.$C$9" chart:label-cell-address="local-table.$C$1" chart:class="chart:line"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Проект A</text:p>
              </table:table-cell>
              <table:table-cell office:value-type="string">
                <text:p>Проект B</text:p>
              </table:table-cell>
            </table:table-row>
          </table:table-header-rows>
          <table:table-rows>
            <table:table-row>
              <table:table-cell office:value-type="float" office:value="8">
                <text:p>8</text:p>
              </table:table-cell>
              <table:table-cell office:value-type="float" office:value="29.06">
                <text:p>29.06</text:p>
              </table:table-cell>
              <table:table-cell office:value-type="float" office:value="31.51">
                <text:p>31.51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27.39">
                <text:p>27.39</text:p>
              </table:table-cell>
              <table:table-cell office:value-type="float" office:value="28.48">
                <text:p>28.4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5.77">
                <text:p>25.77</text:p>
              </table:table-cell>
              <table:table-cell office:value-type="float" office:value="25.54">
                <text:p>25.54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24.18">
                <text:p>24.18</text:p>
              </table:table-cell>
              <table:table-cell office:value-type="float" office:value="22.71">
                <text:p>22.71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22.64">
                <text:p>22.64</text:p>
              </table:table-cell>
              <table:table-cell office:value-type="float" office:value="19.97">
                <text:p>19.97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21.13">
                <text:p>21.13</text:p>
              </table:table-cell>
              <table:table-cell office:value-type="float" office:value="17.31">
                <text:p>17.31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9.65">
                <text:p>19.65</text:p>
              </table:table-cell>
              <table:table-cell office:value-type="float" office:value="14.74">
                <text:p>14.74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8.2">
                <text:p>18.2</text:p>
              </table:table-cell>
              <table:table-cell office:value-type="float" office:value="12.25">
                <text:p>12.25</text:p>
              </table:table-cell>
            </table:table-row>
          </table:table-rows>
        </table:table>
      </chart:chart>
    </office:chart>
  </office:body>
</office:document-content>
</file>

<file path=Object 50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8.5.2$Linux_X86_64 LibreOffice_project/580$Build-2</meta:generator>
  </office:meta>
</office:document-meta>
</file>

<file path=Object 50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51/content.xml><?xml version="1.0" encoding="utf-8"?>
<math xmlns="http://www.w3.org/1998/Math/MathML" display="block">
  <semantics>
    <mrow>
      <mrow>
        <mi>r</mi>
        <mo stretchy="false">≈</mo>
        <mn>9.82</mn>
      </mrow>
      <mtext>%</mtext>
    </mrow>
    <annotation encoding="StarMath 5.0">r approx 9.82%</annotation>
  </semantics>
</math>
</file>

<file path=Object 52/content.xml><?xml version="1.0" encoding="utf-8"?>
<math xmlns="http://www.w3.org/1998/Math/MathML" display="block">
  <semantics>
    <mrow>
      <msub>
        <mi mathvariant="italic">NPV</mi>
        <mi>A</mi>
      </msub>
      <mrow>
        <mrow>
          <mo fence="true" form="prefix" stretchy="false">(</mo>
          <mrow>
            <mrow>
              <mn>10</mn>
              <mi>,</mi>
              <mn>2</mn>
            </mrow>
          </mrow>
          <mo fence="true" form="postfix" stretchy="false">)</mo>
        </mrow>
        <mo stretchy="false">=</mo>
        <mrow>
          <mn>2.90</mn>
          <mo stretchy="false">∗</mo>
          <mrow>
            <mo fence="true" form="prefix" stretchy="false">(</mo>
            <mrow>
              <mrow>
                <mn>1</mn>
                <mo stretchy="false">+</mo>
                <mfrac>
                  <mn>1</mn>
                  <msup>
                    <mrow>
                      <mo fence="true" form="prefix" stretchy="false">(</mo>
                      <mrow>
                        <mn>1.12</mn>
                      </mrow>
                      <mo fence="true" form="postfix" stretchy="false">)</mo>
                    </mrow>
                    <mn>10</mn>
                  </msup>
                </mfrac>
              </mrow>
            </mrow>
            <mo fence="true" form="postfix" stretchy="false">)</mo>
          </mrow>
        </mrow>
        <mo stretchy="false">=</mo>
        <mrow>
          <mn>5.8674</mn>
          <mo stretchy="false">∗</mo>
          <mn>1.3855</mn>
        </mrow>
        <mo stretchy="false">=</mo>
        <mn>3.83</mn>
      </mrow>
    </mrow>
    <annotation encoding="StarMath 5.0">NPV_{A} (10, 2) = 2.90 * (1 + {1} over {(1.12)^{10}}) = 5.8674 * 1.3855 = 3.83</annotation>
  </semantics>
</math>
</file>

<file path=Object 53/content.xml><?xml version="1.0" encoding="utf-8"?>
<math xmlns="http://www.w3.org/1998/Math/MathML" display="block">
  <semantics>
    <mrow>
      <msub>
        <mi mathvariant="italic">NPV</mi>
        <mi>B</mi>
      </msub>
      <mrow>
        <mrow>
          <mo fence="true" form="prefix" stretchy="false">(</mo>
          <mrow>
            <mrow>
              <mn>4</mn>
              <mi>,</mi>
              <mn>5</mn>
            </mrow>
          </mrow>
          <mo fence="true" form="postfix" stretchy="false">)</mo>
        </mrow>
        <mo stretchy="false">=</mo>
        <mrow>
          <mn>8.63</mn>
          <mo stretchy="false">∗</mo>
          <mrow>
            <mo fence="true" form="prefix" stretchy="false">(</mo>
            <mrow>
              <mrow>
                <mn>1</mn>
                <mo stretchy="false">+</mo>
                <mfrac>
                  <mn>1</mn>
                  <msup>
                    <mrow>
                      <mo fence="true" form="prefix" stretchy="false">(</mo>
                      <mrow>
                        <mn>1.12</mn>
                      </mrow>
                      <mo fence="true" form="postfix" stretchy="false">)</mo>
                    </mrow>
                    <mn>4</mn>
                  </msup>
                </mfrac>
                <mo stretchy="false">+</mo>
                <mfrac>
                  <mn>1</mn>
                  <msup>
                    <mrow>
                      <mo fence="true" form="prefix" stretchy="false">(</mo>
                      <mrow>
                        <mn>1.12</mn>
                      </mrow>
                      <mo fence="true" form="postfix" stretchy="false">)</mo>
                    </mrow>
                    <mn>8</mn>
                  </msup>
                </mfrac>
                <mo stretchy="false">+</mo>
                <mfrac>
                  <mn>1</mn>
                  <msup>
                    <mrow>
                      <mo fence="true" form="prefix" stretchy="false">(</mo>
                      <mrow>
                        <mn>1.12</mn>
                      </mrow>
                      <mo fence="true" form="postfix" stretchy="false">)</mo>
                    </mrow>
                    <mn>12</mn>
                  </msup>
                </mfrac>
                <mo stretchy="false">+</mo>
                <mfrac>
                  <mn>1</mn>
                  <msup>
                    <mrow>
                      <mo fence="true" form="prefix" stretchy="false">(</mo>
                      <mrow>
                        <mn>1.12</mn>
                      </mrow>
                      <mo fence="true" form="postfix" stretchy="false">)</mo>
                    </mrow>
                    <mn>16</mn>
                  </msup>
                </mfrac>
              </mrow>
            </mrow>
            <mo fence="true" form="postfix" stretchy="false">)</mo>
          </mrow>
        </mrow>
        <mo stretchy="false">=</mo>
        <mn>21.22</mn>
      </mrow>
    </mrow>
    <annotation encoding="StarMath 5.0">NPV_{B} (4, 5) = 8.63 * (1 + {1} over {(1.12)^4} + {1} over {(1.12)^8} + {1} over {(1.12)^12} + {1} over {(1.12)^16}) = 21.22</annotation>
  </semantics>
</math>
</file>

<file path=Object 54/content.xml><?xml version="1.0" encoding="utf-8"?>
<math xmlns="http://www.w3.org/1998/Math/MathML" display="block">
  <semantics>
    <mtable>
      <mtr>
        <mtd>
          <mrow>
            <msub>
              <mi mathvariant="italic">NPV</mi>
              <mi>D</mi>
            </msub>
            <mrow>
              <mrow>
                <mo fence="true" form="prefix" stretchy="false">(</mo>
                <mrow>
                  <mrow>
                    <mn>2</mn>
                    <mi>,</mi>
                    <mn>10</mn>
                  </mrow>
                </mrow>
                <mo fence="true" form="postfix" stretchy="false">)</mo>
              </mrow>
              <mo stretchy="false">=</mo>
              <mtext/>
            </mrow>
          </mrow>
        </mtd>
      </mtr>
      <mtr>
        <mtd>
          <mrow>
            <mtext>=</mtext>
            <mrow>
              <mrow>
                <mn>6.72</mn>
                <mo stretchy="false">∗</mo>
                <mrow>
                  <mo fence="true" form="prefix" stretchy="false">(</mo>
                  <mrow>
                    <mrow>
                      <mn>1</mn>
                      <mo stretchy="false">+</mo>
                      <mfrac>
                        <mn>1</mn>
                        <msup>
                          <mrow>
                            <mo fence="true" form="prefix" stretchy="false">(</mo>
                            <mrow>
                              <mn>1.12</mn>
                            </mrow>
                            <mo fence="true" form="postfix" stretchy="false">)</mo>
                          </mrow>
                          <mn>2</mn>
                        </msup>
                      </mfrac>
                      <mo stretchy="false">+</mo>
                      <mfrac>
                        <mn>1</mn>
                        <msup>
                          <mrow>
                            <mo fence="true" form="prefix" stretchy="false">(</mo>
                            <mrow>
                              <mn>1.12</mn>
                            </mrow>
                            <mo fence="true" form="postfix" stretchy="false">)</mo>
                          </mrow>
                          <mn>4</mn>
                        </msup>
                      </mfrac>
                      <mo stretchy="false">+</mo>
                      <mfrac>
                        <mn>1</mn>
                        <msup>
                          <mrow>
                            <mo fence="true" form="prefix" stretchy="false">(</mo>
                            <mrow>
                              <mn>1.12</mn>
                            </mrow>
                            <mo fence="true" form="postfix" stretchy="false">)</mo>
                          </mrow>
                          <mn>6</mn>
                        </msup>
                      </mfrac>
                      <mo stretchy="false">+</mo>
                      <mfrac>
                        <mn>1</mn>
                        <msup>
                          <mrow>
                            <mo fence="true" form="prefix" stretchy="false">(</mo>
                            <mrow>
                              <mn>1.12</mn>
                            </mrow>
                            <mo fence="true" form="postfix" stretchy="false">)</mo>
                          </mrow>
                          <mn>8</mn>
                        </msup>
                      </mfrac>
                      <mo stretchy="false">+</mo>
                      <mfrac>
                        <mn>1</mn>
                        <msup>
                          <mrow>
                            <mo fence="true" form="prefix" stretchy="false">(</mo>
                            <mrow>
                              <mn>1.12</mn>
                            </mrow>
                            <mo fence="true" form="postfix" stretchy="false">)</mo>
                          </mrow>
                          <mn>10</mn>
                        </msup>
                      </mfrac>
                      <mo stretchy="false">+</mo>
                      <mfrac>
                        <mn>1</mn>
                        <msup>
                          <mrow>
                            <mo fence="true" form="prefix" stretchy="false">(</mo>
                            <mrow>
                              <mn>1.12</mn>
                            </mrow>
                            <mo fence="true" form="postfix" stretchy="false">)</mo>
                          </mrow>
                          <mn>12</mn>
                        </msup>
                      </mfrac>
                      <mo stretchy="false">+</mo>
                      <mfrac>
                        <mn>1</mn>
                        <msup>
                          <mrow>
                            <mo fence="true" form="prefix" stretchy="false">(</mo>
                            <mrow>
                              <mn>1.12</mn>
                            </mrow>
                            <mo fence="true" form="postfix" stretchy="false">)</mo>
                          </mrow>
                          <mn>14</mn>
                        </msup>
                      </mfrac>
                      <mo stretchy="false">+</mo>
                      <mfrac>
                        <mn>1</mn>
                        <msup>
                          <mrow>
                            <mo fence="true" form="prefix" stretchy="false">(</mo>
                            <mrow>
                              <mn>1.12</mn>
                            </mrow>
                            <mo fence="true" form="postfix" stretchy="false">)</mo>
                          </mrow>
                          <mn>16</mn>
                        </msup>
                      </mfrac>
                      <mo stretchy="false">+</mo>
                      <mfrac>
                        <mn>1</mn>
                        <msup>
                          <mrow>
                            <mo fence="true" form="prefix" stretchy="false">(</mo>
                            <mrow>
                              <mn>1.12</mn>
                            </mrow>
                            <mo fence="true" form="postfix" stretchy="false">)</mo>
                          </mrow>
                          <mn>18</mn>
                        </msup>
                      </mfrac>
                    </mrow>
                  </mrow>
                  <mo fence="true" form="postfix" stretchy="false">)</mo>
                </mrow>
              </mrow>
              <mo stretchy="false">=</mo>
              <mtext>29.70</mtext>
            </mrow>
          </mrow>
        </mtd>
      </mtr>
    </mtable>
    <annotation encoding="StarMath 5.0">NPV_{D}(2, 10) = ""newline"="6.72 * (1 + {1} over {(1.12)^2} + {1} over {(1.12)^4} + {1} over {(1.12)^6} + {1} over {(1.12)^8} + {1} over {(1.12)^10} + {1} over {(1.12)^12} + {1} over {(1.12)^14} + {1} over {(1.12)^16} + {1} over {(1.12)^18}) ="29.700</annotation>
  </semantics>
</math>
</file>

<file path=Object 55/content.xml><?xml version="1.0" encoding="utf-8"?>
<math xmlns="http://www.w3.org/1998/Math/MathML" display="block">
  <semantics>
    <mrow>
      <msub>
        <mi mathvariant="italic">NPV</mi>
        <mi>C</mi>
      </msub>
      <mrow>
        <mrow>
          <mo fence="true" form="prefix" stretchy="false">(</mo>
          <mrow>
            <mrow>
              <mn>10</mn>
              <mi>,</mi>
              <mn>2</mn>
            </mrow>
          </mrow>
          <mo fence="true" form="postfix" stretchy="false">)</mo>
        </mrow>
        <mo stretchy="false">=</mo>
        <mrow>
          <mn>0.76</mn>
          <mo stretchy="false">∗</mo>
          <mrow>
            <mo fence="true" form="prefix" stretchy="false">(</mo>
            <mrow>
              <mrow>
                <mn>1</mn>
                <mo stretchy="false">+</mo>
                <mfrac>
                  <mn>1</mn>
                  <msup>
                    <mrow>
                      <mo fence="true" form="prefix" stretchy="false">(</mo>
                      <mrow>
                        <mn>1.12</mn>
                      </mrow>
                      <mo fence="true" form="postfix" stretchy="false">)</mo>
                    </mrow>
                    <mn>10</mn>
                  </msup>
                </mfrac>
              </mrow>
            </mrow>
            <mo fence="true" form="postfix" stretchy="false">)</mo>
          </mrow>
        </mrow>
        <mo stretchy="false">=</mo>
        <mn>1.00</mn>
      </mrow>
    </mrow>
    <annotation encoding="StarMath 5.0">NPV_{C} (10, 2) = 0.76 * (1 + {1} over {(1.12)^10}) = 1.00</annotation>
  </semantics>
</math>
</file>

<file path=Object 6/content.xml><?xml version="1.0" encoding="utf-8"?>
<math xmlns="http://www.w3.org/1998/Math/MathML" display="block">
  <semantics>
    <mrow>
      <mi mathvariant="italic">NPV</mi>
      <mrow>
        <mrow>
          <mo fence="true" form="prefix" stretchy="false">(</mo>
          <mrow>
            <mrow>
              <mn>7</mn>
              <mtext>%</mtext>
            </mrow>
          </mrow>
          <mo fence="true" form="postfix" stretchy="false">)</mo>
        </mrow>
        <mo stretchy="false">=</mo>
        <mrow>
          <mrow>
            <mo stretchy="false">−</mo>
            <mn>200</mn>
          </mrow>
          <mo stretchy="false">+</mo>
          <mfrac>
            <mn>20</mn>
            <mn>1.07</mn>
          </mfrac>
          <mo stretchy="false">+</mo>
          <mfrac>
            <mn>40</mn>
            <msup>
              <mn>1.07</mn>
              <mn>2</mn>
            </msup>
          </mfrac>
          <mo stretchy="false">+</mo>
          <mfrac>
            <mn>60</mn>
            <msup>
              <mn>1.07</mn>
              <mn>3</mn>
            </msup>
          </mfrac>
          <mo stretchy="false">+</mo>
          <mfrac>
            <mn>60</mn>
            <msup>
              <mn>1.07</mn>
              <mn>4</mn>
            </msup>
          </mfrac>
          <mo stretchy="false">+</mo>
          <mfrac>
            <mn>80</mn>
            <msup>
              <mn>1.07</mn>
              <mn>5</mn>
            </msup>
          </mfrac>
        </mrow>
        <mo stretchy="false">≈</mo>
        <mn>5.42</mn>
      </mrow>
      <mi mathvariant="italic">млн</mi>
      <mn>.</mn>
      <mi mathvariant="italic">руб</mi>
      <mi>.</mi>
    </mrow>
    <annotation encoding="StarMath 5.0">NPV(7%) = -200 + {20} over {1.07} + {40} over {1.07^2} + {60} over {1.07^3} + {60} over {1.07^4} + {80} over {1.07^5} approx 5.42 млн. руб.</annotation>
  </semantics>
</math>
</file>

<file path=Object 60/content.xml><?xml version="1.0" encoding="utf-8"?>
<math xmlns="http://www.w3.org/1998/Math/MathML" display="block">
  <semantics>
    <mrow>
      <mrow>
        <mi>r</mi>
        <mo stretchy="false">=</mo>
        <mfrac>
          <mn>1</mn>
          <mn>0.910547</mn>
        </mfrac>
      </mrow>
      <mi>—</mi>
      <mrow>
        <mn>1</mn>
        <mo stretchy="false">≈</mo>
        <mn>0.9824</mn>
      </mrow>
    </mrow>
    <annotation encoding="StarMath 5.0">r = {1} over {0.910547} — 1 approx 0.9824</annotation>
  </semantics>
</math>
</file>

<file path=Object 61/content.xml><?xml version="1.0" encoding="utf-8"?>
<math xmlns="http://www.w3.org/1998/Math/MathML" display="block">
  <semantics>
    <msub>
      <mi mathvariant="italic">CF</mi>
      <mi>A</mi>
    </msub>
    <annotation encoding="StarMath 5.0">CF_A</annotation>
  </semantics>
</math>
</file>

<file path=Object 62/content.xml><?xml version="1.0" encoding="utf-8"?>
<math xmlns="http://www.w3.org/1998/Math/MathML" display="block">
  <semantics>
    <msub>
      <mi mathvariant="italic">CF</mi>
      <mi>B</mi>
    </msub>
    <annotation encoding="StarMath 5.0">CF_B</annotation>
  </semantics>
</math>
</file>

<file path=Object 63/content.xml><?xml version="1.0" encoding="utf-8"?>
<math xmlns="http://www.w3.org/1998/Math/MathML" display="block">
  <semantics>
    <mi mathvariant="italic">ΔCF</mi>
    <annotation encoding="StarMath 5.0">ΔCF</annotation>
  </semantics>
</math>
</file>

<file path=Object 64/content.xml><?xml version="1.0" encoding="utf-8"?>
<math xmlns="http://www.w3.org/1998/Math/MathML" display="block">
  <semantics>
    <mrow>
      <mrow>
        <mi>r</mi>
        <mo stretchy="false">≈</mo>
        <mn>9.82</mn>
      </mrow>
      <mtext>%</mtext>
    </mrow>
    <annotation encoding="StarMath 5.0">r approx 9.82%</annotation>
  </semantics>
</math>
</file>

<file path=Object 65/content.xml><?xml version="1.0" encoding="utf-8"?>
<math xmlns="http://www.w3.org/1998/Math/MathML" display="block">
  <semantics>
    <mrow>
      <mrow>
        <msub>
          <mi mathvariant="italic">NPV</mi>
          <mi>D</mi>
        </msub>
        <mo stretchy="false">=</mo>
        <mrow>
          <mfrac>
            <mn>30</mn>
            <mn>1.12</mn>
          </mfrac>
          <mo stretchy="false">+</mo>
          <mfrac>
            <mn>25</mn>
            <msup>
              <mn>1.12</mn>
              <mn>2</mn>
            </msup>
          </mfrac>
        </mrow>
      </mrow>
      <mi>–</mi>
      <mrow>
        <mn>40</mn>
        <mo stretchy="false">=</mo>
        <mn>6.72</mn>
      </mrow>
    </mrow>
    <annotation encoding="StarMath 5.0">NPV _D = {30} over {1.12} + {25} over {1.12^2} – 40 = 6.72</annotation>
  </semantics>
</math>
</file>

<file path=Object 66/content.xml><?xml version="1.0" encoding="utf-8"?>
<math xmlns="http://www.w3.org/1998/Math/MathML" display="block">
  <semantics>
    <mrow>
      <mrow>
        <msub>
          <mi mathvariant="italic">NPV</mi>
          <mi>A</mi>
        </msub>
        <mo stretchy="false">=</mo>
        <mrow>
          <mfrac>
            <mn>6</mn>
            <mn>1.12</mn>
          </mfrac>
          <mo stretchy="false">+</mo>
          <mfrac>
            <mn>6</mn>
            <msup>
              <mn>1.12</mn>
              <mn>2</mn>
            </msup>
          </mfrac>
          <mo stretchy="false">+</mo>
          <mfrac>
            <mn>6</mn>
            <msup>
              <mn>1.12</mn>
              <mn>3</mn>
            </msup>
          </mfrac>
          <mo stretchy="false">+</mo>
          <mfrac>
            <mn>6</mn>
            <msup>
              <mn>1.12</mn>
              <mn>4</mn>
            </msup>
          </mfrac>
          <mo stretchy="false">+</mo>
          <mfrac>
            <mn>6</mn>
            <msup>
              <mn>1.12</mn>
              <mn>5</mn>
            </msup>
          </mfrac>
          <mo stretchy="false">+</mo>
          <mfrac>
            <mn>6</mn>
            <msup>
              <mn>1.12</mn>
              <mn>6</mn>
            </msup>
          </mfrac>
          <mo stretchy="false">+</mo>
          <mfrac>
            <mn>6</mn>
            <msup>
              <mn>1.12</mn>
              <mn>7</mn>
            </msup>
          </mfrac>
          <mo stretchy="false">+</mo>
          <mfrac>
            <mn>6</mn>
            <msup>
              <mn>1.12</mn>
              <mn>8</mn>
            </msup>
          </mfrac>
          <mo stretchy="false">+</mo>
          <mfrac>
            <mn>6</mn>
            <msup>
              <mn>1.12</mn>
              <mn>9</mn>
            </msup>
          </mfrac>
          <mo stretchy="false">+</mo>
          <mfrac>
            <mn>6</mn>
            <msup>
              <mn>1.12</mn>
              <mn>10</mn>
            </msup>
          </mfrac>
        </mrow>
      </mrow>
      <mi>–</mi>
      <mrow>
        <mn>31</mn>
        <mo stretchy="false">=</mo>
        <mn>2.90</mn>
      </mrow>
    </mrow>
    <annotation encoding="StarMath 5.0">NPV_A = {6} over {1.12} + {6} over {1.12^2} + {6} over {1.12^3} + {6} over {1.12^4} + {6} over {1.12^5} + {6} over {1.12^6} + {6} over {1.12^7} + {6} over {1.12^8} + {6} over {1.12^9} + {6} over {1.12^10} – 31 = 2.90</annotation>
  </semantics>
</math>
</file>

<file path=Object 67/content.xml><?xml version="1.0" encoding="utf-8"?>
<math xmlns="http://www.w3.org/1998/Math/MathML" display="block">
  <semantics>
    <mrow>
      <mrow>
        <msub>
          <mi mathvariant="italic">NPV</mi>
          <mi>B</mi>
        </msub>
        <mo stretchy="false">=</mo>
        <mrow>
          <mfrac>
            <mn>20</mn>
            <mn>1.12</mn>
          </mfrac>
          <mo stretchy="false">+</mo>
          <mfrac>
            <mn>20</mn>
            <msup>
              <mn>1.12</mn>
              <mn>2</mn>
            </msup>
          </mfrac>
          <mo stretchy="false">+</mo>
          <mfrac>
            <mn>40</mn>
            <msup>
              <mn>1.12</mn>
              <mn>3</mn>
            </msup>
          </mfrac>
          <mo stretchy="false">+</mo>
          <mfrac>
            <mn>10</mn>
            <msup>
              <mn>1.12</mn>
              <mn>4</mn>
            </msup>
          </mfrac>
        </mrow>
      </mrow>
      <mi>–</mi>
      <mrow>
        <mn>60</mn>
        <mo stretchy="false">=</mo>
        <mn>8.63</mn>
      </mrow>
    </mrow>
    <annotation encoding="StarMath 5.0">NPV_B = {20} over {1.12} + {20} over {1.12^2} + {40} over {1.12^3} + {10} over {1.12^4} – 60 = 8.63</annotation>
  </semantics>
</math>
</file>

<file path=Object 68/content.xml><?xml version="1.0" encoding="utf-8"?>
<math xmlns="http://www.w3.org/1998/Math/MathML" display="block">
  <semantics>
    <mrow>
      <mrow>
        <msub>
          <mi mathvariant="italic">NPV</mi>
          <mi>C</mi>
        </msub>
        <mo stretchy="false">=</mo>
        <mfrac>
          <mn>80</mn>
          <msup>
            <mn>1.12</mn>
            <mn>10</mn>
          </msup>
        </mfrac>
      </mrow>
      <mi>–</mi>
      <mrow>
        <mn>25</mn>
        <mo stretchy="false">=</mo>
        <mn>0.76</mn>
      </mrow>
    </mrow>
    <annotation encoding="StarMath 5.0">NPV_C = {80} over {1.12^10} – 25 = 0.76</annotation>
  </semantics>
</math>
</file>

<file path=Object 69/content.xml><?xml version="1.0" encoding="utf-8"?>
<math xmlns="http://www.w3.org/1998/Math/MathML" display="block">
  <semantics>
    <mrow>
      <mi mathvariant="italic">NPV</mi>
      <mrow>
        <mo fence="true" form="prefix" stretchy="false">(</mo>
        <mrow>
          <mrow>
            <mi>i</mi>
            <mi>,</mi>
            <mi>n</mi>
          </mrow>
        </mrow>
        <mo fence="true" form="postfix" stretchy="false">)</mo>
      </mrow>
    </mrow>
    <annotation encoding="StarMath 5.0">NPV (i, n)</annotation>
  </semantics>
</math>
</file>

<file path=Object 7/content.xml><?xml version="1.0" encoding="utf-8"?>
<math xmlns="http://www.w3.org/1998/Math/MathML" display="block">
  <semantics>
    <mrow>
      <mrow>
        <msub>
          <mi>r</mi>
          <mn>2</mn>
        </msub>
        <mo stretchy="false">≈</mo>
        <mn>8</mn>
      </mrow>
      <mtext>%</mtext>
    </mrow>
    <annotation encoding="StarMath 5.0">r_2 approx 8%</annotation>
  </semantics>
</math>
</file>

<file path=Object 8/content.xml><?xml version="1.0" encoding="utf-8"?>
<math xmlns="http://www.w3.org/1998/Math/MathML" display="block">
  <semantics>
    <mrow>
      <mi mathvariant="italic">NPV</mi>
      <mrow>
        <mrow>
          <mo fence="true" form="prefix" stretchy="false">(</mo>
          <mrow>
            <mrow>
              <mn>8</mn>
              <mtext>%</mtext>
            </mrow>
          </mrow>
          <mo fence="true" form="postfix" stretchy="false">)</mo>
        </mrow>
        <mo stretchy="false">=</mo>
        <mrow>
          <mrow>
            <mo stretchy="false">−</mo>
            <mn>200</mn>
          </mrow>
          <mo stretchy="false">+</mo>
          <mfrac>
            <mn>20</mn>
            <mn>1.08</mn>
          </mfrac>
          <mo stretchy="false">+</mo>
          <mfrac>
            <mn>40</mn>
            <msup>
              <mn>1.08</mn>
              <mn>2</mn>
            </msup>
          </mfrac>
          <mo stretchy="false">+</mo>
          <mfrac>
            <mn>60</mn>
            <msup>
              <mn>1.08</mn>
              <mn>3</mn>
            </msup>
          </mfrac>
          <mo stretchy="false">+</mo>
          <mfrac>
            <mn>60</mn>
            <msup>
              <mn>1.08</mn>
              <mn>4</mn>
            </msup>
          </mfrac>
          <mo stretchy="false">+</mo>
          <mfrac>
            <mn>80</mn>
            <msup>
              <mn>1.08</mn>
              <mn>5</mn>
            </msup>
          </mfrac>
        </mrow>
        <mo stretchy="false">≈</mo>
        <mrow>
          <mo stretchy="false">−</mo>
          <mn>1.01</mn>
        </mrow>
      </mrow>
      <mi mathvariant="italic">млн</mi>
      <mn>.</mn>
      <mi mathvariant="italic">руб</mi>
      <mi>.</mi>
    </mrow>
    <annotation encoding="StarMath 5.0">NPV(8%) = -200 + {20} over {1.08} + {40} over {1.08^2} + {60} over {1.08^3} + {60} over {1.08^4} + {80} over {1.08^5} approx -1.01 млн. руб.</annotation>
  </semantics>
</math>
</file>

<file path=Object 9/content.xml><?xml version="1.0" encoding="utf-8"?>
<math xmlns="http://www.w3.org/1998/Math/MathML" display="block">
  <semantics>
    <mrow>
      <mrow>
        <mi mathvariant="italic">IRR</mi>
        <mo stretchy="false">≈</mo>
        <mn>7</mn>
      </mrow>
      <mrow>
        <mrow>
          <mtext>%</mtext>
          <mo stretchy="false">+</mo>
          <mrow>
            <mfrac>
              <mn>5.42</mn>
              <mrow>
                <mn>5.42</mn>
                <mo stretchy="false">−</mo>
                <mrow>
                  <mo fence="true" form="prefix" stretchy="false">(</mo>
                  <mrow>
                    <mrow>
                      <mo stretchy="false">−</mo>
                      <mn>1.01</mn>
                    </mrow>
                  </mrow>
                  <mo fence="true" form="postfix" stretchy="false">)</mo>
                </mrow>
              </mrow>
            </mfrac>
            <mo stretchy="false">×</mo>
            <mrow>
              <mo fence="true" form="prefix" stretchy="false">(</mo>
              <mrow>
                <mrow>
                  <mn>8</mn>
                  <mrow>
                    <mtext>%</mtext>
                    <mo stretchy="false">−</mo>
                    <mn>7</mn>
                  </mrow>
                  <mtext>%</mtext>
                </mrow>
              </mrow>
              <mo fence="true" form="postfix" stretchy="false">)</mo>
            </mrow>
          </mrow>
        </mrow>
        <mo stretchy="false">=</mo>
        <mn>7</mn>
      </mrow>
      <mrow>
        <mtext>%</mtext>
        <mo stretchy="false">+</mo>
        <mn>0.84</mn>
      </mrow>
      <mrow>
        <mtext>%</mtext>
        <mo stretchy="false">=</mo>
        <mn>7.84</mn>
      </mrow>
      <mtext>%</mtext>
    </mrow>
    <annotation encoding="StarMath 5.0">IRR approx 7% + {5.42} over {5.42 - (-1.01)} times (8% - 7%) = 7% + 0.84% = 7.84%</annotation>
  </semantics>
</math>
</file>